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ckwell" svg:font-family="Rockwell" style:font-family-generic="roman" style:font-pitch="variable" svg:panose-1="2 6 6 3 2 2 5 2 4 3"/>
    <style:font-face style:name="Corbel" svg:font-family="Corbel" style:font-family-generic="swiss" style:font-pitch="variable" svg:panose-1="2 11 5 3 2 2 4 2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2">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3">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TableColumn2" style:family="table-column">
      <style:table-column-properties style:column-width="3.268in" style:use-optimal-column-width="false"/>
    </style:style>
    <style:style style:name="TableColumn3" style:family="table-column">
      <style:table-column-properties style:column-width="2.5in" style:use-optimal-column-width="false"/>
    </style:style>
    <style:style style:name="Table1" style:family="table" style:master-page-name="MPF0">
      <style:table-properties style:width="5.768in" style:rel-width="100%" fo:margin-left="0.0034in" table:align="left"/>
    </style:style>
    <style:style style:name="TableRow4" style:family="table-row">
      <style:table-row-properties style:min-row-height="1.35in" style:use-optimal-row-height="false"/>
    </style:style>
    <style:style style:name="TableCell5" style:family="table-cell">
      <style:table-cell-properties fo:border="none" style:writing-mode="lr-tb" style:vertical-align="bottom" fo:padding-top="0in" fo:padding-left="0in" fo:padding-bottom="0.4798in" fo:padding-right="0.1in"/>
    </style:style>
    <style:style style:name="P6" style:parent-style-name="Titre" style:family="paragraph">
      <style:paragraph-properties fo:break-before="page"/>
      <style:text-properties fo:color="#FF0000"/>
    </style:style>
    <style:style style:name="P9" style:parent-style-name="Sous-titre" style:family="paragraph">
      <style:text-properties fo:color="#FF0000"/>
    </style:style>
    <style:style style:name="TableCell10" style:family="table-cell">
      <style:table-cell-properties fo:border="none" style:writing-mode="lr-tb" style:vertical-align="bottom" fo:padding-top="0in" fo:padding-left="0.1in" fo:padding-bottom="0.4798in" fo:padding-right="0in"/>
    </style:style>
    <style:style style:name="T11" style:parent-style-name="Policepardéfaut" style:family="text">
      <style:text-properties style:font-name="Rockwell" style:font-name-asian="Corbel" style:font-name-complex="Times New Roman" fo:color="#FF0000" style:font-size-complex="9pt"/>
    </style:style>
    <style:style style:name="T12" style:parent-style-name="Policepardéfaut" style:family="text">
      <style:text-properties style:language-complex="fr" style:country-complex="FR"/>
    </style:style>
    <style:style style:name="T13" style:parent-style-name="Policepardéfaut" style:family="text">
      <style:text-properties style:language-complex="fr" style:country-complex="FR"/>
    </style:style>
    <style:style style:name="T14" style:parent-style-name="Policepardéfaut" style:family="text">
      <style:text-properties style:font-name="Rockwell" style:font-name-asian="Corbel" style:font-name-complex="Times New Roman" fo:color="#FF0000" style:font-size-complex="9pt"/>
    </style:style>
    <style:style style:name="T15" style:parent-style-name="Policepardéfaut" style:family="text">
      <style:text-properties style:language-complex="fr" style:country-complex="FR"/>
    </style:style>
    <style:style style:name="T16" style:parent-style-name="Policepardéfaut" style:family="text">
      <style:text-properties style:language-complex="fr" style:country-complex="FR"/>
    </style:style>
    <style:style style:name="T17" style:parent-style-name="Policepardéfaut" style:family="text">
      <style:text-properties fo:color="#FF0000"/>
    </style:style>
    <style:style style:name="T18" style:parent-style-name="Policepardéfaut" style:family="text">
      <style:text-properties style:language-complex="fr" style:country-complex="FR"/>
    </style:style>
    <style:style style:name="T19" style:parent-style-name="Policepardéfaut" style:family="text">
      <style:text-properties style:language-complex="fr" style:country-complex="FR"/>
    </style:style>
    <style:style style:name="T20" style:parent-style-name="Policepardéfaut" style:family="text">
      <style:text-properties fo:color="#FF0000"/>
    </style:style>
    <style:style style:name="T21" style:parent-style-name="Policepardéfaut" style:family="text">
      <style:text-properties fo:color="#FF0000"/>
    </style:style>
    <style:style style:name="T22" style:parent-style-name="Policepardéfaut" style:family="text">
      <style:text-properties fo:color="#FF0000" style:language-complex="fr" style:country-complex="FR"/>
    </style:style>
    <style:style style:name="T23" style:parent-style-name="Policepardéfaut" style:family="text">
      <style:text-properties fo:color="#FF0000" style:language-complex="fr" style:country-complex="FR"/>
    </style:style>
    <style:style style:name="P24" style:parent-style-name="Normal" style:family="paragraph">
      <style:paragraph-properties fo:margin-bottom="0in"/>
      <style:text-properties text:display="none"/>
    </style:style>
    <style:style style:name="TableColumn26" style:family="table-column">
      <style:table-column-properties style:column-width="0.493in" style:use-optimal-column-width="false"/>
    </style:style>
    <style:style style:name="TableColumn27" style:family="table-column">
      <style:table-column-properties style:column-width="5.7652in" style:use-optimal-column-width="false"/>
    </style:style>
    <style:style style:name="Table25" style:family="table">
      <style:table-properties style:width="6.2583in" style:rel-width="108.5%" fo:margin-left="-0.5in" table:align="left"/>
    </style:style>
    <style:style style:name="TableRow28" style:family="table-row">
      <style:table-row-properties style:use-optimal-row-height="false"/>
    </style:style>
    <style:style style:name="TableCell29" style:family="table-cell">
      <style:table-cell-properties fo:border-top="none" fo:border-left="none" fo:border-bottom="0.0069in solid #7F7F7F" fo:border-right="none" style:writing-mode="lr-tb" style:vertical-align="bottom" fo:padding-top="0in" fo:padding-left="0in" fo:padding-bottom="0in" fo:padding-right="0.15in"/>
    </style:style>
    <style:style style:name="T30" style:parent-style-name="Policepardéfaut" style:family="text">
      <style:text-properties fo:font-weight="bold" style:font-weight-asian="bold" style:font-weight-complex="bold" style:language-complex="fr" style:country-complex="FR"/>
    </style:style>
    <style:style style:name="TableCell31" style:family="table-cell">
      <style:table-cell-properties fo:border-top="none" fo:border-left="none" fo:border-bottom="0.0069in solid #7F7F7F" fo:border-right="none" style:writing-mode="lr-tb" fo:padding-top="0in" fo:padding-left="0in" fo:padding-bottom="0in" fo:padding-right="0in"/>
    </style:style>
    <style:style style:name="T32" style:parent-style-name="Policepardéfaut" style:family="text">
      <style:text-properties fo:font-weight="normal" style:font-weight-asian="normal" style:font-weight-complex="bold" style:language-complex="fr" style:country-complex="FR"/>
    </style:style>
    <style:style style:name="TableColumn34" style:family="table-column">
      <style:table-column-properties style:column-width="0.4979in"/>
    </style:style>
    <style:style style:name="TableColumn35" style:family="table-column">
      <style:table-column-properties style:column-width="5.7604in"/>
    </style:style>
    <style:style style:name="Table33" style:family="table">
      <style:table-properties style:width="6.2583in" style:rel-width="108.5%" fo:margin-left="-0.5in" table:align="left"/>
    </style:style>
    <style:style style:name="TableRow36" style:family="table-row">
      <style:table-row-properties/>
    </style:style>
    <style:style style:name="TableCell37" style:family="table-cell">
      <style:table-cell-properties fo:border="none" style:writing-mode="lr-tb" style:vertical-align="bottom" fo:padding-top="0in" fo:padding-left="0in" fo:padding-bottom="0in" fo:padding-right="0.15in"/>
    </style:style>
    <style:style style:name="T38" style:parent-style-name="Policepardéfaut" style:family="text">
      <style:text-properties style:language-complex="fr" style:country-complex="FR"/>
    </style:style>
    <style:style style:name="TableCell39" style:family="table-cell">
      <style:table-cell-properties fo:border="none" style:writing-mode="lr-tb" fo:padding-top="0in" fo:padding-left="0in" fo:padding-bottom="0in" fo:padding-right="0in"/>
    </style:style>
    <style:style style:name="T40" style:parent-style-name="Policepardéfaut" style:family="text">
      <style:text-properties style:language-complex="fr" style:country-complex="FR"/>
    </style:style>
    <style:style style:name="T41" style:parent-style-name="Policepardéfaut" style:family="text">
      <style:text-properties style:language-complex="fr" style:country-complex="FR"/>
    </style:style>
    <style:style style:name="T42" style:parent-style-name="Policepardéfaut" style:family="text">
      <style:text-properties style:language-complex="fr" style:country-complex="FR"/>
    </style:style>
    <style:style style:name="TableColumn44" style:family="table-column">
      <style:table-column-properties style:column-width="0.4979in"/>
    </style:style>
    <style:style style:name="TableColumn45" style:family="table-column">
      <style:table-column-properties style:column-width="5.7604in"/>
    </style:style>
    <style:style style:name="Table43" style:family="table">
      <style:table-properties style:width="6.2583in" style:rel-width="108.5%" fo:margin-left="-0.5in" table:align="left"/>
    </style:style>
    <style:style style:name="TableRow46" style:family="table-row">
      <style:table-row-properties/>
    </style:style>
    <style:style style:name="TableCell47" style:family="table-cell">
      <style:table-cell-properties fo:border="none" style:writing-mode="lr-tb" style:vertical-align="bottom" fo:padding-top="0in" fo:padding-left="0in" fo:padding-bottom="0in" fo:padding-right="0.15in"/>
    </style:style>
    <style:style style:name="T48" style:parent-style-name="Policepardéfaut" style:family="text">
      <style:text-properties style:language-complex="fr" style:country-complex="FR"/>
    </style:style>
    <style:style style:name="TableCell49" style:family="table-cell">
      <style:table-cell-properties fo:border="none" style:writing-mode="lr-tb" fo:padding-top="0in" fo:padding-left="0in" fo:padding-bottom="0in" fo:padding-right="0in"/>
    </style:style>
    <style:style style:name="T50" style:parent-style-name="Policepardéfaut" style:family="text">
      <style:text-properties style:language-complex="fr" style:country-complex="FR"/>
    </style:style>
    <style:style style:name="T51" style:parent-style-name="Policepardéfaut" style:family="text">
      <style:text-properties style:language-complex="fr" style:country-complex="FR"/>
    </style:style>
    <style:style style:name="T52" style:parent-style-name="Policepardéfaut" style:family="text">
      <style:text-properties style:language-complex="fr" style:country-complex="FR"/>
    </style:style>
    <style:style style:name="T53" style:parent-style-name="Policepardéfaut" style:family="text">
      <style:text-properties style:language-complex="fr" style:country-complex="FR"/>
    </style:style>
    <style:style style:name="T54" style:parent-style-name="Policepardéfaut" style:family="text">
      <style:text-properties style:language-complex="fr" style:country-complex="FR"/>
    </style:style>
    <style:style style:name="TableColumn56" style:family="table-column">
      <style:table-column-properties style:column-width="0.4979in"/>
    </style:style>
    <style:style style:name="TableColumn57" style:family="table-column">
      <style:table-column-properties style:column-width="5.7604in"/>
    </style:style>
    <style:style style:name="Table55" style:family="table">
      <style:table-properties style:width="6.2583in" style:rel-width="108.5%" fo:margin-left="-0.5in" table:align="left"/>
    </style:style>
    <style:style style:name="TableRow58" style:family="table-row">
      <style:table-row-properties/>
    </style:style>
    <style:style style:name="TableCell59" style:family="table-cell">
      <style:table-cell-properties fo:border="none" style:writing-mode="lr-tb" style:vertical-align="bottom" fo:padding-top="0in" fo:padding-left="0in" fo:padding-bottom="0in" fo:padding-right="0.15in"/>
    </style:style>
    <style:style style:name="T60" style:parent-style-name="Policepardéfaut" style:family="text">
      <style:text-properties style:language-complex="fr" style:country-complex="FR"/>
    </style:style>
    <style:style style:name="TableCell61" style:family="table-cell">
      <style:table-cell-properties fo:border="none" style:writing-mode="lr-tb" fo:padding-top="0in" fo:padding-left="0in" fo:padding-bottom="0in" fo:padding-right="0in"/>
    </style:style>
    <style:style style:name="P62" style:parent-style-name="Normal" style:family="paragraph">
      <style:paragraph-properties fo:margin-bottom="0in"/>
      <style:text-properties text:display="none"/>
    </style:style>
    <style:style style:name="TableColumn64" style:family="table-column">
      <style:table-column-properties style:column-width="2.868in"/>
    </style:style>
    <style:style style:name="TableColumn65" style:family="table-column">
      <style:table-column-properties style:column-width="2.9in"/>
    </style:style>
    <style:style style:name="Table63" style:family="table">
      <style:table-properties style:width="5.768in" style:rel-width="100%" fo:margin-left="0in" table:align="left"/>
    </style:style>
    <style:style style:name="TableRow66" style:family="table-row">
      <style:table-row-properties/>
    </style:style>
    <style:style style:name="TableCell67" style:family="table-cell">
      <style:table-cell-properties fo:border="none" style:writing-mode="lr-tb" fo:padding-top="0in" fo:padding-left="0in" fo:padding-bottom="0in" fo:padding-right="0in"/>
    </style:style>
    <style:style style:name="TableCell68" style:family="table-cell">
      <style:table-cell-properties fo:border="none" style:writing-mode="lr-tb" fo:padding-top="0in" fo:padding-left="0.4in" fo:padding-bottom="0in" fo:padding-right="0in"/>
    </style:style>
    <style:style style:name="P69" style:parent-style-name="Normal" style:family="paragraph">
      <style:paragraph-properties fo:margin-bottom="0in"/>
      <style:text-properties text:display="none"/>
    </style:style>
    <style:style style:name="TableColumn71" style:family="table-column">
      <style:table-column-properties style:column-width="0.5006in"/>
    </style:style>
    <style:style style:name="TableColumn72" style:family="table-column">
      <style:table-column-properties style:column-width="5.7576in"/>
    </style:style>
    <style:style style:name="Table70" style:family="table">
      <style:table-properties style:width="6.2583in" style:rel-width="108.5%" fo:margin-left="-0.5in" table:align="left"/>
    </style:style>
    <style:style style:name="TableRow73" style:family="table-row">
      <style:table-row-properties/>
    </style:style>
    <style:style style:name="TableCell74" style:family="table-cell">
      <style:table-cell-properties fo:border="none" style:writing-mode="lr-tb" style:vertical-align="bottom" fo:padding-top="0in" fo:padding-left="0in" fo:padding-bottom="0in" fo:padding-right="0.15in"/>
    </style:style>
    <style:style style:name="T75" style:parent-style-name="Policepardéfaut" style:family="text">
      <style:text-properties style:language-complex="fr" style:country-complex="FR"/>
    </style:style>
    <style:style style:name="TableCell76" style:family="table-cell">
      <style:table-cell-properties fo:border="none" style:writing-mode="lr-tb" fo:padding-top="0in" fo:padding-left="0in" fo:padding-bottom="0in" fo:padding-right="0in"/>
    </style:style>
    <style:style style:family="graphic" style:name="a20">
      <style:graphic-properties draw:fill="solid" draw:fill-color="#ffffff" draw:opacity="100%" draw:stroke="none"/>
    </style:style>
    <style:style style:family="graphic" style:name="a21">
      <style:graphic-properties/>
    </style:style>
    <style:style style:family="graphic" style:name="a22">
      <style:graphic-properties draw:fill="solid" draw:fill-color="#77448b"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style:style>
    <style:style style:family="graphic" style:name="a10">
      <style:graphic-properties draw:fill="solid" draw:fill-color="#77448b" draw:opacity="100%" draw:stroke="none"/>
    </style:style>
    <style:style style:family="graphic" style:name="a11">
      <style:graphic-properties draw:fill="solid" draw:fill-color="#ffffff" draw:opacity="100%" draw:stroke="none"/>
    </style:style>
    <style:style style:family="graphic" style:name="a12">
      <style:graphic-properties/>
    </style:style>
    <style:style style:family="graphic" style:name="a13">
      <style:graphic-properties draw:fill="solid" draw:fill-color="#77448b" draw:opacity="100%" draw:stroke="none"/>
    </style:style>
    <style:style style:family="graphic" style:name="a14">
      <style:graphic-properties draw:fill="solid" draw:fill-color="#ffffff" draw:opacity="100%" draw:stroke="none"/>
    </style:style>
    <style:style style:family="graphic" style:name="a15">
      <style:graphic-properties/>
    </style:style>
    <style:style style:family="graphic" style:name="a16">
      <style:graphic-properties draw:fill="solid" draw:fill-color="#77448b" draw:opacity="100%" draw:stroke="none"/>
    </style:style>
    <style:style style:family="graphic" style:name="a17">
      <style:graphic-properties draw:fill="solid" draw:fill-color="#ffffff" draw:opacity="100%" draw:stroke="none"/>
    </style:style>
    <style:style style:family="graphic" style:name="a18">
      <style:graphic-properties draw:fill="solid" draw:fill-color="#ffffff" draw:opacity="100%" draw:stroke="none"/>
    </style:style>
    <style:style style:family="graphic" style:name="a19">
      <style:graphic-properties draw:fill="solid" draw:fill-color="#ffffff" draw:opacity="100%" draw:stroke="none"/>
    </style:style>
    <style:style style:family="graphic" style:name="a1">
      <style:graphic-properties draw:fill="solid" draw:fill-color="#77448b" draw:opacity="100%" draw:stroke="none"/>
    </style:style>
    <style:style style:family="graphic" style:name="a2">
      <style:graphic-properties draw:fill="solid" draw:fill-color="#77448b" draw:opacity="100%" draw:stroke="none"/>
    </style:style>
    <style:style style:family="graphic" style:name="a3">
      <style:graphic-properties draw:fill="solid" draw:fill-color="#77448b" draw:opacity="100%" draw:stroke="none"/>
    </style:style>
    <style:style style:family="graphic" style:name="a4">
      <style:graphic-properties draw:fill="solid" draw:fill-color="#77448b" draw:opacity="100%" draw:stroke="none"/>
    </style:style>
    <style:style style:family="graphic" style:name="a5">
      <style:graphic-properties draw:fill="solid" draw:fill-color="#77448b" draw:opacity="100%" draw:stroke="none"/>
    </style:style>
    <style:style style:family="graphic" style:name="a6">
      <style:graphic-properties draw:fill="solid" draw:fill-color="#ffffff" draw:opacity="100%" draw:stroke="none"/>
    </style:style>
    <style:style style:family="graphic" style:name="a7">
      <style:graphic-properties draw:fill="solid" draw:fill-color="#ffffff" draw:opacity="100%" draw:stroke="none"/>
    </style:style>
    <style:style style:family="graphic" style:name="a8">
      <style:graphic-properties draw:fill="solid" draw:fill-color="#ffffff" draw:opacity="100%" draw:stroke="none"/>
    </style:style>
    <style:style style:family="graphic" style:name="a9">
      <style:graphic-properties/>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mathis</text:p>
            <text:p text:style-name="P9">breugnot</text:p>
          </table:table-cell>
          <table:table-cell table:style-name="TableCell10">
            <text:p text:style-name="Coordonnées"><text:span text:style-name="T11">Morangis 91420</text:span><text:span text:style-name="T12"><text:s text:c="2"/></text:span><text:span text:style-name="T13"><draw:custom-shape svg:x="0in" svg:y="0in" svg:width="0.12986in" svg:height="0.12986in" draw:id="id1" draw:style-name="a1" draw:name="Icône Adresse" text:anchor-type="as-char"><svg:title/><svg:desc>Icône Adresse</svg:desc><draw:enhanced-geometry draw:type="non-primitive" svg:viewBox="0 0 2846 2833" draw:enhanced-path="M 1418 0 L 1443 3 1468 11 1493 23 1520 39 1547 60 1575 85 1607 115 1642 147 1678 181 1717 218 1757 256 1799 295 1842 337 1886 379 1931 422 1977 467 2024 512 2071 558 2118 603 2165 649 2213 695 2259 741 2306 787 2351 831 2397 875 2440 918 2482 960 2524 1001 2563 1040 2601 1077 2637 1113 2671 1147 2702 1178 2731 1207 2757 1234 2780 1257 2800 1278 2816 1296 2829 1310 2839 1321 2846 1329 2801 1332 2757 1334 2711 1336 2667 1338 2625 1339 2584 1340 2548 1341 2515 1342 2488 1343 2467 1345 2467 1478 2467 1613 2467 2513 2467 2566 2465 2611 2462 2651 2456 2686 2448 2716 2437 2741 2422 2763 2405 2781 2383 2796 2358 2808 2328 2817 2295 2824 2256 2830 2238 2832 2215 2833 2188 2833 2157 2833 2126 2832 2095 2831 2066 2831 2039 2830 2018 2830 1983 2829 1951 2827 1925 2822 1903 2814 1885 2803 1870 2788 1858 2769 1848 2744 1840 2715 1835 2680 1831 2639 1828 2591 1826 2536 1825 2500 1825 2460 1824 2416 1823 2370 1823 2323 1822 2273 1822 2224 1821 2173 1821 2124 1821 2076 1821 2030 1821 1985 1821 1945 1821 1908 1821 1874 1821 1846 1821 1823 1822 1807 1822 1797 1822 1763 1818 1733 1811 1707 1800 1684 1786 1664 1769 1646 1750 1631 1728 1618 1704 1608 1678 1599 1651 1592 1622 1587 1591 1583 1561 1581 1529 1579 1496 1578 1463 1577 1431 1577 1398 1577 1361 1578 1324 1579 1289 1582 1253 1586 1220 1591 1188 1598 1157 1606 1129 1617 1103 1629 1080 1643 1058 1660 1041 1678 1028 1699 1018 1723 1012 1748 1010 1778 1012 1940 1011 2103 1010 2265 1011 2427 1015 2590 1015 2630 1013 2666 1009 2697 1001 2723 990 2746 976 2767 959 2783 936 2796 910 2807 880 2815 845 2822 804 2826 760 2829 600 2829 562 2828 528 2824 496 2817 468 2806 444 2793 423 2776 406 2755 391 2731 380 2703 373 2672 369 2636 368 2596 372 2285 372 1973 371 1662 371 1350 370 1351 362 1351 348 1352 330 1352 308 1352 281 1353 252 1353 222 1353 191 1353 159 1353 129 1352 100 1352 73 1352 48 1352 29 1352 13 1352 4 1352 0 1352 5 1345 14 1334 26 1319 42 1301 61 1280 84 1256 109 1230 137 1199 167 1168 201 1134 236 1097 272 1059 312 1019 352 977 394 934 438 891 482 845 528 800 574 753 621 706 668 660 714 612 762 566 809 518 856 473 901 427 946 383 991 340 1033 297 1076 257 1116 218 1154 180 1191 145 1225 112 1257 81 1287 55 1315 34 1342 18 1367 7 1392 1 1418 0 Z N" draw:text-areas="?f228 ?f230 ?f229 ?f231" draw:glue-points="?f118 ?f119 ?f120 ?f121 ?f122 ?f123 ?f124 ?f125 ?f126 ?f127 ?f128 ?f129 ?f130 ?f131 ?f132 ?f133 ?f134 ?f135 ?f136 ?f137 ?f134 ?f138 ?f139 ?f140 ?f141 ?f142 ?f141 ?f143 ?f144 ?f145 ?f146 ?f147 ?f148 ?f149 ?f150 ?f151 ?f152 ?f149 ?f153 ?f154 ?f155 ?f156 ?f157 ?f158 ?f159 ?f160 ?f161 ?f162 ?f163 ?f164 ?f163 ?f165 ?f161 ?f166 ?f167 ?f168 ?f169 ?f170 ?f171 ?f172 ?f173 ?f174 ?f175 ?f176 ?f177 ?f178 ?f179 ?f180 ?f181 ?f182 ?f183 ?f184 ?f185 ?f186 ?f187 ?f188 ?f189 ?f190 ?f191 ?f154 ?f192 ?f193 ?f194 ?f195 ?f196 ?f197 ?f198 ?f199 ?f200 ?f201 ?f202 ?f203 ?f204 ?f205 ?f206 ?f203 ?f207 ?f203 ?f208 ?f209 ?f210 ?f211 ?f212 ?f213 ?f214 ?f215 ?f216 ?f217 ?f218 ?f219 ?f220 ?f221 ?f222 ?f223 ?f224 ?f225 ?f226 ?f227" draw:glue-point-leaving-directions="-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6"/><draw:equation draw:name="f7" draw:formula="?f4 / 2833"/><draw:equation draw:name="f8" draw:formula="1493 * ?f5 / 2846"/><draw:equation draw:name="f9" draw:formula="23 * ?f4 / 2833"/><draw:equation draw:name="f10" draw:formula="1607 * ?f5 / 2846"/><draw:equation draw:name="f11" draw:formula="115 * ?f4 / 2833"/><draw:equation draw:name="f12" draw:formula="1757 * ?f5 / 2846"/><draw:equation draw:name="f13" draw:formula="256 * ?f4 / 2833"/><draw:equation draw:name="f14" draw:formula="1931 * ?f5 / 2846"/><draw:equation draw:name="f15" draw:formula="422 * ?f4 / 2833"/><draw:equation draw:name="f16" draw:formula="2118 * ?f5 / 2846"/><draw:equation draw:name="f17" draw:formula="603 * ?f4 / 2833"/><draw:equation draw:name="f18" draw:formula="2306 * ?f5 / 2846"/><draw:equation draw:name="f19" draw:formula="787 * ?f4 / 2833"/><draw:equation draw:name="f20" draw:formula="2482 * ?f5 / 2846"/><draw:equation draw:name="f21" draw:formula="960 * ?f4 / 2833"/><draw:equation draw:name="f22" draw:formula="2637 * ?f5 / 2846"/><draw:equation draw:name="f23" draw:formula="1113 * ?f4 / 2833"/><draw:equation draw:name="f24" draw:formula="2757 * ?f5 / 2846"/><draw:equation draw:name="f25" draw:formula="1234 * ?f4 / 2833"/><draw:equation draw:name="f26" draw:formula="2829 * ?f5 / 2846"/><draw:equation draw:name="f27" draw:formula="1310 * ?f4 / 2833"/><draw:equation draw:name="f28" draw:formula="1334 * ?f4 / 2833"/><draw:equation draw:name="f29" draw:formula="2584 * ?f5 / 2846"/><draw:equation draw:name="f30" draw:formula="1340 * ?f4 / 2833"/><draw:equation draw:name="f31" draw:formula="2467 * ?f5 / 2846"/><draw:equation draw:name="f32" draw:formula="1345 * ?f4 / 2833"/><draw:equation draw:name="f33" draw:formula="2566 * ?f4 / 2833"/><draw:equation draw:name="f34" draw:formula="2448 * ?f5 / 2846"/><draw:equation draw:name="f35" draw:formula="2716 * ?f4 / 2833"/><draw:equation draw:name="f36" draw:formula="2383 * ?f5 / 2846"/><draw:equation draw:name="f37" draw:formula="2796 * ?f4 / 2833"/><draw:equation draw:name="f38" draw:formula="2256 * ?f5 / 2846"/><draw:equation draw:name="f39" draw:formula="2830 * ?f4 / 2833"/><draw:equation draw:name="f40" draw:formula="2157 * ?f5 / 2846"/><draw:equation draw:name="f41" draw:formula="2833 * ?f4 / 2833"/><draw:equation draw:name="f42" draw:formula="2039 * ?f5 / 2846"/><draw:equation draw:name="f43" draw:formula="1925 * ?f5 / 2846"/><draw:equation draw:name="f44" draw:formula="2822 * ?f4 / 2833"/><draw:equation draw:name="f45" draw:formula="1858 * ?f5 / 2846"/><draw:equation draw:name="f46" draw:formula="2769 * ?f4 / 2833"/><draw:equation draw:name="f47" draw:formula="1831 * ?f5 / 2846"/><draw:equation draw:name="f48" draw:formula="2639 * ?f4 / 2833"/><draw:equation draw:name="f49" draw:formula="1825 * ?f5 / 2846"/><draw:equation draw:name="f50" draw:formula="2460 * ?f4 / 2833"/><draw:equation draw:name="f51" draw:formula="1822 * ?f5 / 2846"/><draw:equation draw:name="f52" draw:formula="2273 * ?f4 / 2833"/><draw:equation draw:name="f53" draw:formula="1821 * ?f5 / 2846"/><draw:equation draw:name="f54" draw:formula="2076 * ?f4 / 2833"/><draw:equation draw:name="f55" draw:formula="1908 * ?f4 / 2833"/><draw:equation draw:name="f56" draw:formula="1807 * ?f4 / 2833"/><draw:equation draw:name="f57" draw:formula="1811 * ?f5 / 2846"/><draw:equation draw:name="f58" draw:formula="1707 * ?f4 / 2833"/><draw:equation draw:name="f59" draw:formula="1750 * ?f5 / 2846"/><draw:equation draw:name="f60" draw:formula="1631 * ?f4 / 2833"/><draw:equation draw:name="f61" draw:formula="1651 * ?f5 / 2846"/><draw:equation draw:name="f62" draw:formula="1592 * ?f4 / 2833"/><draw:equation draw:name="f63" draw:formula="1529 * ?f5 / 2846"/><draw:equation draw:name="f64" draw:formula="1579 * ?f4 / 2833"/><draw:equation draw:name="f65" draw:formula="1398 * ?f5 / 2846"/><draw:equation draw:name="f66" draw:formula="1577 * ?f4 / 2833"/><draw:equation draw:name="f67" draw:formula="1253 * ?f5 / 2846"/><draw:equation draw:name="f68" draw:formula="1586 * ?f4 / 2833"/><draw:equation draw:name="f69" draw:formula="1129 * ?f5 / 2846"/><draw:equation draw:name="f70" draw:formula="1617 * ?f4 / 2833"/><draw:equation draw:name="f71" draw:formula="1041 * ?f5 / 2846"/><draw:equation draw:name="f72" draw:formula="1678 * ?f4 / 2833"/><draw:equation draw:name="f73" draw:formula="1010 * ?f5 / 2846"/><draw:equation draw:name="f74" draw:formula="1778 * ?f4 / 2833"/><draw:equation draw:name="f75" draw:formula="1011 * ?f5 / 2846"/><draw:equation draw:name="f76" draw:formula="2427 * ?f4 / 2833"/><draw:equation draw:name="f77" draw:formula="1009 * ?f5 / 2846"/><draw:equation draw:name="f78" draw:formula="2697 * ?f4 / 2833"/><draw:equation draw:name="f79" draw:formula="959 * ?f5 / 2846"/><draw:equation draw:name="f80" draw:formula="2783 * ?f4 / 2833"/><draw:equation draw:name="f81" draw:formula="845 * ?f5 / 2846"/><draw:equation draw:name="f82" draw:formula="562 * ?f5 / 2846"/><draw:equation draw:name="f83" draw:formula="2828 * ?f4 / 2833"/><draw:equation draw:name="f84" draw:formula="444 * ?f5 / 2846"/><draw:equation draw:name="f85" draw:formula="2793 * ?f4 / 2833"/><draw:equation draw:name="f86" draw:formula="380 * ?f5 / 2846"/><draw:equation draw:name="f87" draw:formula="2703 * ?f4 / 2833"/><draw:equation draw:name="f88" draw:formula="372 * ?f5 / 2846"/><draw:equation draw:name="f89" draw:formula="2285 * ?f4 / 2833"/><draw:equation draw:name="f90" draw:formula="370 * ?f5 / 2846"/><draw:equation draw:name="f91" draw:formula="1351 * ?f4 / 2833"/><draw:equation draw:name="f92" draw:formula="308 * ?f5 / 2846"/><draw:equation draw:name="f93" draw:formula="1352 * ?f4 / 2833"/><draw:equation draw:name="f94" draw:formula="191 * ?f5 / 2846"/><draw:equation draw:name="f95" draw:formula="1353 * ?f4 / 2833"/><draw:equation draw:name="f96" draw:formula="73 * ?f5 / 2846"/><draw:equation draw:name="f97" draw:formula="4 * ?f5 / 2846"/><draw:equation draw:name="f98" draw:formula="26 * ?f5 / 2846"/><draw:equation draw:name="f99" draw:formula="1319 * ?f4 / 2833"/><draw:equation draw:name="f100" draw:formula="109 * ?f5 / 2846"/><draw:equation draw:name="f101" draw:formula="1230 * ?f4 / 2833"/><draw:equation draw:name="f102" draw:formula="236 * ?f5 / 2846"/><draw:equation draw:name="f103" draw:formula="1097 * ?f4 / 2833"/><draw:equation draw:name="f104" draw:formula="394 * ?f5 / 2846"/><draw:equation draw:name="f105" draw:formula="934 * ?f4 / 2833"/><draw:equation draw:name="f106" draw:formula="574 * ?f5 / 2846"/><draw:equation draw:name="f107" draw:formula="753 * ?f4 / 2833"/><draw:equation draw:name="f108" draw:formula="762 * ?f5 / 2846"/><draw:equation draw:name="f109" draw:formula="566 * ?f4 / 2833"/><draw:equation draw:name="f110" draw:formula="946 * ?f5 / 2846"/><draw:equation draw:name="f111" draw:formula="383 * ?f4 / 2833"/><draw:equation draw:name="f112" draw:formula="1116 * ?f5 / 2846"/><draw:equation draw:name="f113" draw:formula="218 * ?f4 / 2833"/><draw:equation draw:name="f114" draw:formula="1257 * ?f5 / 2846"/><draw:equation draw:name="f115" draw:formula="81 * ?f4 / 2833"/><draw:equation draw:name="f116" draw:formula="1367 * ?f5 / 2846"/><draw:equation draw:name="f117" draw:formula="7 * ?f4 / 2833"/><draw:equation draw:name="f118" draw:formula="?f8 / ?f6"/><draw:equation draw:name="f119" draw:formula="?f9 / ?f7"/><draw:equation draw:name="f120" draw:formula="?f10 / ?f6"/><draw:equation draw:name="f121" draw:formula="?f11 / ?f7"/><draw:equation draw:name="f122" draw:formula="?f12 / ?f6"/><draw:equation draw:name="f123" draw:formula="?f13 / ?f7"/><draw:equation draw:name="f124" draw:formula="?f14 / ?f6"/><draw:equation draw:name="f125" draw:formula="?f15 / ?f7"/><draw:equation draw:name="f126" draw:formula="?f16 / ?f6"/><draw:equation draw:name="f127" draw:formula="?f17 / ?f7"/><draw:equation draw:name="f128" draw:formula="?f18 / ?f6"/><draw:equation draw:name="f129" draw:formula="?f19 / ?f7"/><draw:equation draw:name="f130" draw:formula="?f20 / ?f6"/><draw:equation draw:name="f131" draw:formula="?f21 / ?f7"/><draw:equation draw:name="f132" draw:formula="?f22 / ?f6"/><draw:equation draw:name="f133" draw:formula="?f23 / ?f7"/><draw:equation draw:name="f134" draw:formula="?f24 / ?f6"/><draw:equation draw:name="f135" draw:formula="?f25 / ?f7"/><draw:equation draw:name="f136" draw:formula="?f26 / ?f6"/><draw:equation draw:name="f137" draw:formula="?f27 / ?f7"/><draw:equation draw:name="f138" draw:formula="?f28 / ?f7"/><draw:equation draw:name="f139" draw:formula="?f29 / ?f6"/><draw:equation draw:name="f140" draw:formula="?f30 / ?f7"/><draw:equation draw:name="f141" draw:formula="?f31 / ?f6"/><draw:equation draw:name="f142" draw:formula="?f32 / ?f7"/><draw:equation draw:name="f143" draw:formula="?f33 / ?f7"/><draw:equation draw:name="f144" draw:formula="?f34 / ?f6"/><draw:equation draw:name="f145" draw:formula="?f35 / ?f7"/><draw:equation draw:name="f146" draw:formula="?f36 / ?f6"/><draw:equation draw:name="f147" draw:formula="?f37 / ?f7"/><draw:equation draw:name="f148" draw:formula="?f38 / ?f6"/><draw:equation draw:name="f149" draw:formula="?f39 / ?f7"/><draw:equation draw:name="f150" draw:formula="?f40 / ?f6"/><draw:equation draw:name="f151" draw:formula="?f41 / ?f7"/><draw:equation draw:name="f152" draw:formula="?f42 / ?f6"/><draw:equation draw:name="f153" draw:formula="?f43 / ?f6"/><draw:equation draw:name="f154" draw:formula="?f44 / ?f7"/><draw:equation draw:name="f155" draw:formula="?f45 / ?f6"/><draw:equation draw:name="f156" draw:formula="?f46 / ?f7"/><draw:equation draw:name="f157" draw:formula="?f47 / ?f6"/><draw:equation draw:name="f158" draw:formula="?f48 / ?f7"/><draw:equation draw:name="f159" draw:formula="?f49 / ?f6"/><draw:equation draw:name="f160" draw:formula="?f50 / ?f7"/><draw:equation draw:name="f161" draw:formula="?f51 / ?f6"/><draw:equation draw:name="f162" draw:formula="?f52 / ?f7"/><draw:equation draw:name="f163" draw:formula="?f53 / ?f6"/><draw:equation draw:name="f164" draw:formula="?f54 / ?f7"/><draw:equation draw:name="f165" draw:formula="?f55 / ?f7"/><draw:equation draw:name="f166" draw:formula="?f56 / ?f7"/><draw:equation draw:name="f167" draw:formula="?f57 / ?f6"/><draw:equation draw:name="f168" draw:formula="?f58 / ?f7"/><draw:equation draw:name="f169" draw:formula="?f59 / ?f6"/><draw:equation draw:name="f170" draw:formula="?f60 / ?f7"/><draw:equation draw:name="f171" draw:formula="?f61 / ?f6"/><draw:equation draw:name="f172" draw:formula="?f62 / ?f7"/><draw:equation draw:name="f173" draw:formula="?f63 / ?f6"/><draw:equation draw:name="f174" draw:formula="?f64 / ?f7"/><draw:equation draw:name="f175" draw:formula="?f65 / ?f6"/><draw:equation draw:name="f176" draw:formula="?f66 / ?f7"/><draw:equation draw:name="f177" draw:formula="?f67 / ?f6"/><draw:equation draw:name="f178" draw:formula="?f68 / ?f7"/><draw:equation draw:name="f179" draw:formula="?f69 / ?f6"/><draw:equation draw:name="f180" draw:formula="?f70 / ?f7"/><draw:equation draw:name="f181" draw:formula="?f71 / ?f6"/><draw:equation draw:name="f182" draw:formula="?f72 / ?f7"/><draw:equation draw:name="f183" draw:formula="?f73 / ?f6"/><draw:equation draw:name="f184" draw:formula="?f74 / ?f7"/><draw:equation draw:name="f185" draw:formula="?f75 / ?f6"/><draw:equation draw:name="f186" draw:formula="?f76 / ?f7"/><draw:equation draw:name="f187" draw:formula="?f77 / ?f6"/><draw:equation draw:name="f188" draw:formula="?f78 / ?f7"/><draw:equation draw:name="f189" draw:formula="?f79 / ?f6"/><draw:equation draw:name="f190" draw:formula="?f80 / ?f7"/><draw:equation draw:name="f191" draw:formula="?f81 / ?f6"/><draw:equation draw:name="f192" draw:formula="?f82 / ?f6"/><draw:equation draw:name="f193" draw:formula="?f83 / ?f7"/><draw:equation draw:name="f194" draw:formula="?f84 / ?f6"/><draw:equation draw:name="f195" draw:formula="?f85 / ?f7"/><draw:equation draw:name="f196" draw:formula="?f86 / ?f6"/><draw:equation draw:name="f197" draw:formula="?f87 / ?f7"/><draw:equation draw:name="f198" draw:formula="?f88 / ?f6"/><draw:equation draw:name="f199" draw:formula="?f89 / ?f7"/><draw:equation draw:name="f200" draw:formula="?f90 / ?f6"/><draw:equation draw:name="f201" draw:formula="?f91 / ?f7"/><draw:equation draw:name="f202" draw:formula="?f92 / ?f6"/><draw:equation draw:name="f203" draw:formula="?f93 / ?f7"/><draw:equation draw:name="f204" draw:formula="?f94 / ?f6"/><draw:equation draw:name="f205" draw:formula="?f95 / ?f7"/><draw:equation draw:name="f206" draw:formula="?f96 / ?f6"/><draw:equation draw:name="f207" draw:formula="?f97 / ?f6"/><draw:equation draw:name="f208" draw:formula="?f98 / ?f6"/><draw:equation draw:name="f209" draw:formula="?f99 / ?f7"/><draw:equation draw:name="f210" draw:formula="?f100 / ?f6"/><draw:equation draw:name="f211" draw:formula="?f101 / ?f7"/><draw:equation draw:name="f212" draw:formula="?f102 / ?f6"/><draw:equation draw:name="f213" draw:formula="?f103 / ?f7"/><draw:equation draw:name="f214" draw:formula="?f104 / ?f6"/><draw:equation draw:name="f215" draw:formula="?f105 / ?f7"/><draw:equation draw:name="f216" draw:formula="?f106 / ?f6"/><draw:equation draw:name="f217" draw:formula="?f107 / ?f7"/><draw:equation draw:name="f218" draw:formula="?f108 / ?f6"/><draw:equation draw:name="f219" draw:formula="?f109 / ?f7"/><draw:equation draw:name="f220" draw:formula="?f110 / ?f6"/><draw:equation draw:name="f221" draw:formula="?f111 / ?f7"/><draw:equation draw:name="f222" draw:formula="?f112 / ?f6"/><draw:equation draw:name="f223" draw:formula="?f113 / ?f7"/><draw:equation draw:name="f224" draw:formula="?f114 / ?f6"/><draw:equation draw:name="f225" draw:formula="?f115 / ?f7"/><draw:equation draw:name="f226" draw:formula="?f116 / ?f6"/><draw:equation draw:name="f227" draw:formula="?f117 / ?f7"/><draw:equation draw:name="f228" draw:formula="0 / ?f6"/><draw:equation draw:name="f229" draw:formula="?f1 / ?f6"/><draw:equation draw:name="f230" draw:formula="0 / ?f7"/><draw:equation draw:name="f231" draw:formula="?f3 / ?f7"/></draw:enhanced-geometry></draw:custom-shape></text:span></text:p>
            <text:p text:style-name="Coordonnées"><text:span text:style-name="T14">06-14-74-93-71</text:span><text:span text:style-name="T15"><text:s text:c="2"/></text:span><text:span text:style-name="T16"><draw:custom-shape svg:x="0in" svg:y="0in" svg:width="0.11944in" svg:height="0.11944in" draw:id="id2" draw:style-name="a2" draw:name="Icône Téléphone" text:anchor-type="as-char"><svg:title/><svg:desc>Icône de téléphone</svg:desc><draw:enhanced-geometry draw:type="non-primitive" svg:viewBox="0 0 2552 2616" draw:enhanced-path="M 410 0 L 443 2 477 11 511 26 545 48 580 77 634 132 688 186 742 241 798 294 829 324 854 356 875 387 890 418 900 449 904 480 901 510 892 540 878 571 857 600 830 629 797 658 758 690 727 723 702 755 683 789 669 823 661 856 659 890 663 925 672 959 687 992 707 1027 731 1060 760 1093 918 1253 1077 1409 1239 1565 1402 1718 1566 1870 1598 1897 1630 1918 1662 1933 1695 1943 1727 1946 1759 1944 1792 1936 1823 1921 1854 1899 1884 1871 1914 1836 1948 1796 1982 1763 2018 1737 2052 1719 2086 1708 2121 1703 2155 1705 2189 1714 2222 1728 2256 1749 2288 1776 2320 1810 2353 1848 2509 2031 2529 2061 2542 2090 2550 2121 2552 2149 2551 2176 2546 2202 2538 2228 2528 2250 2517 2270 2506 2287 2494 2302 2484 2313 2475 2321 2473 2322 2467 2327 2458 2336 2445 2347 2430 2360 2412 2374 2392 2390 2371 2408 2347 2426 2322 2444 2296 2464 2269 2482 2243 2500 2214 2517 2187 2532 2161 2546 2135 2558 2109 2567 2058 2583 2010 2595 1964 2605 1923 2611 1884 2615 1848 2616 1814 2615 1782 2611 1752 2606 1723 2599 1695 2591 1668 2581 1641 2570 1615 2558 1589 2544 1561 2531 1534 2517 1439 2469 1347 2418 1256 2367 1167 2314 1081 2260 997 2203 916 2146 838 2085 762 2024 689 1959 619 1893 551 1823 488 1751 426 1677 369 1600 314 1520 263 1436 214 1351 170 1261 130 1168 92 1072 59 972 29 868 14 801 4 734 0 669 2 606 11 543 23 483 41 423 63 365 91 307 124 252 160 197 201 144 247 92 279 61 311 36 345 18 377 6 410 0 Z N" draw:text-areas="?f212 ?f214 ?f213 ?f215" draw:glue-points="?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52"/><draw:equation draw:name="f7" draw:formula="?f4 / 2616"/><draw:equation draw:name="f8" draw:formula="477 * ?f5 / 2552"/><draw:equation draw:name="f9" draw:formula="11 * ?f4 / 2616"/><draw:equation draw:name="f10" draw:formula="580 * ?f5 / 2552"/><draw:equation draw:name="f11" draw:formula="77 * ?f4 / 2616"/><draw:equation draw:name="f12" draw:formula="742 * ?f5 / 2552"/><draw:equation draw:name="f13" draw:formula="241 * ?f4 / 2616"/><draw:equation draw:name="f14" draw:formula="854 * ?f5 / 2552"/><draw:equation draw:name="f15" draw:formula="356 * ?f4 / 2616"/><draw:equation draw:name="f16" draw:formula="900 * ?f5 / 2552"/><draw:equation draw:name="f17" draw:formula="449 * ?f4 / 2616"/><draw:equation draw:name="f18" draw:formula="892 * ?f5 / 2552"/><draw:equation draw:name="f19" draw:formula="540 * ?f4 / 2616"/><draw:equation draw:name="f20" draw:formula="830 * ?f5 / 2552"/><draw:equation draw:name="f21" draw:formula="629 * ?f4 / 2616"/><draw:equation draw:name="f22" draw:formula="727 * ?f5 / 2552"/><draw:equation draw:name="f23" draw:formula="723 * ?f4 / 2616"/><draw:equation draw:name="f24" draw:formula="669 * ?f5 / 2552"/><draw:equation draw:name="f25" draw:formula="823 * ?f4 / 2616"/><draw:equation draw:name="f26" draw:formula="663 * ?f5 / 2552"/><draw:equation draw:name="f27" draw:formula="925 * ?f4 / 2616"/><draw:equation draw:name="f28" draw:formula="707 * ?f5 / 2552"/><draw:equation draw:name="f29" draw:formula="1027 * ?f4 / 2616"/><draw:equation draw:name="f30" draw:formula="918 * ?f5 / 2552"/><draw:equation draw:name="f31" draw:formula="1253 * ?f4 / 2616"/><draw:equation draw:name="f32" draw:formula="1402 * ?f5 / 2552"/><draw:equation draw:name="f33" draw:formula="1718 * ?f4 / 2616"/><draw:equation draw:name="f34" draw:formula="1630 * ?f5 / 2552"/><draw:equation draw:name="f35" draw:formula="1918 * ?f4 / 2616"/><draw:equation draw:name="f36" draw:formula="1727 * ?f5 / 2552"/><draw:equation draw:name="f37" draw:formula="1946 * ?f4 / 2616"/><draw:equation draw:name="f38" draw:formula="1823 * ?f5 / 2552"/><draw:equation draw:name="f39" draw:formula="1921 * ?f4 / 2616"/><draw:equation draw:name="f40" draw:formula="1914 * ?f5 / 2552"/><draw:equation draw:name="f41" draw:formula="1836 * ?f4 / 2616"/><draw:equation draw:name="f42" draw:formula="2018 * ?f5 / 2552"/><draw:equation draw:name="f43" draw:formula="1737 * ?f4 / 2616"/><draw:equation draw:name="f44" draw:formula="2121 * ?f5 / 2552"/><draw:equation draw:name="f45" draw:formula="1703 * ?f4 / 2616"/><draw:equation draw:name="f46" draw:formula="2222 * ?f5 / 2552"/><draw:equation draw:name="f47" draw:formula="1728 * ?f4 / 2616"/><draw:equation draw:name="f48" draw:formula="2320 * ?f5 / 2552"/><draw:equation draw:name="f49" draw:formula="1810 * ?f4 / 2616"/><draw:equation draw:name="f50" draw:formula="2529 * ?f5 / 2552"/><draw:equation draw:name="f51" draw:formula="2061 * ?f4 / 2616"/><draw:equation draw:name="f52" draw:formula="2552 * ?f5 / 2552"/><draw:equation draw:name="f53" draw:formula="2149 * ?f4 / 2616"/><draw:equation draw:name="f54" draw:formula="2538 * ?f5 / 2552"/><draw:equation draw:name="f55" draw:formula="2228 * ?f4 / 2616"/><draw:equation draw:name="f56" draw:formula="2506 * ?f5 / 2552"/><draw:equation draw:name="f57" draw:formula="2287 * ?f4 / 2616"/><draw:equation draw:name="f58" draw:formula="2475 * ?f5 / 2552"/><draw:equation draw:name="f59" draw:formula="2321 * ?f4 / 2616"/><draw:equation draw:name="f60" draw:formula="2458 * ?f5 / 2552"/><draw:equation draw:name="f61" draw:formula="2336 * ?f4 / 2616"/><draw:equation draw:name="f62" draw:formula="2412 * ?f5 / 2552"/><draw:equation draw:name="f63" draw:formula="2374 * ?f4 / 2616"/><draw:equation draw:name="f64" draw:formula="2347 * ?f5 / 2552"/><draw:equation draw:name="f65" draw:formula="2426 * ?f4 / 2616"/><draw:equation draw:name="f66" draw:formula="2269 * ?f5 / 2552"/><draw:equation draw:name="f67" draw:formula="2482 * ?f4 / 2616"/><draw:equation draw:name="f68" draw:formula="2187 * ?f5 / 2552"/><draw:equation draw:name="f69" draw:formula="2532 * ?f4 / 2616"/><draw:equation draw:name="f70" draw:formula="2109 * ?f5 / 2552"/><draw:equation draw:name="f71" draw:formula="2567 * ?f4 / 2616"/><draw:equation draw:name="f72" draw:formula="1964 * ?f5 / 2552"/><draw:equation draw:name="f73" draw:formula="2605 * ?f4 / 2616"/><draw:equation draw:name="f74" draw:formula="1848 * ?f5 / 2552"/><draw:equation draw:name="f75" draw:formula="2616 * ?f4 / 2616"/><draw:equation draw:name="f76" draw:formula="1752 * ?f5 / 2552"/><draw:equation draw:name="f77" draw:formula="2606 * ?f4 / 2616"/><draw:equation draw:name="f78" draw:formula="1668 * ?f5 / 2552"/><draw:equation draw:name="f79" draw:formula="2581 * ?f4 / 2616"/><draw:equation draw:name="f80" draw:formula="1589 * ?f5 / 2552"/><draw:equation draw:name="f81" draw:formula="2544 * ?f4 / 2616"/><draw:equation draw:name="f82" draw:formula="1439 * ?f5 / 2552"/><draw:equation draw:name="f83" draw:formula="2469 * ?f4 / 2616"/><draw:equation draw:name="f84" draw:formula="1167 * ?f5 / 2552"/><draw:equation draw:name="f85" draw:formula="2314 * ?f4 / 2616"/><draw:equation draw:name="f86" draw:formula="916 * ?f5 / 2552"/><draw:equation draw:name="f87" draw:formula="2146 * ?f4 / 2616"/><draw:equation draw:name="f88" draw:formula="689 * ?f5 / 2552"/><draw:equation draw:name="f89" draw:formula="1959 * ?f4 / 2616"/><draw:equation draw:name="f90" draw:formula="488 * ?f5 / 2552"/><draw:equation draw:name="f91" draw:formula="1751 * ?f4 / 2616"/><draw:equation draw:name="f92" draw:formula="314 * ?f5 / 2552"/><draw:equation draw:name="f93" draw:formula="1520 * ?f4 / 2616"/><draw:equation draw:name="f94" draw:formula="170 * ?f5 / 2552"/><draw:equation draw:name="f95" draw:formula="1261 * ?f4 / 2616"/><draw:equation draw:name="f96" draw:formula="59 * ?f5 / 2552"/><draw:equation draw:name="f97" draw:formula="972 * ?f4 / 2616"/><draw:equation draw:name="f98" draw:formula="4 * ?f5 / 2552"/><draw:equation draw:name="f99" draw:formula="734 * ?f4 / 2616"/><draw:equation draw:name="f100" draw:formula="11 * ?f5 / 2552"/><draw:equation draw:name="f101" draw:formula="543 * ?f4 / 2616"/><draw:equation draw:name="f102" draw:formula="63 * ?f5 / 2552"/><draw:equation draw:name="f103" draw:formula="365 * ?f4 / 2616"/><draw:equation draw:name="f104" draw:formula="160 * ?f5 / 2552"/><draw:equation draw:name="f105" draw:formula="197 * ?f4 / 2616"/><draw:equation draw:name="f106" draw:formula="279 * ?f5 / 2552"/><draw:equation draw:name="f107" draw:formula="61 * ?f4 / 2616"/><draw:equation draw:name="f108" draw:formula="377 * ?f5 / 2552"/><draw:equation draw:name="f109" draw:formula="6 * ?f4 / 2616"/><draw:equation draw:name="f110" draw:formula="?f8 / ?f6"/><draw:equation draw:name="f111" draw:formula="?f9 / ?f7"/><draw:equation draw:name="f112" draw:formula="?f10 / ?f6"/><draw:equation draw:name="f113" draw:formula="?f11 / ?f7"/><draw:equation draw:name="f114" draw:formula="?f12 / ?f6"/><draw:equation draw:name="f115" draw:formula="?f13 / ?f7"/><draw:equation draw:name="f116" draw:formula="?f14 / ?f6"/><draw:equation draw:name="f117" draw:formula="?f15 / ?f7"/><draw:equation draw:name="f118" draw:formula="?f16 / ?f6"/><draw:equation draw:name="f119" draw:formula="?f17 / ?f7"/><draw:equation draw:name="f120" draw:formula="?f18 / ?f6"/><draw:equation draw:name="f121" draw:formula="?f19 / ?f7"/><draw:equation draw:name="f122" draw:formula="?f20 / ?f6"/><draw:equation draw:name="f123" draw:formula="?f21 / ?f7"/><draw:equation draw:name="f124" draw:formula="?f22 / ?f6"/><draw:equation draw:name="f125" draw:formula="?f23 / ?f7"/><draw:equation draw:name="f126" draw:formula="?f24 / ?f6"/><draw:equation draw:name="f127" draw:formula="?f25 / ?f7"/><draw:equation draw:name="f128" draw:formula="?f26 / ?f6"/><draw:equation draw:name="f129" draw:formula="?f27 / ?f7"/><draw:equation draw:name="f130" draw:formula="?f28 / ?f6"/><draw:equation draw:name="f131" draw:formula="?f29 / ?f7"/><draw:equation draw:name="f132" draw:formula="?f30 / ?f6"/><draw:equation draw:name="f133" draw:formula="?f31 / ?f7"/><draw:equation draw:name="f134" draw:formula="?f32 / ?f6"/><draw:equation draw:name="f135" draw:formula="?f33 / ?f7"/><draw:equation draw:name="f136" draw:formula="?f34 / ?f6"/><draw:equation draw:name="f137" draw:formula="?f35 / ?f7"/><draw:equation draw:name="f138" draw:formula="?f36 / ?f6"/><draw:equation draw:name="f139" draw:formula="?f37 / ?f7"/><draw:equation draw:name="f140" draw:formula="?f38 / ?f6"/><draw:equation draw:name="f141" draw:formula="?f39 / ?f7"/><draw:equation draw:name="f142" draw:formula="?f40 / ?f6"/><draw:equation draw:name="f143" draw:formula="?f41 / ?f7"/><draw:equation draw:name="f144" draw:formula="?f42 / ?f6"/><draw:equation draw:name="f145" draw:formula="?f43 / ?f7"/><draw:equation draw:name="f146" draw:formula="?f44 / ?f6"/><draw:equation draw:name="f147" draw:formula="?f45 / ?f7"/><draw:equation draw:name="f148" draw:formula="?f46 / ?f6"/><draw:equation draw:name="f149" draw:formula="?f47 / ?f7"/><draw:equation draw:name="f150" draw:formula="?f48 / ?f6"/><draw:equation draw:name="f151" draw:formula="?f49 / ?f7"/><draw:equation draw:name="f152" draw:formula="?f50 / ?f6"/><draw:equation draw:name="f153" draw:formula="?f51 / ?f7"/><draw:equation draw:name="f154" draw:formula="?f52 / ?f6"/><draw:equation draw:name="f155" draw:formula="?f53 / ?f7"/><draw:equation draw:name="f156" draw:formula="?f54 / ?f6"/><draw:equation draw:name="f157" draw:formula="?f55 / ?f7"/><draw:equation draw:name="f158" draw:formula="?f56 / ?f6"/><draw:equation draw:name="f159" draw:formula="?f57 / ?f7"/><draw:equation draw:name="f160" draw:formula="?f58 / ?f6"/><draw:equation draw:name="f161" draw:formula="?f59 / ?f7"/><draw:equation draw:name="f162" draw:formula="?f60 / ?f6"/><draw:equation draw:name="f163" draw:formula="?f61 / ?f7"/><draw:equation draw:name="f164" draw:formula="?f62 / ?f6"/><draw:equation draw:name="f165" draw:formula="?f63 / ?f7"/><draw:equation draw:name="f166" draw:formula="?f64 / ?f6"/><draw:equation draw:name="f167" draw:formula="?f65 / ?f7"/><draw:equation draw:name="f168" draw:formula="?f66 / ?f6"/><draw:equation draw:name="f169" draw:formula="?f67 / ?f7"/><draw:equation draw:name="f170" draw:formula="?f68 / ?f6"/><draw:equation draw:name="f171" draw:formula="?f69 / ?f7"/><draw:equation draw:name="f172" draw:formula="?f70 / ?f6"/><draw:equation draw:name="f173" draw:formula="?f71 / ?f7"/><draw:equation draw:name="f174" draw:formula="?f72 / ?f6"/><draw:equation draw:name="f175" draw:formula="?f73 / ?f7"/><draw:equation draw:name="f176" draw:formula="?f74 / ?f6"/><draw:equation draw:name="f177" draw:formula="?f75 / ?f7"/><draw:equation draw:name="f178" draw:formula="?f76 / ?f6"/><draw:equation draw:name="f179" draw:formula="?f77 / ?f7"/><draw:equation draw:name="f180" draw:formula="?f78 / ?f6"/><draw:equation draw:name="f181" draw:formula="?f79 / ?f7"/><draw:equation draw:name="f182" draw:formula="?f80 / ?f6"/><draw:equation draw:name="f183" draw:formula="?f81 / ?f7"/><draw:equation draw:name="f184" draw:formula="?f82 / ?f6"/><draw:equation draw:name="f185" draw:formula="?f83 / ?f7"/><draw:equation draw:name="f186" draw:formula="?f84 / ?f6"/><draw:equation draw:name="f187" draw:formula="?f85 / ?f7"/><draw:equation draw:name="f188" draw:formula="?f86 / ?f6"/><draw:equation draw:name="f189" draw:formula="?f87 / ?f7"/><draw:equation draw:name="f190" draw:formula="?f88 / ?f6"/><draw:equation draw:name="f191" draw:formula="?f89 / ?f7"/><draw:equation draw:name="f192" draw:formula="?f90 / ?f6"/><draw:equation draw:name="f193" draw:formula="?f91 / ?f7"/><draw:equation draw:name="f194" draw:formula="?f92 / ?f6"/><draw:equation draw:name="f195" draw:formula="?f93 / ?f7"/><draw:equation draw:name="f196" draw:formula="?f94 / ?f6"/><draw:equation draw:name="f197" draw:formula="?f95 / ?f7"/><draw:equation draw:name="f198" draw:formula="?f96 / ?f6"/><draw:equation draw:name="f199" draw:formula="?f97 / ?f7"/><draw:equation draw:name="f200" draw:formula="?f98 / ?f6"/><draw:equation draw:name="f201" draw:formula="?f99 / ?f7"/><draw:equation draw:name="f202" draw:formula="?f100 / ?f6"/><draw:equation draw:name="f203" draw:formula="?f101 / ?f7"/><draw:equation draw:name="f204" draw:formula="?f102 / ?f6"/><draw:equation draw:name="f205" draw:formula="?f103 / ?f7"/><draw:equation draw:name="f206" draw:formula="?f104 / ?f6"/><draw:equation draw:name="f207" draw:formula="?f105 / ?f7"/><draw:equation draw:name="f208" draw:formula="?f106 / ?f6"/><draw:equation draw:name="f209" draw:formula="?f107 / ?f7"/><draw:equation draw:name="f210" draw:formula="?f108 / ?f6"/><draw:equation draw:name="f211" draw:formula="?f109 / ?f7"/><draw:equation draw:name="f212" draw:formula="0 / ?f6"/><draw:equation draw:name="f213" draw:formula="?f1 / ?f6"/><draw:equation draw:name="f214" draw:formula="0 / ?f7"/><draw:equation draw:name="f215" draw:formula="?f3 / ?f7"/></draw:enhanced-geometry></draw:custom-shape></text:span></text:p>
            <text:p text:style-name="Coordonnées"><text:span text:style-name="T17">mathisbreugnot.couste@gmail.com</text:span><text:span text:style-name="T18"><text:s text:c="2"/></text:span><text:span text:style-name="T19"><draw:custom-shape svg:x="0in" svg:y="0in" svg:width="0.15in" svg:height="0.1in" draw:id="id3" draw:style-name="a3" draw:name="Forme libre 5" text:anchor-type="as-char"><svg:title/><svg:desc>Icône d’e-mail</svg:desc><draw:enhanced-geometry draw:type="non-primitive" svg:viewBox="0 0 120 80" draw:enhanced-path="M 108 21 L 108 21 60 58 12 21 C 11 20 11 19 12 18 13 16 14 16 16 17 L 60 51 104 17 C 105 16 107 16 108 18 109 19 109 20 108 21 L 108 21 Z M 114 0 L 114 0 6 0 C 3 0 0 3 0 6 L 0 74 C 0 77 3 80 6 80 L 114 80 C 117 80 120 77 120 74 L 120 6 C 120 3 117 0 114 0 Z N" draw:text-areas="?f44 ?f46 ?f45 ?f47" draw:glue-points="?f26 ?f27 ?f26 ?f27 ?f28 ?f29 ?f30 ?f27 ?f30 ?f31 ?f32 ?f33 ?f28 ?f34 ?f35 ?f33 ?f26 ?f31 ?f26 ?f27 ?f26 ?f27 ?f36 ?f37 ?f36 ?f37 ?f38 ?f37 ?f39 ?f40 ?f39 ?f41 ?f38 ?f42 ?f36 ?f42 ?f43 ?f41 ?f43 ?f40 ?f36 ?f37"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draw:equation draw:name="f7" draw:formula="?f4 / 80"/><draw:equation draw:name="f8" draw:formula="108 * ?f5 / 120"/><draw:equation draw:name="f9" draw:formula="21 * ?f4 / 80"/><draw:equation draw:name="f10" draw:formula="60 * ?f5 / 120"/><draw:equation draw:name="f11" draw:formula="58 * ?f4 / 80"/><draw:equation draw:name="f12" draw:formula="12 * ?f5 / 120"/><draw:equation draw:name="f13" draw:formula="18 * ?f4 / 80"/><draw:equation draw:name="f14" draw:formula="16 * ?f5 / 120"/><draw:equation draw:name="f15" draw:formula="17 * ?f4 / 80"/><draw:equation draw:name="f16" draw:formula="51 * ?f4 / 80"/><draw:equation draw:name="f17" draw:formula="104 * ?f5 / 120"/><draw:equation draw:name="f18" draw:formula="114 * ?f5 / 120"/><draw:equation draw:name="f19" draw:formula="0 * ?f4 / 80"/><draw:equation draw:name="f20" draw:formula="6 * ?f5 / 120"/><draw:equation draw:name="f21" draw:formula="0 * ?f5 / 120"/><draw:equation draw:name="f22" draw:formula="6 * ?f4 / 80"/><draw:equation draw:name="f23" draw:formula="74 * ?f4 / 80"/><draw:equation draw:name="f24" draw:formula="80 * ?f4 / 80"/><draw:equation draw:name="f25" draw:formula="120 * ?f5 / 120"/><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7"/><draw:equation draw:name="f35" draw:formula="?f17 / ?f6"/><draw:equation draw:name="f36" draw:formula="?f18 / ?f6"/><draw:equation draw:name="f37" draw:formula="?f19 / ?f7"/><draw:equation draw:name="f38" draw:formula="?f20 / ?f6"/><draw:equation draw:name="f39" draw:formula="?f21 / ?f6"/><draw:equation draw:name="f40" draw:formula="?f22 / ?f7"/><draw:equation draw:name="f41" draw:formula="?f23 / ?f7"/><draw:equation draw:name="f42" draw:formula="?f24 / ?f7"/><draw:equation draw:name="f43" draw:formula="?f25 / ?f6"/><draw:equation draw:name="f44" draw:formula="0 / ?f6"/><draw:equation draw:name="f45" draw:formula="?f1 / ?f6"/><draw:equation draw:name="f46" draw:formula="0 / ?f7"/><draw:equation draw:name="f47" draw:formula="?f3 / ?f7"/></draw:enhanced-geometry></draw:custom-shape></text:span></text:p>
            <text:p text:style-name="Coordonnées"><text:span text:style-name="T20">www.linkedin.com/in/mathis-breugnot-29999a327</text:span><text:span text:style-name="T21"><text:line-break/></text:span><text:span text:style-name="T22"><text:s/></text:span><text:span text:style-name="T23"><draw:custom-shape svg:x="0in" svg:y="0in" svg:width="0.11944in" svg:height="0.11944in" draw:id="id4" draw:style-name="a4" draw:name="Icône LinkedIn" text:anchor-type="as-char"><svg:title/><svg:desc>Icône LinkedIn</svg:desc><draw:enhanced-geometry draw:type="non-primitive" svg:viewBox="0 0 2616 2610" draw:enhanced-path="M 419 978 L 404 978 394 981 390 985 388 995 387 1010 387 1600 387 2196 388 2210 389 2219 394 2223 402 2225 415 2225 749 2225 761 2225 769 2223 773 2219 775 2211 775 2197 775 1006 775 993 773 985 769 979 761 978 747 978 419 978 Z M 1785 947 L 1720 949 1677 955 1635 964 1595 977 1558 994 1523 1013 1490 1037 1459 1065 1431 1097 1405 1133 1401 1138 1396 1144 1392 1142 1392 1122 1391 1004 1391 992 1390 985 1386 981 1378 978 1365 978 1048 978 1033 978 1025 979 1020 985 1019 993 1019 1007 1019 2195 1019 2210 1020 2219 1025 2223 1033 2225 1048 2225 1377 2225 1391 2225 1400 2223 1404 2219 1406 2210 1406 2195 1406 1626 1407 1580 1409 1533 1415 1487 1425 1442 1435 1413 1447 1387 1462 1363 1480 1343 1501 1326 1525 1311 1552 1301 1581 1294 1614 1290 1647 1290 1679 1292 1708 1297 1735 1307 1758 1322 1778 1341 1795 1363 1809 1390 1821 1418 1828 1448 1833 1491 1838 1534 1839 1578 1840 1889 1840 2198 1840 2208 1842 2215 1845 2221 1852 2224 1862 2225 2207 2225 2217 2224 2224 2220 2227 2213 2228 2203 2227 1829 2226 1455 2223 1392 2216 1331 2203 1269 2186 1209 2169 1166 2148 1128 2125 1094 2099 1062 2069 1035 2035 1011 1998 992 1958 975 1914 963 1850 951 1785 947 Z M 582 359 L 546 362 511 370 478 383 449 401 423 423 401 450 383 479 368 511 360 546 357 582 359 618 367 654 382 686 399 715 421 741 447 765 476 783 508 797 542 805 578 808 616 805 651 797 683 784 714 766 740 742 763 717 781 687 795 655 803 620 806 583 803 548 795 513 781 481 763 452 741 426 715 402 685 384 653 370 619 362 582 359 Z M 163 0 L 2451 0 2457 2 2463 4 2498 15 2527 30 2553 49 2575 72 2592 99 2605 128 2613 160 2616 195 2616 2414 2616 2425 2612 2458 2602 2490 2587 2518 2568 2545 2546 2567 2520 2585 2491 2599 2458 2607 2425 2610 189 2610 160 2608 132 2602 106 2591 82 2577 59 2558 41 2540 27 2519 15 2498 7 2475 0 2452 0 158 7 133 17 109 30 85 47 64 67 45 88 29 111 17 136 7 163 0 Z N" draw:text-areas="?f198 ?f200 ?f199 ?f201" draw:glue-points="?f103 ?f104 ?f105 ?f106 ?f107 ?f108 ?f109 ?f110 ?f111 ?f112 ?f113 ?f114 ?f115 ?f116 ?f117 ?f118 ?f119 ?f120 ?f121 ?f122 ?f123 ?f104 ?f124 ?f114 ?f125 ?f126 ?f127 ?f128 ?f129 ?f108 ?f130 ?f131 ?f132 ?f133 ?f134 ?f135 ?f136 ?f137 ?f138 ?f139 ?f140 ?f141 ?f142 ?f143 ?f144 ?f145 ?f146 ?f147 ?f148 ?f108 ?f149 ?f150 ?f151 ?f152 ?f153 ?f154 ?f155 ?f156 ?f157 ?f158 ?f159 ?f160 ?f161 ?f162 ?f163 ?f164 ?f165 ?f166 ?f167 ?f168 ?f169 ?f168 ?f170 ?f171 ?f172 ?f173 ?f170 ?f174 ?f175 ?f160 ?f176 ?f177 ?f178 ?f179 ?f180 ?f181 ?f182 ?f183 ?f184 ?f185 ?f186 ?f187 ?f188 ?f189 ?f190 ?f191 ?f192 ?f193 ?f194 ?f195 ?f196 ?f197"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16"/><draw:equation draw:name="f7" draw:formula="?f4 / 2610"/><draw:equation draw:name="f8" draw:formula="390 * ?f5 / 2616"/><draw:equation draw:name="f9" draw:formula="985 * ?f4 / 2610"/><draw:equation draw:name="f10" draw:formula="387 * ?f5 / 2616"/><draw:equation draw:name="f11" draw:formula="2196 * ?f4 / 2610"/><draw:equation draw:name="f12" draw:formula="402 * ?f5 / 2616"/><draw:equation draw:name="f13" draw:formula="2225 * ?f4 / 2610"/><draw:equation draw:name="f14" draw:formula="769 * ?f5 / 2616"/><draw:equation draw:name="f15" draw:formula="2223 * ?f4 / 2610"/><draw:equation draw:name="f16" draw:formula="775 * ?f5 / 2616"/><draw:equation draw:name="f17" draw:formula="1006 * ?f4 / 2610"/><draw:equation draw:name="f18" draw:formula="761 * ?f5 / 2616"/><draw:equation draw:name="f19" draw:formula="978 * ?f4 / 2610"/><draw:equation draw:name="f20" draw:formula="1720 * ?f5 / 2616"/><draw:equation draw:name="f21" draw:formula="949 * ?f4 / 2610"/><draw:equation draw:name="f22" draw:formula="1558 * ?f5 / 2616"/><draw:equation draw:name="f23" draw:formula="994 * ?f4 / 2610"/><draw:equation draw:name="f24" draw:formula="1431 * ?f5 / 2616"/><draw:equation draw:name="f25" draw:formula="1097 * ?f4 / 2610"/><draw:equation draw:name="f26" draw:formula="1392 * ?f5 / 2616"/><draw:equation draw:name="f27" draw:formula="1142 * ?f4 / 2610"/><draw:equation draw:name="f28" draw:formula="1390 * ?f5 / 2616"/><draw:equation draw:name="f29" draw:formula="1048 * ?f5 / 2616"/><draw:equation draw:name="f30" draw:formula="1019 * ?f5 / 2616"/><draw:equation draw:name="f31" draw:formula="993 * ?f4 / 2610"/><draw:equation draw:name="f32" draw:formula="1020 * ?f5 / 2616"/><draw:equation draw:name="f33" draw:formula="2219 * ?f4 / 2610"/><draw:equation draw:name="f34" draw:formula="1377 * ?f5 / 2616"/><draw:equation draw:name="f35" draw:formula="1406 * ?f5 / 2616"/><draw:equation draw:name="f36" draw:formula="2210 * ?f4 / 2610"/><draw:equation draw:name="f37" draw:formula="1409 * ?f5 / 2616"/><draw:equation draw:name="f38" draw:formula="1533 * ?f4 / 2610"/><draw:equation draw:name="f39" draw:formula="1447 * ?f5 / 2616"/><draw:equation draw:name="f40" draw:formula="1387 * ?f4 / 2610"/><draw:equation draw:name="f41" draw:formula="1525 * ?f5 / 2616"/><draw:equation draw:name="f42" draw:formula="1311 * ?f4 / 2610"/><draw:equation draw:name="f43" draw:formula="1647 * ?f5 / 2616"/><draw:equation draw:name="f44" draw:formula="1290 * ?f4 / 2610"/><draw:equation draw:name="f45" draw:formula="1758 * ?f5 / 2616"/><draw:equation draw:name="f46" draw:formula="1322 * ?f4 / 2610"/><draw:equation draw:name="f47" draw:formula="1821 * ?f5 / 2616"/><draw:equation draw:name="f48" draw:formula="1418 * ?f4 / 2610"/><draw:equation draw:name="f49" draw:formula="1839 * ?f5 / 2616"/><draw:equation draw:name="f50" draw:formula="1578 * ?f4 / 2610"/><draw:equation draw:name="f51" draw:formula="1842 * ?f5 / 2616"/><draw:equation draw:name="f52" draw:formula="2215 * ?f4 / 2610"/><draw:equation draw:name="f53" draw:formula="2207 * ?f5 / 2616"/><draw:equation draw:name="f54" draw:formula="2228 * ?f5 / 2616"/><draw:equation draw:name="f55" draw:formula="2203 * ?f4 / 2610"/><draw:equation draw:name="f56" draw:formula="2216 * ?f5 / 2616"/><draw:equation draw:name="f57" draw:formula="1331 * ?f4 / 2610"/><draw:equation draw:name="f58" draw:formula="2148 * ?f5 / 2616"/><draw:equation draw:name="f59" draw:formula="1128 * ?f4 / 2610"/><draw:equation draw:name="f60" draw:formula="2035 * ?f5 / 2616"/><draw:equation draw:name="f61" draw:formula="1011 * ?f4 / 2610"/><draw:equation draw:name="f62" draw:formula="1850 * ?f5 / 2616"/><draw:equation draw:name="f63" draw:formula="951 * ?f4 / 2610"/><draw:equation draw:name="f64" draw:formula="511 * ?f5 / 2616"/><draw:equation draw:name="f65" draw:formula="370 * ?f4 / 2610"/><draw:equation draw:name="f66" draw:formula="401 * ?f5 / 2616"/><draw:equation draw:name="f67" draw:formula="450 * ?f4 / 2610"/><draw:equation draw:name="f68" draw:formula="357 * ?f5 / 2616"/><draw:equation draw:name="f69" draw:formula="582 * ?f4 / 2610"/><draw:equation draw:name="f70" draw:formula="399 * ?f5 / 2616"/><draw:equation draw:name="f71" draw:formula="715 * ?f4 / 2610"/><draw:equation draw:name="f72" draw:formula="508 * ?f5 / 2616"/><draw:equation draw:name="f73" draw:formula="797 * ?f4 / 2610"/><draw:equation draw:name="f74" draw:formula="651 * ?f5 / 2616"/><draw:equation draw:name="f75" draw:formula="763 * ?f5 / 2616"/><draw:equation draw:name="f76" draw:formula="717 * ?f4 / 2610"/><draw:equation draw:name="f77" draw:formula="806 * ?f5 / 2616"/><draw:equation draw:name="f78" draw:formula="583 * ?f4 / 2610"/><draw:equation draw:name="f79" draw:formula="452 * ?f4 / 2610"/><draw:equation draw:name="f80" draw:formula="653 * ?f5 / 2616"/><draw:equation draw:name="f81" draw:formula="2451 * ?f5 / 2616"/><draw:equation draw:name="f82" draw:formula="0 * ?f4 / 2610"/><draw:equation draw:name="f83" draw:formula="2527 * ?f5 / 2616"/><draw:equation draw:name="f84" draw:formula="30 * ?f4 / 2610"/><draw:equation draw:name="f85" draw:formula="2605 * ?f5 / 2616"/><draw:equation draw:name="f86" draw:formula="128 * ?f4 / 2610"/><draw:equation draw:name="f87" draw:formula="2616 * ?f5 / 2616"/><draw:equation draw:name="f88" draw:formula="2425 * ?f4 / 2610"/><draw:equation draw:name="f89" draw:formula="2568 * ?f5 / 2616"/><draw:equation draw:name="f90" draw:formula="2545 * ?f4 / 2610"/><draw:equation draw:name="f91" draw:formula="2458 * ?f5 / 2616"/><draw:equation draw:name="f92" draw:formula="2607 * ?f4 / 2610"/><draw:equation draw:name="f93" draw:formula="132 * ?f5 / 2616"/><draw:equation draw:name="f94" draw:formula="2602 * ?f4 / 2610"/><draw:equation draw:name="f95" draw:formula="41 * ?f5 / 2616"/><draw:equation draw:name="f96" draw:formula="2540 * ?f4 / 2610"/><draw:equation draw:name="f97" draw:formula="0 * ?f5 / 2616"/><draw:equation draw:name="f98" draw:formula="2452 * ?f4 / 2610"/><draw:equation draw:name="f99" draw:formula="30 * ?f5 / 2616"/><draw:equation draw:name="f100" draw:formula="85 * ?f4 / 2610"/><draw:equation draw:name="f101" draw:formula="111 * ?f5 / 2616"/><draw:equation draw:name="f102" draw:formula="17 * ?f4 / 2610"/><draw:equation draw:name="f103" draw:formula="?f8 / ?f6"/><draw:equation draw:name="f104" draw:formula="?f9 / ?f7"/><draw:equation draw:name="f105" draw:formula="?f10 / ?f6"/><draw:equation draw:name="f106" draw:formula="?f11 / ?f7"/><draw:equation draw:name="f107" draw:formula="?f12 / ?f6"/><draw:equation draw:name="f108" draw:formula="?f13 / ?f7"/><draw:equation draw:name="f109" draw:formula="?f14 / ?f6"/><draw:equation draw:name="f110" draw:formula="?f15 / ?f7"/><draw:equation draw:name="f111" draw:formula="?f16 / ?f6"/><draw:equation draw:name="f112" draw:formula="?f17 / ?f7"/><draw:equation draw:name="f113" draw:formula="?f18 / ?f6"/><draw:equation draw:name="f114" draw:formula="?f19 / ?f7"/><draw:equation draw:name="f115" draw:formula="?f20 / ?f6"/><draw:equation draw:name="f116" draw:formula="?f21 / ?f7"/><draw:equation draw:name="f117" draw:formula="?f22 / ?f6"/><draw:equation draw:name="f118" draw:formula="?f23 / ?f7"/><draw:equation draw:name="f119" draw:formula="?f24 / ?f6"/><draw:equation draw:name="f120" draw:formula="?f25 / ?f7"/><draw:equation draw:name="f121" draw:formula="?f26 / ?f6"/><draw:equation draw:name="f122" draw:formula="?f27 / ?f7"/><draw:equation draw:name="f123" draw:formula="?f28 / ?f6"/><draw:equation draw:name="f124" draw:formula="?f29 / ?f6"/><draw:equation draw:name="f125" draw:formula="?f30 / ?f6"/><draw:equation draw:name="f126" draw:formula="?f31 / ?f7"/><draw:equation draw:name="f127" draw:formula="?f32 / ?f6"/><draw:equation draw:name="f128" draw:formula="?f33 / ?f7"/><draw:equation draw:name="f129" draw:formula="?f34 / ?f6"/><draw:equation draw:name="f130" draw:formula="?f35 / ?f6"/><draw:equation draw:name="f131" draw:formula="?f36 / ?f7"/><draw:equation draw:name="f132" draw:formula="?f37 / ?f6"/><draw:equation draw:name="f133" draw:formula="?f38 / ?f7"/><draw:equation draw:name="f134" draw:formula="?f39 / ?f6"/><draw:equation draw:name="f135" draw:formula="?f40 / ?f7"/><draw:equation draw:name="f136" draw:formula="?f41 / ?f6"/><draw:equation draw:name="f137" draw:formula="?f42 / ?f7"/><draw:equation draw:name="f138" draw:formula="?f43 / ?f6"/><draw:equation draw:name="f139" draw:formula="?f44 / ?f7"/><draw:equation draw:name="f140" draw:formula="?f45 / ?f6"/><draw:equation draw:name="f141" draw:formula="?f46 / ?f7"/><draw:equation draw:name="f142" draw:formula="?f47 / ?f6"/><draw:equation draw:name="f143" draw:formula="?f48 / ?f7"/><draw:equation draw:name="f144" draw:formula="?f49 / ?f6"/><draw:equation draw:name="f145" draw:formula="?f50 / ?f7"/><draw:equation draw:name="f146" draw:formula="?f51 / ?f6"/><draw:equation draw:name="f147" draw:formula="?f52 / ?f7"/><draw:equation draw:name="f148" draw:formula="?f53 / ?f6"/><draw:equation draw:name="f149" draw:formula="?f54 / ?f6"/><draw:equation draw:name="f150" draw:formula="?f55 / ?f7"/><draw:equation draw:name="f151" draw:formula="?f56 / ?f6"/><draw:equation draw:name="f152" draw:formula="?f57 / ?f7"/><draw:equation draw:name="f153" draw:formula="?f58 / ?f6"/><draw:equation draw:name="f154" draw:formula="?f59 / ?f7"/><draw:equation draw:name="f155" draw:formula="?f60 / ?f6"/><draw:equation draw:name="f156" draw:formula="?f61 / ?f7"/><draw:equation draw:name="f157" draw:formula="?f62 / ?f6"/><draw:equation draw:name="f158" draw:formula="?f63 / ?f7"/><draw:equation draw:name="f159" draw:formula="?f64 / ?f6"/><draw:equation draw:name="f160" draw:formula="?f65 / ?f7"/><draw:equation draw:name="f161" draw:formula="?f66 / ?f6"/><draw:equation draw:name="f162" draw:formula="?f67 / ?f7"/><draw:equation draw:name="f163" draw:formula="?f68 / ?f6"/><draw:equation draw:name="f164" draw:formula="?f69 / ?f7"/><draw:equation draw:name="f165" draw:formula="?f70 / ?f6"/><draw:equation draw:name="f166" draw:formula="?f71 / ?f7"/><draw:equation draw:name="f167" draw:formula="?f72 / ?f6"/><draw:equation draw:name="f168" draw:formula="?f73 / ?f7"/><draw:equation draw:name="f169" draw:formula="?f74 / ?f6"/><draw:equation draw:name="f170" draw:formula="?f75 / ?f6"/><draw:equation draw:name="f171" draw:formula="?f76 / ?f7"/><draw:equation draw:name="f172" draw:formula="?f77 / ?f6"/><draw:equation draw:name="f173" draw:formula="?f78 / ?f7"/><draw:equation draw:name="f174" draw:formula="?f79 / ?f7"/><draw:equation draw:name="f175" draw:formula="?f80 / ?f6"/><draw:equation draw:name="f176" draw:formula="?f81 / ?f6"/><draw:equation draw:name="f177" draw:formula="?f82 / ?f7"/><draw:equation draw:name="f178" draw:formula="?f83 / ?f6"/><draw:equation draw:name="f179" draw:formula="?f84 / ?f7"/><draw:equation draw:name="f180" draw:formula="?f85 / ?f6"/><draw:equation draw:name="f181" draw:formula="?f86 / ?f7"/><draw:equation draw:name="f182" draw:formula="?f87 / ?f6"/><draw:equation draw:name="f183" draw:formula="?f88 / ?f7"/><draw:equation draw:name="f184" draw:formula="?f89 / ?f6"/><draw:equation draw:name="f185" draw:formula="?f90 / ?f7"/><draw:equation draw:name="f186" draw:formula="?f91 / ?f6"/><draw:equation draw:name="f187" draw:formula="?f92 / ?f7"/><draw:equation draw:name="f188" draw:formula="?f93 / ?f6"/><draw:equation draw:name="f189" draw:formula="?f94 / ?f7"/><draw:equation draw:name="f190" draw:formula="?f95 / ?f6"/><draw:equation draw:name="f191" draw:formula="?f96 / ?f7"/><draw:equation draw:name="f192" draw:formula="?f97 / ?f6"/><draw:equation draw:name="f193" draw:formula="?f98 / ?f7"/><draw:equation draw:name="f194" draw:formula="?f99 / ?f6"/><draw:equation draw:name="f195" draw:formula="?f100 / ?f7"/><draw:equation draw:name="f196" draw:formula="?f101 / ?f6"/><draw:equation draw:name="f197" draw:formula="?f102 / ?f7"/><draw:equation draw:name="f198" draw:formula="0 / ?f6"/><draw:equation draw:name="f199" draw:formula="?f1 / ?f6"/><draw:equation draw:name="f200" draw:formula="0 / ?f7"/><draw:equation draw:name="f201" draw:formula="?f3 / ?f7"/></draw:enhanced-geometry></draw:custom-shape></text:span></text:p>
            <text:p text:style-name="Coordonnées"/>
          </table:table-cell>
        </table:table-row>
      </table:table>
      <text:p text:style-name="P24"/>
      <table:table table:style-name="Table25">
        <table:table-columns>
          <table:table-column table:style-name="TableColumn26"/>
          <table:table-column table:style-name="TableColumn27"/>
        </table:table-columns>
        <table:table-row table:style-name="TableRow28">
          <table:table-cell table:style-name="TableCell29">
            <text:p text:style-name="Icônes"><text:span text:style-name="T30"><draw:g draw:name="Objectif dans une icône circulaire" draw:id="id9" draw:style-name="a9" text:anchor-type="as-char"><svg:title/><svg:desc>Icône Objectif</svg:desc><draw:custom-shape svg:x="0in" svg:y="0in" svg:width="0.3in" svg:height="0.3in" draw:id="id5" draw:style-name="a5" draw:name="Cercle de l’icône Objectif"><svg:title/><svg:desc>Cercle de l’icône Objectif</svg:desc><draw:enhanced-geometry draw:type="non-primitive" svg:viewBox="0 0 3246 3246"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 draw:text-areas="?f112 ?f114 ?f113 ?f115" draw:glue-points="?f60 ?f61 ?f62 ?f63 ?f64 ?f65 ?f66 ?f67 ?f68 ?f69 ?f70 ?f71 ?f72 ?f73 ?f74 ?f75 ?f76 ?f77 ?f78 ?f79 ?f80 ?f81 ?f82 ?f83 ?f84 ?f85 ?f84 ?f86 ?f82 ?f87 ?f80 ?f88 ?f78 ?f89 ?f76 ?f90 ?f74 ?f91 ?f72 ?f92 ?f70 ?f93 ?f68 ?f94 ?f66 ?f95 ?f64 ?f96 ?f62 ?f97 ?f60 ?f98 ?f99 ?f98 ?f100 ?f97 ?f101 ?f96 ?f102 ?f95 ?f103 ?f94 ?f104 ?f93 ?f105 ?f92 ?f106 ?f91 ?f107 ?f90 ?f108 ?f89 ?f109 ?f88 ?f110 ?f87 ?f111 ?f86 ?f111 ?f85 ?f110 ?f83 ?f109 ?f81 ?f108 ?f79 ?f107 ?f77 ?f106 ?f75 ?f105 ?f73 ?f104 ?f71 ?f103 ?f69 ?f102 ?f67 ?f101 ?f65 ?f100 ?f63 ?f99 ?f61"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46"/><draw:equation draw:name="f7" draw:formula="?f4 / 3246"/><draw:equation draw:name="f8" draw:formula="1725 * ?f5 / 3246"/><draw:equation draw:name="f9" draw:formula="3 * ?f4 / 3246"/><draw:equation draw:name="f10" draw:formula="1925 * ?f5 / 3246"/><draw:equation draw:name="f11" draw:formula="28 * ?f4 / 3246"/><draw:equation draw:name="f12" draw:formula="2117 * ?f5 / 3246"/><draw:equation draw:name="f13" draw:formula="77 * ?f4 / 3246"/><draw:equation draw:name="f14" draw:formula="2299 * ?f5 / 3246"/><draw:equation draw:name="f15" draw:formula="147 * ?f4 / 3246"/><draw:equation draw:name="f16" draw:formula="2469 * ?f5 / 3246"/><draw:equation draw:name="f17" draw:formula="239 * ?f4 / 3246"/><draw:equation draw:name="f18" draw:formula="2628 * ?f5 / 3246"/><draw:equation draw:name="f19" draw:formula="348 * ?f4 / 3246"/><draw:equation draw:name="f20" draw:formula="2771 * ?f5 / 3246"/><draw:equation draw:name="f21" draw:formula="475 * ?f4 / 3246"/><draw:equation draw:name="f22" draw:formula="2898 * ?f5 / 3246"/><draw:equation draw:name="f23" draw:formula="618 * ?f4 / 3246"/><draw:equation draw:name="f24" draw:formula="3007 * ?f5 / 3246"/><draw:equation draw:name="f25" draw:formula="777 * ?f4 / 3246"/><draw:equation draw:name="f26" draw:formula="3099 * ?f5 / 3246"/><draw:equation draw:name="f27" draw:formula="947 * ?f4 / 3246"/><draw:equation draw:name="f28" draw:formula="3169 * ?f5 / 3246"/><draw:equation draw:name="f29" draw:formula="1129 * ?f4 / 3246"/><draw:equation draw:name="f30" draw:formula="3218 * ?f5 / 3246"/><draw:equation draw:name="f31" draw:formula="1321 * ?f4 / 3246"/><draw:equation draw:name="f32" draw:formula="3243 * ?f5 / 3246"/><draw:equation draw:name="f33" draw:formula="1521 * ?f4 / 3246"/><draw:equation draw:name="f34" draw:formula="1725 * ?f4 / 3246"/><draw:equation draw:name="f35" draw:formula="1926 * ?f4 / 3246"/><draw:equation draw:name="f36" draw:formula="2117 * ?f4 / 3246"/><draw:equation draw:name="f37" draw:formula="2299 * ?f4 / 3246"/><draw:equation draw:name="f38" draw:formula="2470 * ?f4 / 3246"/><draw:equation draw:name="f39" draw:formula="2628 * ?f4 / 3246"/><draw:equation draw:name="f40" draw:formula="2771 * ?f4 / 3246"/><draw:equation draw:name="f41" draw:formula="2898 * ?f4 / 3246"/><draw:equation draw:name="f42" draw:formula="3008 * ?f4 / 3246"/><draw:equation draw:name="f43" draw:formula="3099 * ?f4 / 3246"/><draw:equation draw:name="f44" draw:formula="3169 * ?f4 / 3246"/><draw:equation draw:name="f45" draw:formula="3218 * ?f4 / 3246"/><draw:equation draw:name="f46" draw:formula="3243 * ?f4 / 3246"/><draw:equation draw:name="f47" draw:formula="1521 * ?f5 / 3246"/><draw:equation draw:name="f48" draw:formula="1320 * ?f5 / 3246"/><draw:equation draw:name="f49" draw:formula="1129 * ?f5 / 3246"/><draw:equation draw:name="f50" draw:formula="947 * ?f5 / 3246"/><draw:equation draw:name="f51" draw:formula="776 * ?f5 / 3246"/><draw:equation draw:name="f52" draw:formula="618 * ?f5 / 3246"/><draw:equation draw:name="f53" draw:formula="475 * ?f5 / 3246"/><draw:equation draw:name="f54" draw:formula="348 * ?f5 / 3246"/><draw:equation draw:name="f55" draw:formula="238 * ?f5 / 3246"/><draw:equation draw:name="f56" draw:formula="147 * ?f5 / 3246"/><draw:equation draw:name="f57" draw:formula="77 * ?f5 / 3246"/><draw:equation draw:name="f58" draw:formula="28 * ?f5 / 3246"/><draw:equation draw:name="f59" draw:formula="3 * ?f5 / 3246"/><draw:equation draw:name="f60" draw:formula="?f8 / ?f6"/><draw:equation draw:name="f61" draw:formula="?f9 / ?f7"/><draw:equation draw:name="f62" draw:formula="?f10 / ?f6"/><draw:equation draw:name="f63" draw:formula="?f11 / ?f7"/><draw:equation draw:name="f64" draw:formula="?f12 / ?f6"/><draw:equation draw:name="f65" draw:formula="?f13 / ?f7"/><draw:equation draw:name="f66" draw:formula="?f14 / ?f6"/><draw:equation draw:name="f67" draw:formula="?f15 / ?f7"/><draw:equation draw:name="f68" draw:formula="?f16 / ?f6"/><draw:equation draw:name="f69" draw:formula="?f17 / ?f7"/><draw:equation draw:name="f70" draw:formula="?f18 / ?f6"/><draw:equation draw:name="f71" draw:formula="?f19 / ?f7"/><draw:equation draw:name="f72" draw:formula="?f20 / ?f6"/><draw:equation draw:name="f73" draw:formula="?f21 / ?f7"/><draw:equation draw:name="f74" draw:formula="?f22 / ?f6"/><draw:equation draw:name="f75" draw:formula="?f23 / ?f7"/><draw:equation draw:name="f76" draw:formula="?f24 / ?f6"/><draw:equation draw:name="f77" draw:formula="?f25 / ?f7"/><draw:equation draw:name="f78" draw:formula="?f26 / ?f6"/><draw:equation draw:name="f79" draw:formula="?f27 / ?f7"/><draw:equation draw:name="f80" draw:formula="?f28 / ?f6"/><draw:equation draw:name="f81" draw:formula="?f29 / ?f7"/><draw:equation draw:name="f82" draw:formula="?f30 / ?f6"/><draw:equation draw:name="f83" draw:formula="?f31 / ?f7"/><draw:equation draw:name="f84" draw:formula="?f32 / ?f6"/><draw:equation draw:name="f85" draw:formula="?f33 / ?f7"/><draw:equation draw:name="f86" draw:formula="?f34 / ?f7"/><draw:equation draw:name="f87" draw:formula="?f35 / ?f7"/><draw:equation draw:name="f88" draw:formula="?f36 / ?f7"/><draw:equation draw:name="f89" draw:formula="?f37 / ?f7"/><draw:equation draw:name="f90" draw:formula="?f38 / ?f7"/><draw:equation draw:name="f91" draw:formula="?f39 / ?f7"/><draw:equation draw:name="f92" draw:formula="?f40 / ?f7"/><draw:equation draw:name="f93" draw:formula="?f41 / ?f7"/><draw:equation draw:name="f94" draw:formula="?f42 / ?f7"/><draw:equation draw:name="f95" draw:formula="?f43 / ?f7"/><draw:equation draw:name="f96" draw:formula="?f44 / ?f7"/><draw:equation draw:name="f97" draw:formula="?f45 / ?f7"/><draw:equation draw:name="f98" draw:formula="?f46 / ?f7"/><draw:equation draw:name="f99" draw:formula="?f47 / ?f6"/><draw:equation draw:name="f100" draw:formula="?f48 / ?f6"/><draw:equation draw:name="f101" draw:formula="?f49 / ?f6"/><draw:equation draw:name="f102" draw:formula="?f50 / ?f6"/><draw:equation draw:name="f103" draw:formula="?f51 / ?f6"/><draw:equation draw:name="f104" draw:formula="?f52 / ?f6"/><draw:equation draw:name="f105" draw:formula="?f53 / ?f6"/><draw:equation draw:name="f106" draw:formula="?f54 / ?f6"/><draw:equation draw:name="f107" draw:formula="?f55 / ?f6"/><draw:equation draw:name="f108" draw:formula="?f56 / ?f6"/><draw:equation draw:name="f109" draw:formula="?f57 / ?f6"/><draw:equation draw:name="f110" draw:formula="?f58 / ?f6"/><draw:equation draw:name="f111" draw:formula="?f59 / ?f6"/><draw:equation draw:name="f112" draw:formula="0 / ?f6"/><draw:equation draw:name="f113" draw:formula="?f1 / ?f6"/><draw:equation draw:name="f114" draw:formula="0 / ?f7"/><draw:equation draw:name="f115" draw:formula="?f3 / ?f7"/></draw:enhanced-geometry></draw:custom-shape><draw:custom-shape svg:x="0.11228in" svg:y="0.10877in" svg:width="0.0807in" svg:height="0.01053in" draw:id="id6" draw:style-name="a6" draw:name="Ligne horizontale supérieure de l’icône Objectif"><svg:title/><svg:desc>Ligne horizontale supérieure de l’icône Objectif</svg:desc><draw:enhanced-geometry draw:type="non-primitive" svg:viewBox="0 0 869 108" draw:enhanced-path="M 54 0 L 815 0 832 3 847 10 858 22 866 37 869 54 866 71 858 86 847 98 832 106 815 108 54 108 37 106 22 98 10 86 3 71 0 54 3 37 10 22 22 10 37 3 54 0 Z N" draw:text-areas="?f54 ?f56 ?f55 ?f57" draw:glue-points="?f31 ?f32 ?f33 ?f32 ?f34 ?f35 ?f36 ?f37 ?f38 ?f39 ?f40 ?f41 ?f42 ?f43 ?f40 ?f44 ?f38 ?f45 ?f36 ?f46 ?f34 ?f47 ?f33 ?f48 ?f31 ?f48 ?f49 ?f47 ?f50 ?f46 ?f51 ?f45 ?f52 ?f44 ?f53 ?f43 ?f52 ?f41 ?f51 ?f39 ?f50 ?f37 ?f49 ?f35 ?f31 ?f32"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draw:equation draw:name="f7" draw:formula="?f4 / 108"/><draw:equation draw:name="f8" draw:formula="54 * ?f5 / 869"/><draw:equation draw:name="f9" draw:formula="0 * ?f4 / 108"/><draw:equation draw:name="f10" draw:formula="815 * ?f5 / 869"/><draw:equation draw:name="f11" draw:formula="832 * ?f5 / 869"/><draw:equation draw:name="f12" draw:formula="3 * ?f4 / 108"/><draw:equation draw:name="f13" draw:formula="847 * ?f5 / 869"/><draw:equation draw:name="f14" draw:formula="10 * ?f4 / 108"/><draw:equation draw:name="f15" draw:formula="858 * ?f5 / 869"/><draw:equation draw:name="f16" draw:formula="22 * ?f4 / 108"/><draw:equation draw:name="f17" draw:formula="866 * ?f5 / 869"/><draw:equation draw:name="f18" draw:formula="37 * ?f4 / 108"/><draw:equation draw:name="f19" draw:formula="869 * ?f5 / 869"/><draw:equation draw:name="f20" draw:formula="54 * ?f4 / 108"/><draw:equation draw:name="f21" draw:formula="71 * ?f4 / 108"/><draw:equation draw:name="f22" draw:formula="86 * ?f4 / 108"/><draw:equation draw:name="f23" draw:formula="98 * ?f4 / 108"/><draw:equation draw:name="f24" draw:formula="106 * ?f4 / 108"/><draw:equation draw:name="f25" draw:formula="108 * ?f4 / 108"/><draw:equation draw:name="f26" draw:formula="37 * ?f5 / 869"/><draw:equation draw:name="f27" draw:formula="22 * ?f5 / 869"/><draw:equation draw:name="f28" draw:formula="10 * ?f5 / 869"/><draw:equation draw:name="f29" draw:formula="3 * ?f5 / 869"/><draw:equation draw:name="f30" draw:formula="0 * ?f5 / 869"/><draw:equation draw:name="f31" draw:formula="?f8 / ?f6"/><draw:equation draw:name="f32" draw:formula="?f9 / ?f7"/><draw:equation draw:name="f33" draw:formula="?f10 / ?f6"/><draw:equation draw:name="f34" draw:formula="?f11 / ?f6"/><draw:equation draw:name="f35" draw:formula="?f12 / ?f7"/><draw:equation draw:name="f36" draw:formula="?f13 / ?f6"/><draw:equation draw:name="f37" draw:formula="?f14 / ?f7"/><draw:equation draw:name="f38" draw:formula="?f15 / ?f6"/><draw:equation draw:name="f39" draw:formula="?f16 / ?f7"/><draw:equation draw:name="f40" draw:formula="?f17 / ?f6"/><draw:equation draw:name="f41" draw:formula="?f18 / ?f7"/><draw:equation draw:name="f42" draw:formula="?f19 / ?f6"/><draw:equation draw:name="f43" draw:formula="?f20 / ?f7"/><draw:equation draw:name="f44" draw:formula="?f21 / ?f7"/><draw:equation draw:name="f45" draw:formula="?f22 / ?f7"/><draw:equation draw:name="f46" draw:formula="?f23 / ?f7"/><draw:equation draw:name="f47" draw:formula="?f24 / ?f7"/><draw:equation draw:name="f48" draw:formula="?f25 / ?f7"/><draw:equation draw:name="f49" draw:formula="?f26 / ?f6"/><draw:equation draw:name="f50" draw:formula="?f27 / ?f6"/><draw:equation draw:name="f51" draw:formula="?f28 / ?f6"/><draw:equation draw:name="f52" draw:formula="?f29 / ?f6"/><draw:equation draw:name="f53" draw:formula="?f30 / ?f6"/><draw:equation draw:name="f54" draw:formula="0 / ?f6"/><draw:equation draw:name="f55" draw:formula="?f1 / ?f6"/><draw:equation draw:name="f56" draw:formula="0 / ?f7"/><draw:equation draw:name="f57" draw:formula="?f3 / ?f7"/></draw:enhanced-geometry></draw:custom-shape><draw:custom-shape svg:x="0.11228in" svg:y="0.14386in" svg:width="0.0807in" svg:height="0.01053in" draw:id="id7" draw:style-name="a7" draw:name="Ligne horizontale centrale de l’icône Objectif"><svg:title/><svg:desc>Ligne horizontale centrale de l’icône Objectif</svg:desc><draw:enhanced-geometry draw:type="non-primitive" svg:viewBox="0 0 869 108" draw:enhanced-path="M 54 0 L 815 0 832 2 847 10 858 22 866 37 869 54 866 71 858 86 847 98 832 105 815 108 54 108 37 105 22 98 10 86 3 71 0 54 3 37 10 22 22 10 37 2 54 0 Z N" draw:text-areas="?f54 ?f56 ?f55 ?f57" draw:glue-points="?f31 ?f32 ?f33 ?f32 ?f34 ?f35 ?f36 ?f37 ?f38 ?f39 ?f40 ?f41 ?f42 ?f43 ?f40 ?f44 ?f38 ?f45 ?f36 ?f46 ?f34 ?f47 ?f33 ?f48 ?f31 ?f48 ?f49 ?f47 ?f50 ?f46 ?f51 ?f45 ?f52 ?f44 ?f53 ?f43 ?f52 ?f41 ?f51 ?f39 ?f50 ?f37 ?f49 ?f35 ?f31 ?f32"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draw:equation draw:name="f7" draw:formula="?f4 / 108"/><draw:equation draw:name="f8" draw:formula="54 * ?f5 / 869"/><draw:equation draw:name="f9" draw:formula="0 * ?f4 / 108"/><draw:equation draw:name="f10" draw:formula="815 * ?f5 / 869"/><draw:equation draw:name="f11" draw:formula="832 * ?f5 / 869"/><draw:equation draw:name="f12" draw:formula="2 * ?f4 / 108"/><draw:equation draw:name="f13" draw:formula="847 * ?f5 / 869"/><draw:equation draw:name="f14" draw:formula="10 * ?f4 / 108"/><draw:equation draw:name="f15" draw:formula="858 * ?f5 / 869"/><draw:equation draw:name="f16" draw:formula="22 * ?f4 / 108"/><draw:equation draw:name="f17" draw:formula="866 * ?f5 / 869"/><draw:equation draw:name="f18" draw:formula="37 * ?f4 / 108"/><draw:equation draw:name="f19" draw:formula="869 * ?f5 / 869"/><draw:equation draw:name="f20" draw:formula="54 * ?f4 / 108"/><draw:equation draw:name="f21" draw:formula="71 * ?f4 / 108"/><draw:equation draw:name="f22" draw:formula="86 * ?f4 / 108"/><draw:equation draw:name="f23" draw:formula="98 * ?f4 / 108"/><draw:equation draw:name="f24" draw:formula="105 * ?f4 / 108"/><draw:equation draw:name="f25" draw:formula="108 * ?f4 / 108"/><draw:equation draw:name="f26" draw:formula="37 * ?f5 / 869"/><draw:equation draw:name="f27" draw:formula="22 * ?f5 / 869"/><draw:equation draw:name="f28" draw:formula="10 * ?f5 / 869"/><draw:equation draw:name="f29" draw:formula="3 * ?f5 / 869"/><draw:equation draw:name="f30" draw:formula="0 * ?f5 / 869"/><draw:equation draw:name="f31" draw:formula="?f8 / ?f6"/><draw:equation draw:name="f32" draw:formula="?f9 / ?f7"/><draw:equation draw:name="f33" draw:formula="?f10 / ?f6"/><draw:equation draw:name="f34" draw:formula="?f11 / ?f6"/><draw:equation draw:name="f35" draw:formula="?f12 / ?f7"/><draw:equation draw:name="f36" draw:formula="?f13 / ?f6"/><draw:equation draw:name="f37" draw:formula="?f14 / ?f7"/><draw:equation draw:name="f38" draw:formula="?f15 / ?f6"/><draw:equation draw:name="f39" draw:formula="?f16 / ?f7"/><draw:equation draw:name="f40" draw:formula="?f17 / ?f6"/><draw:equation draw:name="f41" draw:formula="?f18 / ?f7"/><draw:equation draw:name="f42" draw:formula="?f19 / ?f6"/><draw:equation draw:name="f43" draw:formula="?f20 / ?f7"/><draw:equation draw:name="f44" draw:formula="?f21 / ?f7"/><draw:equation draw:name="f45" draw:formula="?f22 / ?f7"/><draw:equation draw:name="f46" draw:formula="?f23 / ?f7"/><draw:equation draw:name="f47" draw:formula="?f24 / ?f7"/><draw:equation draw:name="f48" draw:formula="?f25 / ?f7"/><draw:equation draw:name="f49" draw:formula="?f26 / ?f6"/><draw:equation draw:name="f50" draw:formula="?f27 / ?f6"/><draw:equation draw:name="f51" draw:formula="?f28 / ?f6"/><draw:equation draw:name="f52" draw:formula="?f29 / ?f6"/><draw:equation draw:name="f53" draw:formula="?f30 / ?f6"/><draw:equation draw:name="f54" draw:formula="0 / ?f6"/><draw:equation draw:name="f55" draw:formula="?f1 / ?f6"/><draw:equation draw:name="f56" draw:formula="0 / ?f7"/><draw:equation draw:name="f57" draw:formula="?f3 / ?f7"/></draw:enhanced-geometry></draw:custom-shape><draw:custom-shape svg:x="0.11228in" svg:y="0.1807in" svg:width="0.0807in" svg:height="0.00877in" draw:id="id8" draw:style-name="a8" draw:name="Ligne horizontale inférieure de l’icône Objectif"><svg:title/><svg:desc>Ligne horizontale inférieure de l’icône Objectif</svg:desc><draw:enhanced-geometry draw:type="non-primitive" svg:viewBox="0 0 869 109" draw:enhanced-path="M 54 0 L 815 0 832 3 847 11 858 23 866 37 869 55 866 72 858 87 847 98 832 106 815 109 54 109 37 106 22 98 10 87 3 72 0 55 3 37 10 23 22 11 37 3 54 0 Z N" draw:text-areas="?f54 ?f56 ?f55 ?f57" draw:glue-points="?f31 ?f32 ?f33 ?f32 ?f34 ?f35 ?f36 ?f37 ?f38 ?f39 ?f40 ?f41 ?f42 ?f43 ?f40 ?f44 ?f38 ?f45 ?f36 ?f46 ?f34 ?f47 ?f33 ?f48 ?f31 ?f48 ?f49 ?f47 ?f50 ?f46 ?f51 ?f45 ?f52 ?f44 ?f53 ?f43 ?f52 ?f41 ?f51 ?f39 ?f50 ?f37 ?f49 ?f35 ?f31 ?f32"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9"/><draw:equation draw:name="f7" draw:formula="?f4 / 109"/><draw:equation draw:name="f8" draw:formula="54 * ?f5 / 869"/><draw:equation draw:name="f9" draw:formula="0 * ?f4 / 109"/><draw:equation draw:name="f10" draw:formula="815 * ?f5 / 869"/><draw:equation draw:name="f11" draw:formula="832 * ?f5 / 869"/><draw:equation draw:name="f12" draw:formula="3 * ?f4 / 109"/><draw:equation draw:name="f13" draw:formula="847 * ?f5 / 869"/><draw:equation draw:name="f14" draw:formula="11 * ?f4 / 109"/><draw:equation draw:name="f15" draw:formula="858 * ?f5 / 869"/><draw:equation draw:name="f16" draw:formula="23 * ?f4 / 109"/><draw:equation draw:name="f17" draw:formula="866 * ?f5 / 869"/><draw:equation draw:name="f18" draw:formula="37 * ?f4 / 109"/><draw:equation draw:name="f19" draw:formula="869 * ?f5 / 869"/><draw:equation draw:name="f20" draw:formula="55 * ?f4 / 109"/><draw:equation draw:name="f21" draw:formula="72 * ?f4 / 109"/><draw:equation draw:name="f22" draw:formula="87 * ?f4 / 109"/><draw:equation draw:name="f23" draw:formula="98 * ?f4 / 109"/><draw:equation draw:name="f24" draw:formula="106 * ?f4 / 109"/><draw:equation draw:name="f25" draw:formula="109 * ?f4 / 109"/><draw:equation draw:name="f26" draw:formula="37 * ?f5 / 869"/><draw:equation draw:name="f27" draw:formula="22 * ?f5 / 869"/><draw:equation draw:name="f28" draw:formula="10 * ?f5 / 869"/><draw:equation draw:name="f29" draw:formula="3 * ?f5 / 869"/><draw:equation draw:name="f30" draw:formula="0 * ?f5 / 869"/><draw:equation draw:name="f31" draw:formula="?f8 / ?f6"/><draw:equation draw:name="f32" draw:formula="?f9 / ?f7"/><draw:equation draw:name="f33" draw:formula="?f10 / ?f6"/><draw:equation draw:name="f34" draw:formula="?f11 / ?f6"/><draw:equation draw:name="f35" draw:formula="?f12 / ?f7"/><draw:equation draw:name="f36" draw:formula="?f13 / ?f6"/><draw:equation draw:name="f37" draw:formula="?f14 / ?f7"/><draw:equation draw:name="f38" draw:formula="?f15 / ?f6"/><draw:equation draw:name="f39" draw:formula="?f16 / ?f7"/><draw:equation draw:name="f40" draw:formula="?f17 / ?f6"/><draw:equation draw:name="f41" draw:formula="?f18 / ?f7"/><draw:equation draw:name="f42" draw:formula="?f19 / ?f6"/><draw:equation draw:name="f43" draw:formula="?f20 / ?f7"/><draw:equation draw:name="f44" draw:formula="?f21 / ?f7"/><draw:equation draw:name="f45" draw:formula="?f22 / ?f7"/><draw:equation draw:name="f46" draw:formula="?f23 / ?f7"/><draw:equation draw:name="f47" draw:formula="?f24 / ?f7"/><draw:equation draw:name="f48" draw:formula="?f25 / ?f7"/><draw:equation draw:name="f49" draw:formula="?f26 / ?f6"/><draw:equation draw:name="f50" draw:formula="?f27 / ?f6"/><draw:equation draw:name="f51" draw:formula="?f28 / ?f6"/><draw:equation draw:name="f52" draw:formula="?f29 / ?f6"/><draw:equation draw:name="f53" draw:formula="?f30 / ?f6"/><draw:equation draw:name="f54" draw:formula="0 / ?f6"/><draw:equation draw:name="f55" draw:formula="?f1 / ?f6"/><draw:equation draw:name="f56" draw:formula="0 / ?f7"/><draw:equation draw:name="f57" draw:formula="?f3 / ?f7"/></draw:enhanced-geometry></draw:custom-shape></draw:g></text:span></text:p>
          </table:table-cell>
          <table:table-cell table:style-name="TableCell31">
            <text:h text:style-name="Titre1" text:outline-level="1"><text:span text:style-name="T32">INFORMATIONS PERSONNELLES</text:span></text:h>
          </table:table-cell>
        </table:table-row>
      </table:table>
      <text:p text:style-name="Normal">Etudiant en première année de<text:s/>BTS<text:s/>Sio<text:s/>(service informatique aux organisations) au sein de l’établissement lycée parc de vilgenis</text:p>
      <text:p text:style-name="Normal"/>
      <table:table table:style-name="Table33">
        <table:table-columns>
          <table:table-column table:style-name="TableColumn34"/>
          <table:table-column table:style-name="TableColumn35"/>
        </table:table-columns>
        <table:table-row table:style-name="TableRow36">
          <table:table-cell table:style-name="TableCell37">
            <text:p text:style-name="Icônes"><text:span text:style-name="T38"><draw:g draw:name="Formation dans une icône circulaire" draw:id="id12" draw:style-name="a12" text:anchor-type="as-char"><svg:title/><svg:desc>Icône Formation</svg:desc><draw:custom-shape svg:x="0in" svg:y="0in" svg:width="0.3in" svg:height="0.3in" draw:id="id10" draw:style-name="a10" draw:name="Cercle de l’icône Formation"><svg:title/><svg:desc>Cercle de l’icône Formation</svg:desc><draw:enhanced-geometry draw:type="non-primitive" svg:viewBox="0 0 3246 3246"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 draw:text-areas="?f112 ?f114 ?f113 ?f115" draw:glue-points="?f60 ?f61 ?f62 ?f63 ?f64 ?f65 ?f66 ?f67 ?f68 ?f69 ?f70 ?f71 ?f72 ?f73 ?f74 ?f75 ?f76 ?f77 ?f78 ?f79 ?f80 ?f81 ?f82 ?f83 ?f84 ?f85 ?f84 ?f86 ?f82 ?f87 ?f80 ?f88 ?f78 ?f89 ?f76 ?f90 ?f74 ?f91 ?f72 ?f92 ?f70 ?f93 ?f68 ?f94 ?f66 ?f95 ?f64 ?f96 ?f62 ?f97 ?f60 ?f98 ?f99 ?f98 ?f100 ?f97 ?f101 ?f96 ?f102 ?f95 ?f103 ?f94 ?f104 ?f93 ?f105 ?f92 ?f106 ?f91 ?f107 ?f90 ?f108 ?f89 ?f109 ?f88 ?f110 ?f87 ?f111 ?f86 ?f111 ?f85 ?f110 ?f83 ?f109 ?f81 ?f108 ?f79 ?f107 ?f77 ?f106 ?f75 ?f105 ?f73 ?f104 ?f71 ?f103 ?f69 ?f102 ?f67 ?f101 ?f65 ?f100 ?f63 ?f99 ?f61"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46"/><draw:equation draw:name="f7" draw:formula="?f4 / 3246"/><draw:equation draw:name="f8" draw:formula="1725 * ?f5 / 3246"/><draw:equation draw:name="f9" draw:formula="3 * ?f4 / 3246"/><draw:equation draw:name="f10" draw:formula="1925 * ?f5 / 3246"/><draw:equation draw:name="f11" draw:formula="28 * ?f4 / 3246"/><draw:equation draw:name="f12" draw:formula="2117 * ?f5 / 3246"/><draw:equation draw:name="f13" draw:formula="77 * ?f4 / 3246"/><draw:equation draw:name="f14" draw:formula="2299 * ?f5 / 3246"/><draw:equation draw:name="f15" draw:formula="147 * ?f4 / 3246"/><draw:equation draw:name="f16" draw:formula="2469 * ?f5 / 3246"/><draw:equation draw:name="f17" draw:formula="239 * ?f4 / 3246"/><draw:equation draw:name="f18" draw:formula="2628 * ?f5 / 3246"/><draw:equation draw:name="f19" draw:formula="348 * ?f4 / 3246"/><draw:equation draw:name="f20" draw:formula="2771 * ?f5 / 3246"/><draw:equation draw:name="f21" draw:formula="475 * ?f4 / 3246"/><draw:equation draw:name="f22" draw:formula="2898 * ?f5 / 3246"/><draw:equation draw:name="f23" draw:formula="618 * ?f4 / 3246"/><draw:equation draw:name="f24" draw:formula="3007 * ?f5 / 3246"/><draw:equation draw:name="f25" draw:formula="777 * ?f4 / 3246"/><draw:equation draw:name="f26" draw:formula="3099 * ?f5 / 3246"/><draw:equation draw:name="f27" draw:formula="947 * ?f4 / 3246"/><draw:equation draw:name="f28" draw:formula="3169 * ?f5 / 3246"/><draw:equation draw:name="f29" draw:formula="1129 * ?f4 / 3246"/><draw:equation draw:name="f30" draw:formula="3218 * ?f5 / 3246"/><draw:equation draw:name="f31" draw:formula="1321 * ?f4 / 3246"/><draw:equation draw:name="f32" draw:formula="3243 * ?f5 / 3246"/><draw:equation draw:name="f33" draw:formula="1521 * ?f4 / 3246"/><draw:equation draw:name="f34" draw:formula="1725 * ?f4 / 3246"/><draw:equation draw:name="f35" draw:formula="1926 * ?f4 / 3246"/><draw:equation draw:name="f36" draw:formula="2117 * ?f4 / 3246"/><draw:equation draw:name="f37" draw:formula="2299 * ?f4 / 3246"/><draw:equation draw:name="f38" draw:formula="2470 * ?f4 / 3246"/><draw:equation draw:name="f39" draw:formula="2628 * ?f4 / 3246"/><draw:equation draw:name="f40" draw:formula="2771 * ?f4 / 3246"/><draw:equation draw:name="f41" draw:formula="2898 * ?f4 / 3246"/><draw:equation draw:name="f42" draw:formula="3008 * ?f4 / 3246"/><draw:equation draw:name="f43" draw:formula="3099 * ?f4 / 3246"/><draw:equation draw:name="f44" draw:formula="3169 * ?f4 / 3246"/><draw:equation draw:name="f45" draw:formula="3218 * ?f4 / 3246"/><draw:equation draw:name="f46" draw:formula="3243 * ?f4 / 3246"/><draw:equation draw:name="f47" draw:formula="1521 * ?f5 / 3246"/><draw:equation draw:name="f48" draw:formula="1320 * ?f5 / 3246"/><draw:equation draw:name="f49" draw:formula="1129 * ?f5 / 3246"/><draw:equation draw:name="f50" draw:formula="947 * ?f5 / 3246"/><draw:equation draw:name="f51" draw:formula="776 * ?f5 / 3246"/><draw:equation draw:name="f52" draw:formula="618 * ?f5 / 3246"/><draw:equation draw:name="f53" draw:formula="475 * ?f5 / 3246"/><draw:equation draw:name="f54" draw:formula="348 * ?f5 / 3246"/><draw:equation draw:name="f55" draw:formula="238 * ?f5 / 3246"/><draw:equation draw:name="f56" draw:formula="147 * ?f5 / 3246"/><draw:equation draw:name="f57" draw:formula="77 * ?f5 / 3246"/><draw:equation draw:name="f58" draw:formula="28 * ?f5 / 3246"/><draw:equation draw:name="f59" draw:formula="3 * ?f5 / 3246"/><draw:equation draw:name="f60" draw:formula="?f8 / ?f6"/><draw:equation draw:name="f61" draw:formula="?f9 / ?f7"/><draw:equation draw:name="f62" draw:formula="?f10 / ?f6"/><draw:equation draw:name="f63" draw:formula="?f11 / ?f7"/><draw:equation draw:name="f64" draw:formula="?f12 / ?f6"/><draw:equation draw:name="f65" draw:formula="?f13 / ?f7"/><draw:equation draw:name="f66" draw:formula="?f14 / ?f6"/><draw:equation draw:name="f67" draw:formula="?f15 / ?f7"/><draw:equation draw:name="f68" draw:formula="?f16 / ?f6"/><draw:equation draw:name="f69" draw:formula="?f17 / ?f7"/><draw:equation draw:name="f70" draw:formula="?f18 / ?f6"/><draw:equation draw:name="f71" draw:formula="?f19 / ?f7"/><draw:equation draw:name="f72" draw:formula="?f20 / ?f6"/><draw:equation draw:name="f73" draw:formula="?f21 / ?f7"/><draw:equation draw:name="f74" draw:formula="?f22 / ?f6"/><draw:equation draw:name="f75" draw:formula="?f23 / ?f7"/><draw:equation draw:name="f76" draw:formula="?f24 / ?f6"/><draw:equation draw:name="f77" draw:formula="?f25 / ?f7"/><draw:equation draw:name="f78" draw:formula="?f26 / ?f6"/><draw:equation draw:name="f79" draw:formula="?f27 / ?f7"/><draw:equation draw:name="f80" draw:formula="?f28 / ?f6"/><draw:equation draw:name="f81" draw:formula="?f29 / ?f7"/><draw:equation draw:name="f82" draw:formula="?f30 / ?f6"/><draw:equation draw:name="f83" draw:formula="?f31 / ?f7"/><draw:equation draw:name="f84" draw:formula="?f32 / ?f6"/><draw:equation draw:name="f85" draw:formula="?f33 / ?f7"/><draw:equation draw:name="f86" draw:formula="?f34 / ?f7"/><draw:equation draw:name="f87" draw:formula="?f35 / ?f7"/><draw:equation draw:name="f88" draw:formula="?f36 / ?f7"/><draw:equation draw:name="f89" draw:formula="?f37 / ?f7"/><draw:equation draw:name="f90" draw:formula="?f38 / ?f7"/><draw:equation draw:name="f91" draw:formula="?f39 / ?f7"/><draw:equation draw:name="f92" draw:formula="?f40 / ?f7"/><draw:equation draw:name="f93" draw:formula="?f41 / ?f7"/><draw:equation draw:name="f94" draw:formula="?f42 / ?f7"/><draw:equation draw:name="f95" draw:formula="?f43 / ?f7"/><draw:equation draw:name="f96" draw:formula="?f44 / ?f7"/><draw:equation draw:name="f97" draw:formula="?f45 / ?f7"/><draw:equation draw:name="f98" draw:formula="?f46 / ?f7"/><draw:equation draw:name="f99" draw:formula="?f47 / ?f6"/><draw:equation draw:name="f100" draw:formula="?f48 / ?f6"/><draw:equation draw:name="f101" draw:formula="?f49 / ?f6"/><draw:equation draw:name="f102" draw:formula="?f50 / ?f6"/><draw:equation draw:name="f103" draw:formula="?f51 / ?f6"/><draw:equation draw:name="f104" draw:formula="?f52 / ?f6"/><draw:equation draw:name="f105" draw:formula="?f53 / ?f6"/><draw:equation draw:name="f106" draw:formula="?f54 / ?f6"/><draw:equation draw:name="f107" draw:formula="?f55 / ?f6"/><draw:equation draw:name="f108" draw:formula="?f56 / ?f6"/><draw:equation draw:name="f109" draw:formula="?f57 / ?f6"/><draw:equation draw:name="f110" draw:formula="?f58 / ?f6"/><draw:equation draw:name="f111" draw:formula="?f59 / ?f6"/><draw:equation draw:name="f112" draw:formula="0 / ?f6"/><draw:equation draw:name="f113" draw:formula="?f1 / ?f6"/><draw:equation draw:name="f114" draw:formula="0 / ?f7"/><draw:equation draw:name="f115" draw:formula="?f3 / ?f7"/></draw:enhanced-geometry></draw:custom-shape><draw:custom-shape svg:x="0.07017in" svg:y="0.1in" svg:width="0.16491in" svg:height="0.09825in" draw:id="id11" draw:style-name="a11" draw:name="Symbole de l’icône Formation"><svg:title/><svg:desc>Symbole de l’icône Formation</svg:desc><draw:enhanced-geometry draw:type="non-primitive" svg:viewBox="0 0 1789 1079" draw:enhanced-path="M 123 777 L 118 779 112 786 104 798 95 813 87 832 80 855 75 881 166 881 162 852 155 828 148 809 140 793 133 783 127 778 123 777 Z M 1400 502 L 1252 549 1107 594 962 636 932 642 900 645 868 643 838 637 693 594 548 549 401 503 400 509 400 520 400 538 399 560 399 585 398 613 398 643 397 673 397 702 397 730 397 756 397 778 396 795 396 809 396 815 398 838 400 857 404 874 410 887 419 898 432 907 448 914 503 931 554 946 600 959 644 971 685 981 723 989 759 996 793 1001 827 1004 861 1006 894 1006 929 1004 964 1000 1001 995 1041 988 1083 979 1128 968 1178 956 1231 941 1289 925 1352 907 1362 903 1372 896 1382 886 1390 876 1395 865 1398 855 1400 739 1400 622 1400 502 Z M 898 74 L 864 75 831 78 800 83 772 90 735 100 696 111 655 123 611 136 566 150 521 164 475 178 430 193 385 207 342 221 301 235 261 249 224 261 191 272 161 283 135 291 115 299 99 305 92 309 90 313 90 318 92 323 94 325 109 330 129 337 154 346 183 356 216 367 252 379 291 391 332 405 375 419 419 433 465 447 510 462 556 476 601 490 646 503 688 516 729 528 767 538 802 548 840 556 880 560 921 560 961 555 1000 547 1032 538 1066 529 1103 518 1142 507 1183 495 1225 482 1267 469 1310 456 1353 443 1395 430 1436 417 1476 405 1515 392 1551 381 1585 370 1616 360 1644 351 1668 343 1688 337 1704 332 1715 328 1721 326 1723 322 1724 319 1724 316 1722 313 1721 310 1713 308 1702 304 1686 298 1665 292 1641 284 1612 274 1581 264 1546 253 1509 241 1470 229 1430 216 1388 203 1345 190 1302 177 1259 163 1217 150 1175 138 1133 126 1094 114 1057 104 1022 94 990 85 962 79 930 76 898 74 Z M 877 0 L 922 1 964 6 1004 15 1035 23 1070 33 1106 44 1145 55 1186 67 1227 80 1269 92 1311 105 1353 118 1394 131 1435 144 1474 157 1512 169 1548 180 1581 191 1611 200 1638 209 1661 216 1680 223 1694 227 1704 231 1708 232 1727 239 1743 248 1758 257 1771 268 1780 282 1787 297 1789 316 1788 333 1785 348 1779 361 1770 372 1758 382 1740 392 1716 401 1651 423 1585 445 1519 464 1502 469 1489 476 1480 485 1473 496 1470 511 1469 528 1471 845 1471 862 1469 879 1465 895 1458 910 1448 924 1434 938 1416 950 1394 961 1366 971 1303 989 1245 1006 1193 1021 1144 1034 1099 1046 1058 1056 1020 1064 984 1070 950 1075 917 1078 885 1079 854 1078 822 1076 789 1072 755 1067 719 1059 681 1050 641 1040 596 1027 548 1013 495 998 438 980 411 970 387 957 367 941 351 922 339 900 332 875 328 846 329 814 329 810 329 800 329 783 329 763 329 739 329 713 330 686 330 658 330 631 331 605 331 581 332 562 332 546 332 536 332 533 331 514 328 498 321 486 310 477 296 469 279 464 242 454 201 441 156 428 156 449 156 473 157 498 157 523 157 548 157 571 157 592 158 610 158 623 158 632 158 635 160 650 164 664 171 679 178 693 185 706 191 717 197 725 200 730 220 772 233 815 240 859 243 904 241 951 197 951 149 951 2 951 1 920 0 888 2 857 6 825 14 793 27 763 45 733 58 714 69 697 76 679 82 658 85 634 85 631 85 621 85 606 85 588 85 566 85 544 85 520 85 499 85 478 85 462 85 449 85 442 84 433 82 423 79 413 73 403 64 395 46 384 32 371 21 357 14 341 11 324 14 304 21 287 31 272 45 259 60 248 77 239 93 232 121 223 154 212 191 199 231 186 274 172 319 157 366 141 414 126 463 110 510 95 557 81 602 67 646 53 686 41 722 31 754 22 781 15 830 5 877 0 Z N" draw:text-areas="?f248 ?f250 ?f249 ?f251" draw:glue-points="?f128 ?f129 ?f130 ?f131 ?f132 ?f133 ?f134 ?f135 ?f136 ?f137 ?f138 ?f139 ?f140 ?f141 ?f142 ?f143 ?f144 ?f145 ?f146 ?f147 ?f148 ?f149 ?f150 ?f151 ?f152 ?f153 ?f154 ?f155 ?f156 ?f157 ?f158 ?f159 ?f160 ?f161 ?f162 ?f163 ?f164 ?f165 ?f166 ?f167 ?f168 ?f169 ?f170 ?f137 ?f171 ?f172 ?f173 ?f174 ?f175 ?f176 ?f177 ?f178 ?f179 ?f180 ?f181 ?f182 ?f183 ?f184 ?f185 ?f186 ?f187 ?f188 ?f189 ?f190 ?f191 ?f192 ?f193 ?f194 ?f195 ?f196 ?f197 ?f178 ?f198 ?f174 ?f199 ?f167 ?f200 ?f201 ?f202 ?f203 ?f204 ?f205 ?f206 ?f207 ?f208 ?f209 ?f210 ?f211 ?f212 ?f213 ?f214 ?f215 ?f216 ?f217 ?f216 ?f218 ?f219 ?f220 ?f221 ?f222 ?f223 ?f224 ?f225 ?f226 ?f227 ?f228 ?f229 ?f230 ?f231 ?f232 ?f233 ?f234 ?f233 ?f235 ?f236 ?f237 ?f238 ?f239 ?f240 ?f241 ?f242 ?f243 ?f244 ?f245 ?f246 ?f247" draw:glue-point-leaving-directions="-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9"/><draw:equation draw:name="f7" draw:formula="?f4 / 1079"/><draw:equation draw:name="f8" draw:formula="87 * ?f5 / 1789"/><draw:equation draw:name="f9" draw:formula="832 * ?f4 / 1079"/><draw:equation draw:name="f10" draw:formula="148 * ?f5 / 1789"/><draw:equation draw:name="f11" draw:formula="809 * ?f4 / 1079"/><draw:equation draw:name="f12" draw:formula="1252 * ?f5 / 1789"/><draw:equation draw:name="f13" draw:formula="549 * ?f4 / 1079"/><draw:equation draw:name="f14" draw:formula="838 * ?f5 / 1789"/><draw:equation draw:name="f15" draw:formula="637 * ?f4 / 1079"/><draw:equation draw:name="f16" draw:formula="400 * ?f5 / 1789"/><draw:equation draw:name="f17" draw:formula="538 * ?f4 / 1079"/><draw:equation draw:name="f18" draw:formula="397 * ?f5 / 1789"/><draw:equation draw:name="f19" draw:formula="702 * ?f4 / 1079"/><draw:equation draw:name="f20" draw:formula="396 * ?f5 / 1789"/><draw:equation draw:name="f21" draw:formula="815 * ?f4 / 1079"/><draw:equation draw:name="f22" draw:formula="432 * ?f5 / 1789"/><draw:equation draw:name="f23" draw:formula="907 * ?f4 / 1079"/><draw:equation draw:name="f24" draw:formula="685 * ?f5 / 1789"/><draw:equation draw:name="f25" draw:formula="981 * ?f4 / 1079"/><draw:equation draw:name="f26" draw:formula="894 * ?f5 / 1789"/><draw:equation draw:name="f27" draw:formula="1006 * ?f4 / 1079"/><draw:equation draw:name="f28" draw:formula="1128 * ?f5 / 1789"/><draw:equation draw:name="f29" draw:formula="968 * ?f4 / 1079"/><draw:equation draw:name="f30" draw:formula="1372 * ?f5 / 1789"/><draw:equation draw:name="f31" draw:formula="896 * ?f4 / 1079"/><draw:equation draw:name="f32" draw:formula="1400 * ?f5 / 1789"/><draw:equation draw:name="f33" draw:formula="622 * ?f4 / 1079"/><draw:equation draw:name="f34" draw:formula="772 * ?f5 / 1789"/><draw:equation draw:name="f35" draw:formula="90 * ?f4 / 1079"/><draw:equation draw:name="f36" draw:formula="521 * ?f5 / 1789"/><draw:equation draw:name="f37" draw:formula="164 * ?f4 / 1079"/><draw:equation draw:name="f38" draw:formula="261 * ?f5 / 1789"/><draw:equation draw:name="f39" draw:formula="249 * ?f4 / 1079"/><draw:equation draw:name="f40" draw:formula="99 * ?f5 / 1789"/><draw:equation draw:name="f41" draw:formula="305 * ?f4 / 1079"/><draw:equation draw:name="f42" draw:formula="109 * ?f5 / 1789"/><draw:equation draw:name="f43" draw:formula="330 * ?f4 / 1079"/><draw:equation draw:name="f44" draw:formula="291 * ?f5 / 1789"/><draw:equation draw:name="f45" draw:formula="391 * ?f4 / 1079"/><draw:equation draw:name="f46" draw:formula="556 * ?f5 / 1789"/><draw:equation draw:name="f47" draw:formula="476 * ?f4 / 1079"/><draw:equation draw:name="f48" draw:formula="802 * ?f5 / 1789"/><draw:equation draw:name="f49" draw:formula="548 * ?f4 / 1079"/><draw:equation draw:name="f50" draw:formula="1032 * ?f5 / 1789"/><draw:equation draw:name="f51" draw:formula="1267 * ?f5 / 1789"/><draw:equation draw:name="f52" draw:formula="469 * ?f4 / 1079"/><draw:equation draw:name="f53" draw:formula="1515 * ?f5 / 1789"/><draw:equation draw:name="f54" draw:formula="392 * ?f4 / 1079"/><draw:equation draw:name="f55" draw:formula="1688 * ?f5 / 1789"/><draw:equation draw:name="f56" draw:formula="337 * ?f4 / 1079"/><draw:equation draw:name="f57" draw:formula="1724 * ?f5 / 1789"/><draw:equation draw:name="f58" draw:formula="316 * ?f4 / 1079"/><draw:equation draw:name="f59" draw:formula="1665 * ?f5 / 1789"/><draw:equation draw:name="f60" draw:formula="292 * ?f4 / 1079"/><draw:equation draw:name="f61" draw:formula="1470 * ?f5 / 1789"/><draw:equation draw:name="f62" draw:formula="229 * ?f4 / 1079"/><draw:equation draw:name="f63" draw:formula="1217 * ?f5 / 1789"/><draw:equation draw:name="f64" draw:formula="150 * ?f4 / 1079"/><draw:equation draw:name="f65" draw:formula="990 * ?f5 / 1789"/><draw:equation draw:name="f66" draw:formula="85 * ?f4 / 1079"/><draw:equation draw:name="f67" draw:formula="964 * ?f5 / 1789"/><draw:equation draw:name="f68" draw:formula="6 * ?f4 / 1079"/><draw:equation draw:name="f69" draw:formula="1186 * ?f5 / 1789"/><draw:equation draw:name="f70" draw:formula="67 * ?f4 / 1079"/><draw:equation draw:name="f71" draw:formula="1435 * ?f5 / 1789"/><draw:equation draw:name="f72" draw:formula="144 * ?f4 / 1079"/><draw:equation draw:name="f73" draw:formula="1638 * ?f5 / 1789"/><draw:equation draw:name="f74" draw:formula="209 * ?f4 / 1079"/><draw:equation draw:name="f75" draw:formula="1727 * ?f5 / 1789"/><draw:equation draw:name="f76" draw:formula="239 * ?f4 / 1079"/><draw:equation draw:name="f77" draw:formula="1789 * ?f5 / 1789"/><draw:equation draw:name="f78" draw:formula="1740 * ?f5 / 1789"/><draw:equation draw:name="f79" draw:formula="1489 * ?f5 / 1789"/><draw:equation draw:name="f80" draw:formula="1471 * ?f5 / 1789"/><draw:equation draw:name="f81" draw:formula="862 * ?f4 / 1079"/><draw:equation draw:name="f82" draw:formula="1416 * ?f5 / 1789"/><draw:equation draw:name="f83" draw:formula="950 * ?f4 / 1079"/><draw:equation draw:name="f84" draw:formula="1144 * ?f5 / 1789"/><draw:equation draw:name="f85" draw:formula="1034 * ?f4 / 1079"/><draw:equation draw:name="f86" draw:formula="917 * ?f5 / 1789"/><draw:equation draw:name="f87" draw:formula="1078 * ?f4 / 1079"/><draw:equation draw:name="f88" draw:formula="719 * ?f5 / 1789"/><draw:equation draw:name="f89" draw:formula="1059 * ?f4 / 1079"/><draw:equation draw:name="f90" draw:formula="438 * ?f5 / 1789"/><draw:equation draw:name="f91" draw:formula="980 * ?f4 / 1079"/><draw:equation draw:name="f92" draw:formula="332 * ?f5 / 1789"/><draw:equation draw:name="f93" draw:formula="875 * ?f4 / 1079"/><draw:equation draw:name="f94" draw:formula="329 * ?f5 / 1789"/><draw:equation draw:name="f95" draw:formula="763 * ?f4 / 1079"/><draw:equation draw:name="f96" draw:formula="331 * ?f5 / 1789"/><draw:equation draw:name="f97" draw:formula="605 * ?f4 / 1079"/><draw:equation draw:name="f98" draw:formula="514 * ?f4 / 1079"/><draw:equation draw:name="f99" draw:formula="242 * ?f5 / 1789"/><draw:equation draw:name="f100" draw:formula="454 * ?f4 / 1079"/><draw:equation draw:name="f101" draw:formula="157 * ?f5 / 1789"/><draw:equation draw:name="f102" draw:formula="523 * ?f4 / 1079"/><draw:equation draw:name="f103" draw:formula="158 * ?f5 / 1789"/><draw:equation draw:name="f104" draw:formula="632 * ?f4 / 1079"/><draw:equation draw:name="f105" draw:formula="185 * ?f5 / 1789"/><draw:equation draw:name="f106" draw:formula="706 * ?f4 / 1079"/><draw:equation draw:name="f107" draw:formula="240 * ?f5 / 1789"/><draw:equation draw:name="f108" draw:formula="859 * ?f4 / 1079"/><draw:equation draw:name="f109" draw:formula="1 * ?f5 / 1789"/><draw:equation draw:name="f110" draw:formula="920 * ?f4 / 1079"/><draw:equation draw:name="f111" draw:formula="45 * ?f5 / 1789"/><draw:equation draw:name="f112" draw:formula="733 * ?f4 / 1079"/><draw:equation draw:name="f113" draw:formula="85 * ?f5 / 1789"/><draw:equation draw:name="f114" draw:formula="631 * ?f4 / 1079"/><draw:equation draw:name="f115" draw:formula="520 * ?f4 / 1079"/><draw:equation draw:name="f116" draw:formula="84 * ?f5 / 1789"/><draw:equation draw:name="f117" draw:formula="433 * ?f4 / 1079"/><draw:equation draw:name="f118" draw:formula="32 * ?f5 / 1789"/><draw:equation draw:name="f119" draw:formula="371 * ?f4 / 1079"/><draw:equation draw:name="f120" draw:formula="31 * ?f5 / 1789"/><draw:equation draw:name="f121" draw:formula="272 * ?f4 / 1079"/><draw:equation draw:name="f122" draw:formula="154 * ?f5 / 1789"/><draw:equation draw:name="f123" draw:formula="212 * ?f4 / 1079"/><draw:equation draw:name="f124" draw:formula="414 * ?f5 / 1789"/><draw:equation draw:name="f125" draw:formula="126 * ?f4 / 1079"/><draw:equation draw:name="f126" draw:formula="686 * ?f5 / 1789"/><draw:equation draw:name="f127" draw:formula="41 * ?f4 / 1079"/><draw:equation draw:name="f128" draw:formula="?f8 / ?f6"/><draw:equation draw:name="f129" draw:formula="?f9 / ?f7"/><draw:equation draw:name="f130" draw:formula="?f10 / ?f6"/><draw:equation draw:name="f131" draw:formula="?f11 / ?f7"/><draw:equation draw:name="f132" draw:formula="?f12 / ?f6"/><draw:equation draw:name="f133" draw:formula="?f13 / ?f7"/><draw:equation draw:name="f134" draw:formula="?f14 / ?f6"/><draw:equation draw:name="f135" draw:formula="?f15 / ?f7"/><draw:equation draw:name="f136" draw:formula="?f16 / ?f6"/><draw:equation draw:name="f137" draw:formula="?f17 / ?f7"/><draw:equation draw:name="f138" draw:formula="?f18 / ?f6"/><draw:equation draw:name="f139" draw:formula="?f19 / ?f7"/><draw:equation draw:name="f140" draw:formula="?f20 / ?f6"/><draw:equation draw:name="f141" draw:formula="?f21 / ?f7"/><draw:equation draw:name="f142" draw:formula="?f22 / ?f6"/><draw:equation draw:name="f143" draw:formula="?f23 / ?f7"/><draw:equation draw:name="f144" draw:formula="?f24 / ?f6"/><draw:equation draw:name="f145" draw:formula="?f25 / ?f7"/><draw:equation draw:name="f146" draw:formula="?f26 / ?f6"/><draw:equation draw:name="f147" draw:formula="?f27 / ?f7"/><draw:equation draw:name="f148" draw:formula="?f28 / ?f6"/><draw:equation draw:name="f149" draw:formula="?f29 / ?f7"/><draw:equation draw:name="f150" draw:formula="?f30 / ?f6"/><draw:equation draw:name="f151" draw:formula="?f31 / ?f7"/><draw:equation draw:name="f152" draw:formula="?f32 / ?f6"/><draw:equation draw:name="f153" draw:formula="?f33 / ?f7"/><draw:equation draw:name="f154" draw:formula="?f34 / ?f6"/><draw:equation draw:name="f155" draw:formula="?f35 / ?f7"/><draw:equation draw:name="f156" draw:formula="?f36 / ?f6"/><draw:equation draw:name="f157" draw:formula="?f37 / ?f7"/><draw:equation draw:name="f158" draw:formula="?f38 / ?f6"/><draw:equation draw:name="f159" draw:formula="?f39 / ?f7"/><draw:equation draw:name="f160" draw:formula="?f40 / ?f6"/><draw:equation draw:name="f161" draw:formula="?f41 / ?f7"/><draw:equation draw:name="f162" draw:formula="?f42 / ?f6"/><draw:equation draw:name="f163" draw:formula="?f43 / ?f7"/><draw:equation draw:name="f164" draw:formula="?f44 / ?f6"/><draw:equation draw:name="f165" draw:formula="?f45 / ?f7"/><draw:equation draw:name="f166" draw:formula="?f46 / ?f6"/><draw:equation draw:name="f167" draw:formula="?f47 / ?f7"/><draw:equation draw:name="f168" draw:formula="?f48 / ?f6"/><draw:equation draw:name="f169" draw:formula="?f49 / ?f7"/><draw:equation draw:name="f170" draw:formula="?f50 / ?f6"/><draw:equation draw:name="f171" draw:formula="?f51 / ?f6"/><draw:equation draw:name="f172" draw:formula="?f52 / ?f7"/><draw:equation draw:name="f173" draw:formula="?f53 / ?f6"/><draw:equation draw:name="f174" draw:formula="?f54 / ?f7"/><draw:equation draw:name="f175" draw:formula="?f55 / ?f6"/><draw:equation draw:name="f176" draw:formula="?f56 / ?f7"/><draw:equation draw:name="f177" draw:formula="?f57 / ?f6"/><draw:equation draw:name="f178" draw:formula="?f58 / ?f7"/><draw:equation draw:name="f179" draw:formula="?f59 / ?f6"/><draw:equation draw:name="f180" draw:formula="?f60 / ?f7"/><draw:equation draw:name="f181" draw:formula="?f61 / ?f6"/><draw:equation draw:name="f182" draw:formula="?f62 / ?f7"/><draw:equation draw:name="f183" draw:formula="?f63 / ?f6"/><draw:equation draw:name="f184" draw:formula="?f64 / ?f7"/><draw:equation draw:name="f185" draw:formula="?f65 / ?f6"/><draw:equation draw:name="f186" draw:formula="?f66 / ?f7"/><draw:equation draw:name="f187" draw:formula="?f67 / ?f6"/><draw:equation draw:name="f188" draw:formula="?f68 / ?f7"/><draw:equation draw:name="f189" draw:formula="?f69 / ?f6"/><draw:equation draw:name="f190" draw:formula="?f70 / ?f7"/><draw:equation draw:name="f191" draw:formula="?f71 / ?f6"/><draw:equation draw:name="f192" draw:formula="?f72 / ?f7"/><draw:equation draw:name="f193" draw:formula="?f73 / ?f6"/><draw:equation draw:name="f194" draw:formula="?f74 / ?f7"/><draw:equation draw:name="f195" draw:formula="?f75 / ?f6"/><draw:equation draw:name="f196" draw:formula="?f76 / ?f7"/><draw:equation draw:name="f197" draw:formula="?f77 / ?f6"/><draw:equation draw:name="f198" draw:formula="?f78 / ?f6"/><draw:equation draw:name="f199" draw:formula="?f79 / ?f6"/><draw:equation draw:name="f200" draw:formula="?f80 / ?f6"/><draw:equation draw:name="f201" draw:formula="?f81 / ?f7"/><draw:equation draw:name="f202" draw:formula="?f82 / ?f6"/><draw:equation draw:name="f203" draw:formula="?f83 / ?f7"/><draw:equation draw:name="f204" draw:formula="?f84 / ?f6"/><draw:equation draw:name="f205" draw:formula="?f85 / ?f7"/><draw:equation draw:name="f206" draw:formula="?f86 / ?f6"/><draw:equation draw:name="f207" draw:formula="?f87 / ?f7"/><draw:equation draw:name="f208" draw:formula="?f88 / ?f6"/><draw:equation draw:name="f209" draw:formula="?f89 / ?f7"/><draw:equation draw:name="f210" draw:formula="?f90 / ?f6"/><draw:equation draw:name="f211" draw:formula="?f91 / ?f7"/><draw:equation draw:name="f212" draw:formula="?f92 / ?f6"/><draw:equation draw:name="f213" draw:formula="?f93 / ?f7"/><draw:equation draw:name="f214" draw:formula="?f94 / ?f6"/><draw:equation draw:name="f215" draw:formula="?f95 / ?f7"/><draw:equation draw:name="f216" draw:formula="?f96 / ?f6"/><draw:equation draw:name="f217" draw:formula="?f97 / ?f7"/><draw:equation draw:name="f218" draw:formula="?f98 / ?f7"/><draw:equation draw:name="f219" draw:formula="?f99 / ?f6"/><draw:equation draw:name="f220" draw:formula="?f100 / ?f7"/><draw:equation draw:name="f221" draw:formula="?f101 / ?f6"/><draw:equation draw:name="f222" draw:formula="?f102 / ?f7"/><draw:equation draw:name="f223" draw:formula="?f103 / ?f6"/><draw:equation draw:name="f224" draw:formula="?f104 / ?f7"/><draw:equation draw:name="f225" draw:formula="?f105 / ?f6"/><draw:equation draw:name="f226" draw:formula="?f106 / ?f7"/><draw:equation draw:name="f227" draw:formula="?f107 / ?f6"/><draw:equation draw:name="f228" draw:formula="?f108 / ?f7"/><draw:equation draw:name="f229" draw:formula="?f109 / ?f6"/><draw:equation draw:name="f230" draw:formula="?f110 / ?f7"/><draw:equation draw:name="f231" draw:formula="?f111 / ?f6"/><draw:equation draw:name="f232" draw:formula="?f112 / ?f7"/><draw:equation draw:name="f233" draw:formula="?f113 / ?f6"/><draw:equation draw:name="f234" draw:formula="?f114 / ?f7"/><draw:equation draw:name="f235" draw:formula="?f115 / ?f7"/><draw:equation draw:name="f236" draw:formula="?f116 / ?f6"/><draw:equation draw:name="f237" draw:formula="?f117 / ?f7"/><draw:equation draw:name="f238" draw:formula="?f118 / ?f6"/><draw:equation draw:name="f239" draw:formula="?f119 / ?f7"/><draw:equation draw:name="f240" draw:formula="?f120 / ?f6"/><draw:equation draw:name="f241" draw:formula="?f121 / ?f7"/><draw:equation draw:name="f242" draw:formula="?f122 / ?f6"/><draw:equation draw:name="f243" draw:formula="?f123 / ?f7"/><draw:equation draw:name="f244" draw:formula="?f124 / ?f6"/><draw:equation draw:name="f245" draw:formula="?f125 / ?f7"/><draw:equation draw:name="f246" draw:formula="?f126 / ?f6"/><draw:equation draw:name="f247" draw:formula="?f127 / ?f7"/><draw:equation draw:name="f248" draw:formula="0 / ?f6"/><draw:equation draw:name="f249" draw:formula="?f1 / ?f6"/><draw:equation draw:name="f250" draw:formula="0 / ?f7"/><draw:equation draw:name="f251" draw:formula="?f3 / ?f7"/></draw:enhanced-geometry></draw:custom-shape></draw:g></text:span></text:p>
          </table:table-cell>
          <table:table-cell table:style-name="TableCell39">
            <text:h text:style-name="Titre1" text:outline-level="1"><text:span text:style-name="T40">Formation</text:span></text:h>
          </table:table-cell>
        </table:table-row>
      </table:table>
      <text:h text:style-name="Titre2" text:outline-level="2">Baccalauréat<text:s/>professionnel</text:h>
      <text:h text:style-name="Titre2" text:outline-level="2"><text:span text:style-name="T41">|</text:span>Lycée parc de Vilgenis <text:s/></text:h>
      <text:p text:style-name="Normal">2021-2024</text:p>
      <text:p text:style-name="Normal">Examens obtenus avec mention assez-bien</text:p>
      <text:h text:style-name="Titre2" text:outline-level="2">BTS SIO en<text:s/>cours</text:h>
      <text:h text:style-name="Titre2" text:outline-level="2"><text:span text:style-name="T42">|</text:span>Lycée parc de Vilgenis<text:tab/><text:s/></text:h>
      <text:p text:style-name="Normal"><text:bookmark-start text:name="_Hlk177072776"/>2024<text:bookmark-start text:name="_Hlk177072734"/>-<text:bookmark-end text:name="_Hlk177072734"/>2026<text:bookmark-end text:name="_Hlk177072776"/></text:p>
      <text:p text:style-name="Normal">En cours de passage</text:p>
      <table:table table:style-name="Table43">
        <table:table-columns>
          <table:table-column table:style-name="TableColumn44"/>
          <table:table-column table:style-name="TableColumn45"/>
        </table:table-columns>
        <table:table-row table:style-name="TableRow46">
          <table:table-cell table:style-name="TableCell47">
            <text:p text:style-name="Icônes"><text:span text:style-name="T48"><draw:g draw:name="Expérience dans une icône circulaire" draw:id="id15" draw:style-name="a15" text:anchor-type="as-char"><svg:title/><svg:desc>Icône Expérience</svg:desc><draw:custom-shape svg:x="0in" svg:y="0in" svg:width="0.3in" svg:height="0.3in" draw:id="id13" draw:style-name="a13" draw:name="Cercle de l’icône Expérience"><svg:title/><svg:desc>Cercle de l’icône Expérience</svg:desc><draw:enhanced-geometry draw:type="non-primitive" svg:viewBox="0 0 3246 3246"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 draw:text-areas="?f112 ?f114 ?f113 ?f115" draw:glue-points="?f60 ?f61 ?f62 ?f63 ?f64 ?f65 ?f66 ?f67 ?f68 ?f69 ?f70 ?f71 ?f72 ?f73 ?f74 ?f75 ?f76 ?f77 ?f78 ?f79 ?f80 ?f81 ?f82 ?f83 ?f84 ?f85 ?f84 ?f86 ?f82 ?f87 ?f80 ?f88 ?f78 ?f89 ?f76 ?f90 ?f74 ?f91 ?f72 ?f92 ?f70 ?f93 ?f68 ?f94 ?f66 ?f95 ?f64 ?f96 ?f62 ?f97 ?f60 ?f98 ?f99 ?f98 ?f100 ?f97 ?f101 ?f96 ?f102 ?f95 ?f103 ?f94 ?f104 ?f93 ?f105 ?f92 ?f106 ?f91 ?f107 ?f90 ?f108 ?f89 ?f109 ?f88 ?f110 ?f87 ?f111 ?f86 ?f111 ?f85 ?f110 ?f83 ?f109 ?f81 ?f108 ?f79 ?f107 ?f77 ?f106 ?f75 ?f105 ?f73 ?f104 ?f71 ?f103 ?f69 ?f102 ?f67 ?f101 ?f65 ?f100 ?f63 ?f99 ?f61"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46"/><draw:equation draw:name="f7" draw:formula="?f4 / 3246"/><draw:equation draw:name="f8" draw:formula="1725 * ?f5 / 3246"/><draw:equation draw:name="f9" draw:formula="3 * ?f4 / 3246"/><draw:equation draw:name="f10" draw:formula="1925 * ?f5 / 3246"/><draw:equation draw:name="f11" draw:formula="28 * ?f4 / 3246"/><draw:equation draw:name="f12" draw:formula="2117 * ?f5 / 3246"/><draw:equation draw:name="f13" draw:formula="77 * ?f4 / 3246"/><draw:equation draw:name="f14" draw:formula="2299 * ?f5 / 3246"/><draw:equation draw:name="f15" draw:formula="147 * ?f4 / 3246"/><draw:equation draw:name="f16" draw:formula="2469 * ?f5 / 3246"/><draw:equation draw:name="f17" draw:formula="239 * ?f4 / 3246"/><draw:equation draw:name="f18" draw:formula="2628 * ?f5 / 3246"/><draw:equation draw:name="f19" draw:formula="348 * ?f4 / 3246"/><draw:equation draw:name="f20" draw:formula="2771 * ?f5 / 3246"/><draw:equation draw:name="f21" draw:formula="475 * ?f4 / 3246"/><draw:equation draw:name="f22" draw:formula="2898 * ?f5 / 3246"/><draw:equation draw:name="f23" draw:formula="618 * ?f4 / 3246"/><draw:equation draw:name="f24" draw:formula="3007 * ?f5 / 3246"/><draw:equation draw:name="f25" draw:formula="777 * ?f4 / 3246"/><draw:equation draw:name="f26" draw:formula="3099 * ?f5 / 3246"/><draw:equation draw:name="f27" draw:formula="947 * ?f4 / 3246"/><draw:equation draw:name="f28" draw:formula="3169 * ?f5 / 3246"/><draw:equation draw:name="f29" draw:formula="1129 * ?f4 / 3246"/><draw:equation draw:name="f30" draw:formula="3218 * ?f5 / 3246"/><draw:equation draw:name="f31" draw:formula="1321 * ?f4 / 3246"/><draw:equation draw:name="f32" draw:formula="3243 * ?f5 / 3246"/><draw:equation draw:name="f33" draw:formula="1521 * ?f4 / 3246"/><draw:equation draw:name="f34" draw:formula="1725 * ?f4 / 3246"/><draw:equation draw:name="f35" draw:formula="1926 * ?f4 / 3246"/><draw:equation draw:name="f36" draw:formula="2117 * ?f4 / 3246"/><draw:equation draw:name="f37" draw:formula="2299 * ?f4 / 3246"/><draw:equation draw:name="f38" draw:formula="2470 * ?f4 / 3246"/><draw:equation draw:name="f39" draw:formula="2628 * ?f4 / 3246"/><draw:equation draw:name="f40" draw:formula="2771 * ?f4 / 3246"/><draw:equation draw:name="f41" draw:formula="2898 * ?f4 / 3246"/><draw:equation draw:name="f42" draw:formula="3008 * ?f4 / 3246"/><draw:equation draw:name="f43" draw:formula="3099 * ?f4 / 3246"/><draw:equation draw:name="f44" draw:formula="3169 * ?f4 / 3246"/><draw:equation draw:name="f45" draw:formula="3218 * ?f4 / 3246"/><draw:equation draw:name="f46" draw:formula="3243 * ?f4 / 3246"/><draw:equation draw:name="f47" draw:formula="1521 * ?f5 / 3246"/><draw:equation draw:name="f48" draw:formula="1320 * ?f5 / 3246"/><draw:equation draw:name="f49" draw:formula="1129 * ?f5 / 3246"/><draw:equation draw:name="f50" draw:formula="947 * ?f5 / 3246"/><draw:equation draw:name="f51" draw:formula="776 * ?f5 / 3246"/><draw:equation draw:name="f52" draw:formula="618 * ?f5 / 3246"/><draw:equation draw:name="f53" draw:formula="475 * ?f5 / 3246"/><draw:equation draw:name="f54" draw:formula="348 * ?f5 / 3246"/><draw:equation draw:name="f55" draw:formula="238 * ?f5 / 3246"/><draw:equation draw:name="f56" draw:formula="147 * ?f5 / 3246"/><draw:equation draw:name="f57" draw:formula="77 * ?f5 / 3246"/><draw:equation draw:name="f58" draw:formula="28 * ?f5 / 3246"/><draw:equation draw:name="f59" draw:formula="3 * ?f5 / 3246"/><draw:equation draw:name="f60" draw:formula="?f8 / ?f6"/><draw:equation draw:name="f61" draw:formula="?f9 / ?f7"/><draw:equation draw:name="f62" draw:formula="?f10 / ?f6"/><draw:equation draw:name="f63" draw:formula="?f11 / ?f7"/><draw:equation draw:name="f64" draw:formula="?f12 / ?f6"/><draw:equation draw:name="f65" draw:formula="?f13 / ?f7"/><draw:equation draw:name="f66" draw:formula="?f14 / ?f6"/><draw:equation draw:name="f67" draw:formula="?f15 / ?f7"/><draw:equation draw:name="f68" draw:formula="?f16 / ?f6"/><draw:equation draw:name="f69" draw:formula="?f17 / ?f7"/><draw:equation draw:name="f70" draw:formula="?f18 / ?f6"/><draw:equation draw:name="f71" draw:formula="?f19 / ?f7"/><draw:equation draw:name="f72" draw:formula="?f20 / ?f6"/><draw:equation draw:name="f73" draw:formula="?f21 / ?f7"/><draw:equation draw:name="f74" draw:formula="?f22 / ?f6"/><draw:equation draw:name="f75" draw:formula="?f23 / ?f7"/><draw:equation draw:name="f76" draw:formula="?f24 / ?f6"/><draw:equation draw:name="f77" draw:formula="?f25 / ?f7"/><draw:equation draw:name="f78" draw:formula="?f26 / ?f6"/><draw:equation draw:name="f79" draw:formula="?f27 / ?f7"/><draw:equation draw:name="f80" draw:formula="?f28 / ?f6"/><draw:equation draw:name="f81" draw:formula="?f29 / ?f7"/><draw:equation draw:name="f82" draw:formula="?f30 / ?f6"/><draw:equation draw:name="f83" draw:formula="?f31 / ?f7"/><draw:equation draw:name="f84" draw:formula="?f32 / ?f6"/><draw:equation draw:name="f85" draw:formula="?f33 / ?f7"/><draw:equation draw:name="f86" draw:formula="?f34 / ?f7"/><draw:equation draw:name="f87" draw:formula="?f35 / ?f7"/><draw:equation draw:name="f88" draw:formula="?f36 / ?f7"/><draw:equation draw:name="f89" draw:formula="?f37 / ?f7"/><draw:equation draw:name="f90" draw:formula="?f38 / ?f7"/><draw:equation draw:name="f91" draw:formula="?f39 / ?f7"/><draw:equation draw:name="f92" draw:formula="?f40 / ?f7"/><draw:equation draw:name="f93" draw:formula="?f41 / ?f7"/><draw:equation draw:name="f94" draw:formula="?f42 / ?f7"/><draw:equation draw:name="f95" draw:formula="?f43 / ?f7"/><draw:equation draw:name="f96" draw:formula="?f44 / ?f7"/><draw:equation draw:name="f97" draw:formula="?f45 / ?f7"/><draw:equation draw:name="f98" draw:formula="?f46 / ?f7"/><draw:equation draw:name="f99" draw:formula="?f47 / ?f6"/><draw:equation draw:name="f100" draw:formula="?f48 / ?f6"/><draw:equation draw:name="f101" draw:formula="?f49 / ?f6"/><draw:equation draw:name="f102" draw:formula="?f50 / ?f6"/><draw:equation draw:name="f103" draw:formula="?f51 / ?f6"/><draw:equation draw:name="f104" draw:formula="?f52 / ?f6"/><draw:equation draw:name="f105" draw:formula="?f53 / ?f6"/><draw:equation draw:name="f106" draw:formula="?f54 / ?f6"/><draw:equation draw:name="f107" draw:formula="?f55 / ?f6"/><draw:equation draw:name="f108" draw:formula="?f56 / ?f6"/><draw:equation draw:name="f109" draw:formula="?f57 / ?f6"/><draw:equation draw:name="f110" draw:formula="?f58 / ?f6"/><draw:equation draw:name="f111" draw:formula="?f59 / ?f6"/><draw:equation draw:name="f112" draw:formula="0 / ?f6"/><draw:equation draw:name="f113" draw:formula="?f1 / ?f6"/><draw:equation draw:name="f114" draw:formula="0 / ?f7"/><draw:equation draw:name="f115" draw:formula="?f3 / ?f7"/></draw:enhanced-geometry></draw:custom-shape><draw:custom-shape svg:x="0.08772in" svg:y="0.08947in" svg:width="0.12983in" svg:height="0.10351in" draw:id="id14" draw:style-name="a14" draw:name="Symbole de l’icône Expérience"><svg:title/><svg:desc>Symbole de l’icône Expérience</svg:desc><draw:enhanced-geometry draw:type="non-primitive" svg:viewBox="0 0 1395 1106" draw:enhanced-path="M 79 655 L 79 1000 81 1010 87 1018 97 1023 107 1025 1288 1025 1299 1023 1308 1018 1314 1010 1316 1000 1316 655 1301 667 1288 675 1276 681 1263 685 1234 690 1205 691 815 691 815 756 812 770 803 781 791 789 776 792 632 792 617 789 605 781 596 770 593 756 593 691 203 691 174 690 145 685 133 681 119 675 104 668 91 661 79 655 Z M 1293 287 L 109 288 98 290 89 295 83 304 80 313 79 502 82 523 88 542 99 559 112 574 122 580 135 586 148 591 160 595 181 601 203 603 593 603 593 538 596 525 605 513 617 505 632 502 776 502 791 505 803 513 812 525 815 538 815 603 1205 603 1227 601 1248 595 1267 586 1284 574 1297 559 1307 542 1314 523 1316 502 1322 311 1319 302 1313 294 1304 288 1293 287 Z M 510 80 L 510 201 900 201 900 80 510 80 Z M 520 0 L 888 0 907 1 925 6 941 14 954 25 966 38 975 52 981 68 983 85 983 201 1269 201 1295 203 1317 208 1336 216 1352 226 1365 239 1376 253 1385 270 1390 287 1394 306 1395 326 1395 980 1393 1006 1387 1029 1378 1049 1366 1066 1351 1080 1333 1091 1314 1099 1292 1104 1269 1106 135 1106 104 1105 79 1101 57 1094 40 1085 26 1073 15 1059 7 1042 3 1024 0 1003 0 980 0 326 2 306 6 287 12 269 20 252 31 238 45 225 62 215 82 207 107 203 135 201 426 201 426 85 428 68 433 52 442 38 454 25 467 14 483 6 501 1 520 0 Z N" draw:text-areas="?f184 ?f186 ?f185 ?f187" draw:glue-points="?f96 ?f97 ?f98 ?f99 ?f100 ?f101 ?f102 ?f103 ?f104 ?f105 ?f106 ?f107 ?f108 ?f109 ?f110 ?f111 ?f112 ?f113 ?f114 ?f107 ?f115 ?f116 ?f117 ?f118 ?f119 ?f120 ?f121 ?f122 ?f123 ?f124 ?f125 ?f126 ?f127 ?f128 ?f129 ?f130 ?f114 ?f131 ?f132 ?f133 ?f134 ?f133 ?f135 ?f131 ?f136 ?f130 ?f137 ?f138 ?f139 ?f140 ?f141 ?f142 ?f119 ?f120 ?f143 ?f144 ?f145 ?f146 ?f147 ?f148 ?f149 ?f150 ?f151 ?f152 ?f153 ?f154 ?f155 ?f156 ?f157 ?f158 ?f159 ?f160 ?f161 ?f162 ?f163 ?f164 ?f165 ?f166 ?f117 ?f167 ?f168 ?f169 ?f170 ?f171 ?f172 ?f173 ?f174 ?f120 ?f175 ?f176 ?f177 ?f178 ?f179 ?f144 ?f180 ?f181 ?f182 ?f183 ?f145 ?f146"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5"/><draw:equation draw:name="f7" draw:formula="?f4 / 1106"/><draw:equation draw:name="f8" draw:formula="81 * ?f5 / 1395"/><draw:equation draw:name="f9" draw:formula="1010 * ?f4 / 1106"/><draw:equation draw:name="f10" draw:formula="107 * ?f5 / 1395"/><draw:equation draw:name="f11" draw:formula="1025 * ?f4 / 1106"/><draw:equation draw:name="f12" draw:formula="1308 * ?f5 / 1395"/><draw:equation draw:name="f13" draw:formula="1018 * ?f4 / 1106"/><draw:equation draw:name="f14" draw:formula="1316 * ?f5 / 1395"/><draw:equation draw:name="f15" draw:formula="655 * ?f4 / 1106"/><draw:equation draw:name="f16" draw:formula="1276 * ?f5 / 1395"/><draw:equation draw:name="f17" draw:formula="681 * ?f4 / 1106"/><draw:equation draw:name="f18" draw:formula="1205 * ?f5 / 1395"/><draw:equation draw:name="f19" draw:formula="691 * ?f4 / 1106"/><draw:equation draw:name="f20" draw:formula="812 * ?f5 / 1395"/><draw:equation draw:name="f21" draw:formula="770 * ?f4 / 1106"/><draw:equation draw:name="f22" draw:formula="776 * ?f5 / 1395"/><draw:equation draw:name="f23" draw:formula="792 * ?f4 / 1106"/><draw:equation draw:name="f24" draw:formula="605 * ?f5 / 1395"/><draw:equation draw:name="f25" draw:formula="781 * ?f4 / 1106"/><draw:equation draw:name="f26" draw:formula="593 * ?f5 / 1395"/><draw:equation draw:name="f27" draw:formula="145 * ?f5 / 1395"/><draw:equation draw:name="f28" draw:formula="685 * ?f4 / 1106"/><draw:equation draw:name="f29" draw:formula="104 * ?f5 / 1395"/><draw:equation draw:name="f30" draw:formula="668 * ?f4 / 1106"/><draw:equation draw:name="f31" draw:formula="1293 * ?f5 / 1395"/><draw:equation draw:name="f32" draw:formula="287 * ?f4 / 1106"/><draw:equation draw:name="f33" draw:formula="89 * ?f5 / 1395"/><draw:equation draw:name="f34" draw:formula="295 * ?f4 / 1106"/><draw:equation draw:name="f35" draw:formula="79 * ?f5 / 1395"/><draw:equation draw:name="f36" draw:formula="502 * ?f4 / 1106"/><draw:equation draw:name="f37" draw:formula="99 * ?f5 / 1395"/><draw:equation draw:name="f38" draw:formula="559 * ?f4 / 1106"/><draw:equation draw:name="f39" draw:formula="135 * ?f5 / 1395"/><draw:equation draw:name="f40" draw:formula="586 * ?f4 / 1106"/><draw:equation draw:name="f41" draw:formula="181 * ?f5 / 1395"/><draw:equation draw:name="f42" draw:formula="601 * ?f4 / 1106"/><draw:equation draw:name="f43" draw:formula="538 * ?f4 / 1106"/><draw:equation draw:name="f44" draw:formula="617 * ?f5 / 1395"/><draw:equation draw:name="f45" draw:formula="505 * ?f4 / 1106"/><draw:equation draw:name="f46" draw:formula="791 * ?f5 / 1395"/><draw:equation draw:name="f47" draw:formula="815 * ?f5 / 1395"/><draw:equation draw:name="f48" draw:formula="1227 * ?f5 / 1395"/><draw:equation draw:name="f49" draw:formula="1284 * ?f5 / 1395"/><draw:equation draw:name="f50" draw:formula="574 * ?f4 / 1106"/><draw:equation draw:name="f51" draw:formula="1314 * ?f5 / 1395"/><draw:equation draw:name="f52" draw:formula="523 * ?f4 / 1106"/><draw:equation draw:name="f53" draw:formula="1319 * ?f5 / 1395"/><draw:equation draw:name="f54" draw:formula="302 * ?f4 / 1106"/><draw:equation draw:name="f55" draw:formula="900 * ?f5 / 1395"/><draw:equation draw:name="f56" draw:formula="201 * ?f4 / 1106"/><draw:equation draw:name="f57" draw:formula="520 * ?f5 / 1395"/><draw:equation draw:name="f58" draw:formula="0 * ?f4 / 1106"/><draw:equation draw:name="f59" draw:formula="925 * ?f5 / 1395"/><draw:equation draw:name="f60" draw:formula="6 * ?f4 / 1106"/><draw:equation draw:name="f61" draw:formula="966 * ?f5 / 1395"/><draw:equation draw:name="f62" draw:formula="38 * ?f4 / 1106"/><draw:equation draw:name="f63" draw:formula="983 * ?f5 / 1395"/><draw:equation draw:name="f64" draw:formula="85 * ?f4 / 1106"/><draw:equation draw:name="f65" draw:formula="1295 * ?f5 / 1395"/><draw:equation draw:name="f66" draw:formula="203 * ?f4 / 1106"/><draw:equation draw:name="f67" draw:formula="1352 * ?f5 / 1395"/><draw:equation draw:name="f68" draw:formula="226 * ?f4 / 1106"/><draw:equation draw:name="f69" draw:formula="1385 * ?f5 / 1395"/><draw:equation draw:name="f70" draw:formula="270 * ?f4 / 1106"/><draw:equation draw:name="f71" draw:formula="1395 * ?f5 / 1395"/><draw:equation draw:name="f72" draw:formula="326 * ?f4 / 1106"/><draw:equation draw:name="f73" draw:formula="1387 * ?f5 / 1395"/><draw:equation draw:name="f74" draw:formula="1029 * ?f4 / 1106"/><draw:equation draw:name="f75" draw:formula="1351 * ?f5 / 1395"/><draw:equation draw:name="f76" draw:formula="1080 * ?f4 / 1106"/><draw:equation draw:name="f77" draw:formula="1292 * ?f5 / 1395"/><draw:equation draw:name="f78" draw:formula="1104 * ?f4 / 1106"/><draw:equation draw:name="f79" draw:formula="1105 * ?f4 / 1106"/><draw:equation draw:name="f80" draw:formula="40 * ?f5 / 1395"/><draw:equation draw:name="f81" draw:formula="1085 * ?f4 / 1106"/><draw:equation draw:name="f82" draw:formula="7 * ?f5 / 1395"/><draw:equation draw:name="f83" draw:formula="1042 * ?f4 / 1106"/><draw:equation draw:name="f84" draw:formula="0 * ?f5 / 1395"/><draw:equation draw:name="f85" draw:formula="980 * ?f4 / 1106"/><draw:equation draw:name="f86" draw:formula="6 * ?f5 / 1395"/><draw:equation draw:name="f87" draw:formula="31 * ?f5 / 1395"/><draw:equation draw:name="f88" draw:formula="238 * ?f4 / 1106"/><draw:equation draw:name="f89" draw:formula="82 * ?f5 / 1395"/><draw:equation draw:name="f90" draw:formula="207 * ?f4 / 1106"/><draw:equation draw:name="f91" draw:formula="426 * ?f5 / 1395"/><draw:equation draw:name="f92" draw:formula="433 * ?f5 / 1395"/><draw:equation draw:name="f93" draw:formula="52 * ?f4 / 1106"/><draw:equation draw:name="f94" draw:formula="467 * ?f5 / 1395"/><draw:equation draw:name="f95" draw:formula="14 * ?f4 / 1106"/><draw:equation draw:name="f96" draw:formula="?f8 / ?f6"/><draw:equation draw:name="f97" draw:formula="?f9 / ?f7"/><draw:equation draw:name="f98" draw:formula="?f10 / ?f6"/><draw:equation draw:name="f99" draw:formula="?f11 / ?f7"/><draw:equation draw:name="f100" draw:formula="?f12 / ?f6"/><draw:equation draw:name="f101" draw:formula="?f13 / ?f7"/><draw:equation draw:name="f102" draw:formula="?f14 / ?f6"/><draw:equation draw:name="f103" draw:formula="?f15 / ?f7"/><draw:equation draw:name="f104" draw:formula="?f16 / ?f6"/><draw:equation draw:name="f105" draw:formula="?f17 / ?f7"/><draw:equation draw:name="f106" draw:formula="?f18 / ?f6"/><draw:equation draw:name="f107" draw:formula="?f19 / ?f7"/><draw:equation draw:name="f108" draw:formula="?f20 / ?f6"/><draw:equation draw:name="f109" draw:formula="?f21 / ?f7"/><draw:equation draw:name="f110" draw:formula="?f22 / ?f6"/><draw:equation draw:name="f111" draw:formula="?f23 / ?f7"/><draw:equation draw:name="f112" draw:formula="?f24 / ?f6"/><draw:equation draw:name="f113" draw:formula="?f25 / ?f7"/><draw:equation draw:name="f114" draw:formula="?f26 / ?f6"/><draw:equation draw:name="f115" draw:formula="?f27 / ?f6"/><draw:equation draw:name="f116" draw:formula="?f28 / ?f7"/><draw:equation draw:name="f117" draw:formula="?f29 / ?f6"/><draw:equation draw:name="f118" draw:formula="?f30 / ?f7"/><draw:equation draw:name="f119" draw:formula="?f31 / ?f6"/><draw:equation draw:name="f120" draw:formula="?f32 / ?f7"/><draw:equation draw:name="f121" draw:formula="?f33 / ?f6"/><draw:equation draw:name="f122" draw:formula="?f34 / ?f7"/><draw:equation draw:name="f123" draw:formula="?f35 / ?f6"/><draw:equation draw:name="f124" draw:formula="?f36 / ?f7"/><draw:equation draw:name="f125" draw:formula="?f37 / ?f6"/><draw:equation draw:name="f126" draw:formula="?f38 / ?f7"/><draw:equation draw:name="f127" draw:formula="?f39 / ?f6"/><draw:equation draw:name="f128" draw:formula="?f40 / ?f7"/><draw:equation draw:name="f129" draw:formula="?f41 / ?f6"/><draw:equation draw:name="f130" draw:formula="?f42 / ?f7"/><draw:equation draw:name="f131" draw:formula="?f43 / ?f7"/><draw:equation draw:name="f132" draw:formula="?f44 / ?f6"/><draw:equation draw:name="f133" draw:formula="?f45 / ?f7"/><draw:equation draw:name="f134" draw:formula="?f46 / ?f6"/><draw:equation draw:name="f135" draw:formula="?f47 / ?f6"/><draw:equation draw:name="f136" draw:formula="?f48 / ?f6"/><draw:equation draw:name="f137" draw:formula="?f49 / ?f6"/><draw:equation draw:name="f138" draw:formula="?f50 / ?f7"/><draw:equation draw:name="f139" draw:formula="?f51 / ?f6"/><draw:equation draw:name="f140" draw:formula="?f52 / ?f7"/><draw:equation draw:name="f141" draw:formula="?f53 / ?f6"/><draw:equation draw:name="f142" draw:formula="?f54 / ?f7"/><draw:equation draw:name="f143" draw:formula="?f55 / ?f6"/><draw:equation draw:name="f144" draw:formula="?f56 / ?f7"/><draw:equation draw:name="f145" draw:formula="?f57 / ?f6"/><draw:equation draw:name="f146" draw:formula="?f58 / ?f7"/><draw:equation draw:name="f147" draw:formula="?f59 / ?f6"/><draw:equation draw:name="f148" draw:formula="?f60 / ?f7"/><draw:equation draw:name="f149" draw:formula="?f61 / ?f6"/><draw:equation draw:name="f150" draw:formula="?f62 / ?f7"/><draw:equation draw:name="f151" draw:formula="?f63 / ?f6"/><draw:equation draw:name="f152" draw:formula="?f64 / ?f7"/><draw:equation draw:name="f153" draw:formula="?f65 / ?f6"/><draw:equation draw:name="f154" draw:formula="?f66 / ?f7"/><draw:equation draw:name="f155" draw:formula="?f67 / ?f6"/><draw:equation draw:name="f156" draw:formula="?f68 / ?f7"/><draw:equation draw:name="f157" draw:formula="?f69 / ?f6"/><draw:equation draw:name="f158" draw:formula="?f70 / ?f7"/><draw:equation draw:name="f159" draw:formula="?f71 / ?f6"/><draw:equation draw:name="f160" draw:formula="?f72 / ?f7"/><draw:equation draw:name="f161" draw:formula="?f73 / ?f6"/><draw:equation draw:name="f162" draw:formula="?f74 / ?f7"/><draw:equation draw:name="f163" draw:formula="?f75 / ?f6"/><draw:equation draw:name="f164" draw:formula="?f76 / ?f7"/><draw:equation draw:name="f165" draw:formula="?f77 / ?f6"/><draw:equation draw:name="f166" draw:formula="?f78 / ?f7"/><draw:equation draw:name="f167" draw:formula="?f79 / ?f7"/><draw:equation draw:name="f168" draw:formula="?f80 / ?f6"/><draw:equation draw:name="f169" draw:formula="?f81 / ?f7"/><draw:equation draw:name="f170" draw:formula="?f82 / ?f6"/><draw:equation draw:name="f171" draw:formula="?f83 / ?f7"/><draw:equation draw:name="f172" draw:formula="?f84 / ?f6"/><draw:equation draw:name="f173" draw:formula="?f85 / ?f7"/><draw:equation draw:name="f174" draw:formula="?f86 / ?f6"/><draw:equation draw:name="f175" draw:formula="?f87 / ?f6"/><draw:equation draw:name="f176" draw:formula="?f88 / ?f7"/><draw:equation draw:name="f177" draw:formula="?f89 / ?f6"/><draw:equation draw:name="f178" draw:formula="?f90 / ?f7"/><draw:equation draw:name="f179" draw:formula="?f91 / ?f6"/><draw:equation draw:name="f180" draw:formula="?f92 / ?f6"/><draw:equation draw:name="f181" draw:formula="?f93 / ?f7"/><draw:equation draw:name="f182" draw:formula="?f94 / ?f6"/><draw:equation draw:name="f183" draw:formula="?f95 / ?f7"/><draw:equation draw:name="f184" draw:formula="0 / ?f6"/><draw:equation draw:name="f185" draw:formula="?f1 / ?f6"/><draw:equation draw:name="f186" draw:formula="0 / ?f7"/><draw:equation draw:name="f187" draw:formula="?f3 / ?f7"/></draw:enhanced-geometry></draw:custom-shape></draw:g></text:span></text:p>
          </table:table-cell>
          <table:table-cell table:style-name="TableCell49">
            <text:h text:style-name="Titre1" text:outline-level="1"><text:span text:style-name="T50">Expérience</text:span></text:h>
          </table:table-cell>
        </table:table-row>
      </table:table>
      <text:h text:style-name="Titre2" text:outline-level="2">Stagiaire<text:s/><text:span text:style-name="T51">|</text:span><text:span text:style-name="T52"><text:s/></text:span>Technoclic, Ris-Orangis</text:h>
      <text:h text:style-name="Titre5" text:outline-level="5"><text:s/>nov.<text:s/>2023-janv 2024</text:h>
      <text:p text:style-name="Normal">Installation<text:s/>de support sur pc fixe et portable, travail chez des<text:s/>clients (Verisure) remise en état de<text:s/>matérielles<text:s/>informatique (ordinateur, tablettes, téléphone)</text:p>
      <text:h text:style-name="Titre2" text:outline-level="2">Stagiaire<text:s/><text:span text:style-name="T53">|</text:span><text:span text:style-name="T54"><text:s/></text:span>Technoclic, Ris-Orangis</text:h>
      <text:h text:style-name="Titre5" text:outline-level="5">Mars<text:s/>2023- mai 2023</text:h>
      <text:p text:style-name="Normal">Installation de support sur pc fixe et portable, travail chez des clients (Verisure) remise en état de matérielles informatique (ordinateur, tablettes, téléphone)</text:p>
      <text:p text:style-name="Normal"/>
      <table:table table:style-name="Table55">
        <table:table-columns>
          <table:table-column table:style-name="TableColumn56"/>
          <table:table-column table:style-name="TableColumn57"/>
        </table:table-columns>
        <table:table-row table:style-name="TableRow58">
          <table:table-cell table:style-name="TableCell59">
            <text:p text:style-name="Icônes"><text:span text:style-name="T60"><draw:g draw:name="Compétences dans une icône circulaire" draw:id="id21" draw:style-name="a21" text:anchor-type="as-char"><svg:title/><svg:desc>Icône Compétences</svg:desc><draw:custom-shape svg:x="0in" svg:y="0in" svg:width="0.3in" svg:height="0.3in" draw:id="id16" draw:style-name="a16" draw:name="Cercle de l’icône Compétences"><svg:title/><svg:desc>Cercle de l’icône Compétences</svg:desc><draw:enhanced-geometry draw:type="non-primitive" svg:viewBox="0 0 3246 3246"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 draw:text-areas="?f112 ?f114 ?f113 ?f115" draw:glue-points="?f60 ?f61 ?f62 ?f63 ?f64 ?f65 ?f66 ?f67 ?f68 ?f69 ?f70 ?f71 ?f72 ?f73 ?f74 ?f75 ?f76 ?f77 ?f78 ?f79 ?f80 ?f81 ?f82 ?f83 ?f84 ?f85 ?f84 ?f86 ?f82 ?f87 ?f80 ?f88 ?f78 ?f89 ?f76 ?f90 ?f74 ?f91 ?f72 ?f92 ?f70 ?f93 ?f68 ?f94 ?f66 ?f95 ?f64 ?f96 ?f62 ?f97 ?f60 ?f98 ?f99 ?f98 ?f100 ?f97 ?f101 ?f96 ?f102 ?f95 ?f103 ?f94 ?f104 ?f93 ?f105 ?f92 ?f106 ?f91 ?f107 ?f90 ?f108 ?f89 ?f109 ?f88 ?f110 ?f87 ?f111 ?f86 ?f111 ?f85 ?f110 ?f83 ?f109 ?f81 ?f108 ?f79 ?f107 ?f77 ?f106 ?f75 ?f105 ?f73 ?f104 ?f71 ?f103 ?f69 ?f102 ?f67 ?f101 ?f65 ?f100 ?f63 ?f99 ?f61"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46"/><draw:equation draw:name="f7" draw:formula="?f4 / 3246"/><draw:equation draw:name="f8" draw:formula="1725 * ?f5 / 3246"/><draw:equation draw:name="f9" draw:formula="3 * ?f4 / 3246"/><draw:equation draw:name="f10" draw:formula="1925 * ?f5 / 3246"/><draw:equation draw:name="f11" draw:formula="28 * ?f4 / 3246"/><draw:equation draw:name="f12" draw:formula="2117 * ?f5 / 3246"/><draw:equation draw:name="f13" draw:formula="77 * ?f4 / 3246"/><draw:equation draw:name="f14" draw:formula="2299 * ?f5 / 3246"/><draw:equation draw:name="f15" draw:formula="147 * ?f4 / 3246"/><draw:equation draw:name="f16" draw:formula="2469 * ?f5 / 3246"/><draw:equation draw:name="f17" draw:formula="239 * ?f4 / 3246"/><draw:equation draw:name="f18" draw:formula="2628 * ?f5 / 3246"/><draw:equation draw:name="f19" draw:formula="348 * ?f4 / 3246"/><draw:equation draw:name="f20" draw:formula="2771 * ?f5 / 3246"/><draw:equation draw:name="f21" draw:formula="475 * ?f4 / 3246"/><draw:equation draw:name="f22" draw:formula="2898 * ?f5 / 3246"/><draw:equation draw:name="f23" draw:formula="618 * ?f4 / 3246"/><draw:equation draw:name="f24" draw:formula="3007 * ?f5 / 3246"/><draw:equation draw:name="f25" draw:formula="777 * ?f4 / 3246"/><draw:equation draw:name="f26" draw:formula="3099 * ?f5 / 3246"/><draw:equation draw:name="f27" draw:formula="947 * ?f4 / 3246"/><draw:equation draw:name="f28" draw:formula="3169 * ?f5 / 3246"/><draw:equation draw:name="f29" draw:formula="1129 * ?f4 / 3246"/><draw:equation draw:name="f30" draw:formula="3218 * ?f5 / 3246"/><draw:equation draw:name="f31" draw:formula="1321 * ?f4 / 3246"/><draw:equation draw:name="f32" draw:formula="3243 * ?f5 / 3246"/><draw:equation draw:name="f33" draw:formula="1521 * ?f4 / 3246"/><draw:equation draw:name="f34" draw:formula="1725 * ?f4 / 3246"/><draw:equation draw:name="f35" draw:formula="1926 * ?f4 / 3246"/><draw:equation draw:name="f36" draw:formula="2117 * ?f4 / 3246"/><draw:equation draw:name="f37" draw:formula="2299 * ?f4 / 3246"/><draw:equation draw:name="f38" draw:formula="2470 * ?f4 / 3246"/><draw:equation draw:name="f39" draw:formula="2628 * ?f4 / 3246"/><draw:equation draw:name="f40" draw:formula="2771 * ?f4 / 3246"/><draw:equation draw:name="f41" draw:formula="2898 * ?f4 / 3246"/><draw:equation draw:name="f42" draw:formula="3008 * ?f4 / 3246"/><draw:equation draw:name="f43" draw:formula="3099 * ?f4 / 3246"/><draw:equation draw:name="f44" draw:formula="3169 * ?f4 / 3246"/><draw:equation draw:name="f45" draw:formula="3218 * ?f4 / 3246"/><draw:equation draw:name="f46" draw:formula="3243 * ?f4 / 3246"/><draw:equation draw:name="f47" draw:formula="1521 * ?f5 / 3246"/><draw:equation draw:name="f48" draw:formula="1320 * ?f5 / 3246"/><draw:equation draw:name="f49" draw:formula="1129 * ?f5 / 3246"/><draw:equation draw:name="f50" draw:formula="947 * ?f5 / 3246"/><draw:equation draw:name="f51" draw:formula="776 * ?f5 / 3246"/><draw:equation draw:name="f52" draw:formula="618 * ?f5 / 3246"/><draw:equation draw:name="f53" draw:formula="475 * ?f5 / 3246"/><draw:equation draw:name="f54" draw:formula="348 * ?f5 / 3246"/><draw:equation draw:name="f55" draw:formula="238 * ?f5 / 3246"/><draw:equation draw:name="f56" draw:formula="147 * ?f5 / 3246"/><draw:equation draw:name="f57" draw:formula="77 * ?f5 / 3246"/><draw:equation draw:name="f58" draw:formula="28 * ?f5 / 3246"/><draw:equation draw:name="f59" draw:formula="3 * ?f5 / 3246"/><draw:equation draw:name="f60" draw:formula="?f8 / ?f6"/><draw:equation draw:name="f61" draw:formula="?f9 / ?f7"/><draw:equation draw:name="f62" draw:formula="?f10 / ?f6"/><draw:equation draw:name="f63" draw:formula="?f11 / ?f7"/><draw:equation draw:name="f64" draw:formula="?f12 / ?f6"/><draw:equation draw:name="f65" draw:formula="?f13 / ?f7"/><draw:equation draw:name="f66" draw:formula="?f14 / ?f6"/><draw:equation draw:name="f67" draw:formula="?f15 / ?f7"/><draw:equation draw:name="f68" draw:formula="?f16 / ?f6"/><draw:equation draw:name="f69" draw:formula="?f17 / ?f7"/><draw:equation draw:name="f70" draw:formula="?f18 / ?f6"/><draw:equation draw:name="f71" draw:formula="?f19 / ?f7"/><draw:equation draw:name="f72" draw:formula="?f20 / ?f6"/><draw:equation draw:name="f73" draw:formula="?f21 / ?f7"/><draw:equation draw:name="f74" draw:formula="?f22 / ?f6"/><draw:equation draw:name="f75" draw:formula="?f23 / ?f7"/><draw:equation draw:name="f76" draw:formula="?f24 / ?f6"/><draw:equation draw:name="f77" draw:formula="?f25 / ?f7"/><draw:equation draw:name="f78" draw:formula="?f26 / ?f6"/><draw:equation draw:name="f79" draw:formula="?f27 / ?f7"/><draw:equation draw:name="f80" draw:formula="?f28 / ?f6"/><draw:equation draw:name="f81" draw:formula="?f29 / ?f7"/><draw:equation draw:name="f82" draw:formula="?f30 / ?f6"/><draw:equation draw:name="f83" draw:formula="?f31 / ?f7"/><draw:equation draw:name="f84" draw:formula="?f32 / ?f6"/><draw:equation draw:name="f85" draw:formula="?f33 / ?f7"/><draw:equation draw:name="f86" draw:formula="?f34 / ?f7"/><draw:equation draw:name="f87" draw:formula="?f35 / ?f7"/><draw:equation draw:name="f88" draw:formula="?f36 / ?f7"/><draw:equation draw:name="f89" draw:formula="?f37 / ?f7"/><draw:equation draw:name="f90" draw:formula="?f38 / ?f7"/><draw:equation draw:name="f91" draw:formula="?f39 / ?f7"/><draw:equation draw:name="f92" draw:formula="?f40 / ?f7"/><draw:equation draw:name="f93" draw:formula="?f41 / ?f7"/><draw:equation draw:name="f94" draw:formula="?f42 / ?f7"/><draw:equation draw:name="f95" draw:formula="?f43 / ?f7"/><draw:equation draw:name="f96" draw:formula="?f44 / ?f7"/><draw:equation draw:name="f97" draw:formula="?f45 / ?f7"/><draw:equation draw:name="f98" draw:formula="?f46 / ?f7"/><draw:equation draw:name="f99" draw:formula="?f47 / ?f6"/><draw:equation draw:name="f100" draw:formula="?f48 / ?f6"/><draw:equation draw:name="f101" draw:formula="?f49 / ?f6"/><draw:equation draw:name="f102" draw:formula="?f50 / ?f6"/><draw:equation draw:name="f103" draw:formula="?f51 / ?f6"/><draw:equation draw:name="f104" draw:formula="?f52 / ?f6"/><draw:equation draw:name="f105" draw:formula="?f53 / ?f6"/><draw:equation draw:name="f106" draw:formula="?f54 / ?f6"/><draw:equation draw:name="f107" draw:formula="?f55 / ?f6"/><draw:equation draw:name="f108" draw:formula="?f56 / ?f6"/><draw:equation draw:name="f109" draw:formula="?f57 / ?f6"/><draw:equation draw:name="f110" draw:formula="?f58 / ?f6"/><draw:equation draw:name="f111" draw:formula="?f59 / ?f6"/><draw:equation draw:name="f112" draw:formula="0 / ?f6"/><draw:equation draw:name="f113" draw:formula="?f1 / ?f6"/><draw:equation draw:name="f114" draw:formula="0 / ?f7"/><draw:equation draw:name="f115" draw:formula="?f3 / ?f7"/></draw:enhanced-geometry></draw:custom-shape><draw:custom-shape svg:x="0.19123in" svg:y="0.19474in" svg:width="0.00702in" svg:height="0.00702in" draw:id="id17" draw:style-name="a17" draw:name="Symbole de l’icône Compétences (1ère partie)"><svg:title/><svg:desc>Symbole de l’icône Compétences (1ère partie)</svg:desc><draw:enhanced-geometry draw:type="non-primitive" svg:viewBox="0 0 70 70" draw:enhanced-path="M 35 0 L 49 2 60 10 67 21 70 35 67 48 60 60 49 67 35 70 21 67 10 60 3 48 0 35 3 21 10 10 21 2 35 0 Z N" draw:text-areas="?f44 ?f46 ?f45 ?f47" draw:glue-points="?f26 ?f27 ?f28 ?f29 ?f30 ?f31 ?f32 ?f33 ?f34 ?f35 ?f32 ?f36 ?f30 ?f37 ?f28 ?f38 ?f26 ?f39 ?f40 ?f38 ?f41 ?f37 ?f42 ?f36 ?f43 ?f35 ?f42 ?f33 ?f41 ?f31 ?f40 ?f29 ?f26 ?f27"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draw:equation draw:name="f7" draw:formula="?f4 / 70"/><draw:equation draw:name="f8" draw:formula="35 * ?f5 / 70"/><draw:equation draw:name="f9" draw:formula="0 * ?f4 / 70"/><draw:equation draw:name="f10" draw:formula="49 * ?f5 / 70"/><draw:equation draw:name="f11" draw:formula="2 * ?f4 / 70"/><draw:equation draw:name="f12" draw:formula="60 * ?f5 / 70"/><draw:equation draw:name="f13" draw:formula="10 * ?f4 / 70"/><draw:equation draw:name="f14" draw:formula="67 * ?f5 / 70"/><draw:equation draw:name="f15" draw:formula="21 * ?f4 / 70"/><draw:equation draw:name="f16" draw:formula="70 * ?f5 / 70"/><draw:equation draw:name="f17" draw:formula="35 * ?f4 / 70"/><draw:equation draw:name="f18" draw:formula="48 * ?f4 / 70"/><draw:equation draw:name="f19" draw:formula="60 * ?f4 / 70"/><draw:equation draw:name="f20" draw:formula="67 * ?f4 / 70"/><draw:equation draw:name="f21" draw:formula="70 * ?f4 / 70"/><draw:equation draw:name="f22" draw:formula="21 * ?f5 / 70"/><draw:equation draw:name="f23" draw:formula="10 * ?f5 / 70"/><draw:equation draw:name="f24" draw:formula="3 * ?f5 / 70"/><draw:equation draw:name="f25" draw:formula="0 * ?f5 / 70"/><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6"/><draw:equation draw:name="f35" draw:formula="?f17 / ?f7"/><draw:equation draw:name="f36" draw:formula="?f18 / ?f7"/><draw:equation draw:name="f37" draw:formula="?f19 / ?f7"/><draw:equation draw:name="f38" draw:formula="?f20 / ?f7"/><draw:equation draw:name="f39" draw:formula="?f21 / ?f7"/><draw:equation draw:name="f40" draw:formula="?f22 / ?f6"/><draw:equation draw:name="f41" draw:formula="?f23 / ?f6"/><draw:equation draw:name="f42" draw:formula="?f24 / ?f6"/><draw:equation draw:name="f43" draw:formula="?f25 / ?f6"/><draw:equation draw:name="f44" draw:formula="0 / ?f6"/><draw:equation draw:name="f45" draw:formula="?f1 / ?f6"/><draw:equation draw:name="f46" draw:formula="0 / ?f7"/><draw:equation draw:name="f47" draw:formula="?f3 / ?f7"/></draw:enhanced-geometry></draw:custom-shape><draw:custom-shape svg:x="0.08596in" svg:y="0.08947in" svg:width="0.12632in" svg:height="0.12456in" draw:id="id18" draw:style-name="a18" draw:name="Symbole de l’icône Compétences (2ème partie)"><svg:title/><svg:desc>Symbole de l’icône Compétences (2ème partie)</svg:desc><draw:enhanced-geometry draw:type="non-primitive" svg:viewBox="0 0 1362 1356" draw:enhanced-path="M 342 68 L 400 128 424 155 444 181 457 205 465 229 468 252 467 274 461 296 450 319 435 341 417 366 395 390 370 416 342 439 314 456 285 466 256 470 232 467 209 461 188 452 169 441 151 429 136 416 122 403 70 352 76 383 87 413 101 442 121 471 144 496 170 517 198 534 228 545 259 552 301 558 341 569 379 583 415 601 450 624 484 650 517 681 685 852 855 1022 1026 1189 1068 1230 1091 1251 1113 1267 1135 1279 1155 1286 1175 1288 1198 1285 1221 1276 1245 1260 1258 1249 1271 1235 1282 1219 1290 1201 1294 1180 1292 1156 1284 1131 1270 1106 1249 1082 1108 939 965 796 804 635 645 473 627 453 609 428 593 400 579 369 570 334 566 300 562 263 553 228 540 195 522 165 500 139 474 116 445 97 412 83 378 73 342 68 Z M 327 0 L 368 3 407 10 445 22 480 39 512 60 541 84 567 112 589 144 607 179 620 216 629 256 633 298 636 321 642 343 652 367 664 389 678 409 693 426 894 629 1097 831 1298 1035 1322 1063 1341 1092 1353 1122 1360 1152 1362 1182 1357 1211 1348 1239 1332 1265 1312 1291 1286 1314 1259 1332 1231 1345 1203 1353 1175 1356 1145 1353 1114 1343 1083 1328 1052 1306 1020 1278 835 1097 651 914 468 729 442 703 413 681 385 662 355 646 323 634 289 625 252 619 214 611 178 599 145 581 114 560 86 534 62 505 41 474 24 440 12 404 4 366 0 327 2 289 9 250 22 212 72 260 121 307 169 353 188 371 206 385 223 394 240 400 256 402 272 400 289 393 306 383 323 368 345 344 363 325 378 307 389 291 396 276 400 263 400 249 397 236 391 222 381 208 368 192 352 175 303 125 254 75 204 23 246 10 287 3 327 0 Z N" draw:text-areas="?f234 ?f236 ?f235 ?f237" draw:glue-points="?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148 ?f206 ?f207 ?f208 ?f209 ?f210 ?f211 ?f212 ?f213 ?f214 ?f128 ?f215 ?f216 ?f139 ?f217 ?f218 ?f219 ?f131 ?f220 ?f221 ?f138 ?f222 ?f223 ?f224 ?f225 ?f226 ?f227 ?f228 ?f229 ?f230 ?f231 ?f232 ?f233" draw:glue-point-leaving-directions="-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62"/><draw:equation draw:name="f7" draw:formula="?f4 / 1356"/><draw:equation draw:name="f8" draw:formula="424 * ?f5 / 1362"/><draw:equation draw:name="f9" draw:formula="155 * ?f4 / 1356"/><draw:equation draw:name="f10" draw:formula="465 * ?f5 / 1362"/><draw:equation draw:name="f11" draw:formula="229 * ?f4 / 1356"/><draw:equation draw:name="f12" draw:formula="461 * ?f5 / 1362"/><draw:equation draw:name="f13" draw:formula="296 * ?f4 / 1356"/><draw:equation draw:name="f14" draw:formula="417 * ?f5 / 1362"/><draw:equation draw:name="f15" draw:formula="366 * ?f4 / 1356"/><draw:equation draw:name="f16" draw:formula="342 * ?f5 / 1362"/><draw:equation draw:name="f17" draw:formula="439 * ?f4 / 1356"/><draw:equation draw:name="f18" draw:formula="256 * ?f5 / 1362"/><draw:equation draw:name="f19" draw:formula="470 * ?f4 / 1356"/><draw:equation draw:name="f20" draw:formula="188 * ?f5 / 1362"/><draw:equation draw:name="f21" draw:formula="452 * ?f4 / 1356"/><draw:equation draw:name="f22" draw:formula="136 * ?f5 / 1362"/><draw:equation draw:name="f23" draw:formula="416 * ?f4 / 1356"/><draw:equation draw:name="f24" draw:formula="76 * ?f5 / 1362"/><draw:equation draw:name="f25" draw:formula="383 * ?f4 / 1356"/><draw:equation draw:name="f26" draw:formula="121 * ?f5 / 1362"/><draw:equation draw:name="f27" draw:formula="471 * ?f4 / 1356"/><draw:equation draw:name="f28" draw:formula="198 * ?f5 / 1362"/><draw:equation draw:name="f29" draw:formula="534 * ?f4 / 1356"/><draw:equation draw:name="f30" draw:formula="301 * ?f5 / 1362"/><draw:equation draw:name="f31" draw:formula="558 * ?f4 / 1356"/><draw:equation draw:name="f32" draw:formula="415 * ?f5 / 1362"/><draw:equation draw:name="f33" draw:formula="601 * ?f4 / 1356"/><draw:equation draw:name="f34" draw:formula="517 * ?f5 / 1362"/><draw:equation draw:name="f35" draw:formula="681 * ?f4 / 1356"/><draw:equation draw:name="f36" draw:formula="1026 * ?f5 / 1362"/><draw:equation draw:name="f37" draw:formula="1189 * ?f4 / 1356"/><draw:equation draw:name="f38" draw:formula="1113 * ?f5 / 1362"/><draw:equation draw:name="f39" draw:formula="1267 * ?f4 / 1356"/><draw:equation draw:name="f40" draw:formula="1175 * ?f5 / 1362"/><draw:equation draw:name="f41" draw:formula="1288 * ?f4 / 1356"/><draw:equation draw:name="f42" draw:formula="1245 * ?f5 / 1362"/><draw:equation draw:name="f43" draw:formula="1260 * ?f4 / 1356"/><draw:equation draw:name="f44" draw:formula="1282 * ?f5 / 1362"/><draw:equation draw:name="f45" draw:formula="1219 * ?f4 / 1356"/><draw:equation draw:name="f46" draw:formula="1292 * ?f5 / 1362"/><draw:equation draw:name="f47" draw:formula="1156 * ?f4 / 1356"/><draw:equation draw:name="f48" draw:formula="1249 * ?f5 / 1362"/><draw:equation draw:name="f49" draw:formula="1082 * ?f4 / 1356"/><draw:equation draw:name="f50" draw:formula="804 * ?f5 / 1362"/><draw:equation draw:name="f51" draw:formula="635 * ?f4 / 1356"/><draw:equation draw:name="f52" draw:formula="609 * ?f5 / 1362"/><draw:equation draw:name="f53" draw:formula="428 * ?f4 / 1356"/><draw:equation draw:name="f54" draw:formula="570 * ?f5 / 1362"/><draw:equation draw:name="f55" draw:formula="334 * ?f4 / 1356"/><draw:equation draw:name="f56" draw:formula="553 * ?f5 / 1362"/><draw:equation draw:name="f57" draw:formula="228 * ?f4 / 1356"/><draw:equation draw:name="f58" draw:formula="500 * ?f5 / 1362"/><draw:equation draw:name="f59" draw:formula="139 * ?f4 / 1356"/><draw:equation draw:name="f60" draw:formula="412 * ?f5 / 1362"/><draw:equation draw:name="f61" draw:formula="83 * ?f4 / 1356"/><draw:equation draw:name="f62" draw:formula="327 * ?f5 / 1362"/><draw:equation draw:name="f63" draw:formula="0 * ?f4 / 1356"/><draw:equation draw:name="f64" draw:formula="445 * ?f5 / 1362"/><draw:equation draw:name="f65" draw:formula="22 * ?f4 / 1356"/><draw:equation draw:name="f66" draw:formula="541 * ?f5 / 1362"/><draw:equation draw:name="f67" draw:formula="84 * ?f4 / 1356"/><draw:equation draw:name="f68" draw:formula="607 * ?f5 / 1362"/><draw:equation draw:name="f69" draw:formula="179 * ?f4 / 1356"/><draw:equation draw:name="f70" draw:formula="633 * ?f5 / 1362"/><draw:equation draw:name="f71" draw:formula="298 * ?f4 / 1356"/><draw:equation draw:name="f72" draw:formula="652 * ?f5 / 1362"/><draw:equation draw:name="f73" draw:formula="367 * ?f4 / 1356"/><draw:equation draw:name="f74" draw:formula="693 * ?f5 / 1362"/><draw:equation draw:name="f75" draw:formula="426 * ?f4 / 1356"/><draw:equation draw:name="f76" draw:formula="1298 * ?f5 / 1362"/><draw:equation draw:name="f77" draw:formula="1035 * ?f4 / 1356"/><draw:equation draw:name="f78" draw:formula="1353 * ?f5 / 1362"/><draw:equation draw:name="f79" draw:formula="1122 * ?f4 / 1356"/><draw:equation draw:name="f80" draw:formula="1357 * ?f5 / 1362"/><draw:equation draw:name="f81" draw:formula="1211 * ?f4 / 1356"/><draw:equation draw:name="f82" draw:formula="1312 * ?f5 / 1362"/><draw:equation draw:name="f83" draw:formula="1291 * ?f4 / 1356"/><draw:equation draw:name="f84" draw:formula="1231 * ?f5 / 1362"/><draw:equation draw:name="f85" draw:formula="1345 * ?f4 / 1356"/><draw:equation draw:name="f86" draw:formula="1145 * ?f5 / 1362"/><draw:equation draw:name="f87" draw:formula="1353 * ?f4 / 1356"/><draw:equation draw:name="f88" draw:formula="1052 * ?f5 / 1362"/><draw:equation draw:name="f89" draw:formula="1306 * ?f4 / 1356"/><draw:equation draw:name="f90" draw:formula="651 * ?f5 / 1362"/><draw:equation draw:name="f91" draw:formula="914 * ?f4 / 1356"/><draw:equation draw:name="f92" draw:formula="413 * ?f5 / 1362"/><draw:equation draw:name="f93" draw:formula="323 * ?f5 / 1362"/><draw:equation draw:name="f94" draw:formula="634 * ?f4 / 1356"/><draw:equation draw:name="f95" draw:formula="214 * ?f5 / 1362"/><draw:equation draw:name="f96" draw:formula="611 * ?f4 / 1356"/><draw:equation draw:name="f97" draw:formula="114 * ?f5 / 1362"/><draw:equation draw:name="f98" draw:formula="560 * ?f4 / 1356"/><draw:equation draw:name="f99" draw:formula="41 * ?f5 / 1362"/><draw:equation draw:name="f100" draw:formula="474 * ?f4 / 1356"/><draw:equation draw:name="f101" draw:formula="4 * ?f5 / 1362"/><draw:equation draw:name="f102" draw:formula="9 * ?f5 / 1362"/><draw:equation draw:name="f103" draw:formula="250 * ?f4 / 1356"/><draw:equation draw:name="f104" draw:formula="307 * ?f4 / 1356"/><draw:equation draw:name="f105" draw:formula="206 * ?f5 / 1362"/><draw:equation draw:name="f106" draw:formula="385 * ?f4 / 1356"/><draw:equation draw:name="f107" draw:formula="402 * ?f4 / 1356"/><draw:equation draw:name="f108" draw:formula="306 * ?f5 / 1362"/><draw:equation draw:name="f109" draw:formula="363 * ?f5 / 1362"/><draw:equation draw:name="f110" draw:formula="325 * ?f4 / 1356"/><draw:equation draw:name="f111" draw:formula="396 * ?f5 / 1362"/><draw:equation draw:name="f112" draw:formula="276 * ?f4 / 1356"/><draw:equation draw:name="f113" draw:formula="397 * ?f5 / 1362"/><draw:equation draw:name="f114" draw:formula="236 * ?f4 / 1356"/><draw:equation draw:name="f115" draw:formula="368 * ?f5 / 1362"/><draw:equation draw:name="f116" draw:formula="192 * ?f4 / 1356"/><draw:equation draw:name="f117" draw:formula="254 * ?f5 / 1362"/><draw:equation draw:name="f118" draw:formula="75 * ?f4 / 1356"/><draw:equation draw:name="f119" draw:formula="287 * ?f5 / 1362"/><draw:equation draw:name="f120" draw:formula="3 * ?f4 / 1356"/><draw:equation draw:name="f121" draw:formula="?f8 / ?f6"/><draw:equation draw:name="f122" draw:formula="?f9 / ?f7"/><draw:equation draw:name="f123" draw:formula="?f10 / ?f6"/><draw:equation draw:name="f124" draw:formula="?f11 / ?f7"/><draw:equation draw:name="f125" draw:formula="?f12 / ?f6"/><draw:equation draw:name="f126" draw:formula="?f13 / ?f7"/><draw:equation draw:name="f127" draw:formula="?f14 / ?f6"/><draw:equation draw:name="f128" draw:formula="?f15 / ?f7"/><draw:equation draw:name="f129" draw:formula="?f16 / ?f6"/><draw:equation draw:name="f130" draw:formula="?f17 / ?f7"/><draw:equation draw:name="f131" draw:formula="?f18 / ?f6"/><draw:equation draw:name="f132" draw:formula="?f19 / ?f7"/><draw:equation draw:name="f133" draw:formula="?f20 / ?f6"/><draw:equation draw:name="f134" draw:formula="?f21 / ?f7"/><draw:equation draw:name="f135" draw:formula="?f22 / ?f6"/><draw:equation draw:name="f136" draw:formula="?f23 / ?f7"/><draw:equation draw:name="f137" draw:formula="?f24 / ?f6"/><draw:equation draw:name="f138" draw:formula="?f25 / ?f7"/><draw:equation draw:name="f139" draw:formula="?f26 / ?f6"/><draw:equation draw:name="f140" draw:formula="?f27 / ?f7"/><draw:equation draw:name="f141" draw:formula="?f28 / ?f6"/><draw:equation draw:name="f142" draw:formula="?f29 / ?f7"/><draw:equation draw:name="f143" draw:formula="?f30 / ?f6"/><draw:equation draw:name="f144" draw:formula="?f31 / ?f7"/><draw:equation draw:name="f145" draw:formula="?f32 / ?f6"/><draw:equation draw:name="f146" draw:formula="?f33 / ?f7"/><draw:equation draw:name="f147" draw:formula="?f34 / ?f6"/><draw:equation draw:name="f148" draw:formula="?f35 / ?f7"/><draw:equation draw:name="f149" draw:formula="?f36 / ?f6"/><draw:equation draw:name="f150" draw:formula="?f37 / ?f7"/><draw:equation draw:name="f151" draw:formula="?f38 / ?f6"/><draw:equation draw:name="f152" draw:formula="?f39 / ?f7"/><draw:equation draw:name="f153" draw:formula="?f40 / ?f6"/><draw:equation draw:name="f154" draw:formula="?f41 / ?f7"/><draw:equation draw:name="f155" draw:formula="?f42 / ?f6"/><draw:equation draw:name="f156" draw:formula="?f43 / ?f7"/><draw:equation draw:name="f157" draw:formula="?f44 / ?f6"/><draw:equation draw:name="f158" draw:formula="?f45 / ?f7"/><draw:equation draw:name="f159" draw:formula="?f46 / ?f6"/><draw:equation draw:name="f160" draw:formula="?f47 / ?f7"/><draw:equation draw:name="f161" draw:formula="?f48 / ?f6"/><draw:equation draw:name="f162" draw:formula="?f49 / ?f7"/><draw:equation draw:name="f163" draw:formula="?f50 / ?f6"/><draw:equation draw:name="f164" draw:formula="?f51 / ?f7"/><draw:equation draw:name="f165" draw:formula="?f52 / ?f6"/><draw:equation draw:name="f166" draw:formula="?f53 / ?f7"/><draw:equation draw:name="f167" draw:formula="?f54 / ?f6"/><draw:equation draw:name="f168" draw:formula="?f55 / ?f7"/><draw:equation draw:name="f169" draw:formula="?f56 / ?f6"/><draw:equation draw:name="f170" draw:formula="?f57 / ?f7"/><draw:equation draw:name="f171" draw:formula="?f58 / ?f6"/><draw:equation draw:name="f172" draw:formula="?f59 / ?f7"/><draw:equation draw:name="f173" draw:formula="?f60 / ?f6"/><draw:equation draw:name="f174" draw:formula="?f61 / ?f7"/><draw:equation draw:name="f175" draw:formula="?f62 / ?f6"/><draw:equation draw:name="f176" draw:formula="?f63 / ?f7"/><draw:equation draw:name="f177" draw:formula="?f64 / ?f6"/><draw:equation draw:name="f178" draw:formula="?f65 / ?f7"/><draw:equation draw:name="f179" draw:formula="?f66 / ?f6"/><draw:equation draw:name="f180" draw:formula="?f67 / ?f7"/><draw:equation draw:name="f181" draw:formula="?f68 / ?f6"/><draw:equation draw:name="f182" draw:formula="?f69 / ?f7"/><draw:equation draw:name="f183" draw:formula="?f70 / ?f6"/><draw:equation draw:name="f184" draw:formula="?f71 / ?f7"/><draw:equation draw:name="f185" draw:formula="?f72 / ?f6"/><draw:equation draw:name="f186" draw:formula="?f73 / ?f7"/><draw:equation draw:name="f187" draw:formula="?f74 / ?f6"/><draw:equation draw:name="f188" draw:formula="?f75 / ?f7"/><draw:equation draw:name="f189" draw:formula="?f76 / ?f6"/><draw:equation draw:name="f190" draw:formula="?f77 / ?f7"/><draw:equation draw:name="f191" draw:formula="?f78 / ?f6"/><draw:equation draw:name="f192" draw:formula="?f79 / ?f7"/><draw:equation draw:name="f193" draw:formula="?f80 / ?f6"/><draw:equation draw:name="f194" draw:formula="?f81 / ?f7"/><draw:equation draw:name="f195" draw:formula="?f82 / ?f6"/><draw:equation draw:name="f196" draw:formula="?f83 / ?f7"/><draw:equation draw:name="f197" draw:formula="?f84 / ?f6"/><draw:equation draw:name="f198" draw:formula="?f85 / ?f7"/><draw:equation draw:name="f199" draw:formula="?f86 / ?f6"/><draw:equation draw:name="f200" draw:formula="?f87 / ?f7"/><draw:equation draw:name="f201" draw:formula="?f88 / ?f6"/><draw:equation draw:name="f202" draw:formula="?f89 / ?f7"/><draw:equation draw:name="f203" draw:formula="?f90 / ?f6"/><draw:equation draw:name="f204" draw:formula="?f91 / ?f7"/><draw:equation draw:name="f205" draw:formula="?f92 / ?f6"/><draw:equation draw:name="f206" draw:formula="?f93 / ?f6"/><draw:equation draw:name="f207" draw:formula="?f94 / ?f7"/><draw:equation draw:name="f208" draw:formula="?f95 / ?f6"/><draw:equation draw:name="f209" draw:formula="?f96 / ?f7"/><draw:equation draw:name="f210" draw:formula="?f97 / ?f6"/><draw:equation draw:name="f211" draw:formula="?f98 / ?f7"/><draw:equation draw:name="f212" draw:formula="?f99 / ?f6"/><draw:equation draw:name="f213" draw:formula="?f100 / ?f7"/><draw:equation draw:name="f214" draw:formula="?f101 / ?f6"/><draw:equation draw:name="f215" draw:formula="?f102 / ?f6"/><draw:equation draw:name="f216" draw:formula="?f103 / ?f7"/><draw:equation draw:name="f217" draw:formula="?f104 / ?f7"/><draw:equation draw:name="f218" draw:formula="?f105 / ?f6"/><draw:equation draw:name="f219" draw:formula="?f106 / ?f7"/><draw:equation draw:name="f220" draw:formula="?f107 / ?f7"/><draw:equation draw:name="f221" draw:formula="?f108 / ?f6"/><draw:equation draw:name="f222" draw:formula="?f109 / ?f6"/><draw:equation draw:name="f223" draw:formula="?f110 / ?f7"/><draw:equation draw:name="f224" draw:formula="?f111 / ?f6"/><draw:equation draw:name="f225" draw:formula="?f112 / ?f7"/><draw:equation draw:name="f226" draw:formula="?f113 / ?f6"/><draw:equation draw:name="f227" draw:formula="?f114 / ?f7"/><draw:equation draw:name="f228" draw:formula="?f115 / ?f6"/><draw:equation draw:name="f229" draw:formula="?f116 / ?f7"/><draw:equation draw:name="f230" draw:formula="?f117 / ?f6"/><draw:equation draw:name="f231" draw:formula="?f118 / ?f7"/><draw:equation draw:name="f232" draw:formula="?f119 / ?f6"/><draw:equation draw:name="f233" draw:formula="?f120 / ?f7"/><draw:equation draw:name="f234" draw:formula="0 / ?f6"/><draw:equation draw:name="f235" draw:formula="?f1 / ?f6"/><draw:equation draw:name="f236" draw:formula="0 / ?f7"/><draw:equation draw:name="f237" draw:formula="?f3 / ?f7"/></draw:enhanced-geometry></draw:custom-shape><draw:custom-shape svg:x="0.15614in" svg:y="0.08596in" svg:width="0.05965in" svg:height="0.05965in" draw:id="id19" draw:style-name="a19" draw:name="Symbole de l’icône Compétences (3ème partie)"><svg:title/><svg:desc>Symbole de l’icône Compétences (3ème partie)</svg:desc><draw:enhanced-geometry draw:type="non-primitive" svg:viewBox="0 0 640 662" draw:enhanced-path="M 451 0 L 480 3 508 10 536 22 562 38 586 58 606 80 621 104 631 129 638 156 640 183 638 211 632 239 622 266 607 291 588 316 576 329 561 344 545 361 526 380 506 401 485 422 463 444 441 466 418 488 395 510 373 532 351 553 330 573 311 591 293 608 277 624 263 637 252 647 244 655 239 660 237 662 182 610 183 609 189 604 197 596 208 585 222 572 239 557 256 540 276 521 296 501 318 481 340 459 363 437 386 415 408 392 430 370 451 349 471 330 489 311 506 294 520 279 532 265 549 244 560 221 565 198 565 174 560 152 550 131 534 112 519 99 503 89 485 81 466 76 447 74 428 75 409 81 391 90 374 104 360 119 343 137 325 158 305 181 284 206 262 233 239 260 216 288 193 315 171 342 150 369 130 393 112 417 96 437 82 454 70 468 61 478 0 424 7 416 17 404 30 388 45 370 61 350 80 328 100 305 120 280 142 254 164 228 186 201 208 176 230 151 252 127 271 104 290 84 307 66 321 51 344 32 369 17 395 7 423 1 451 0 Z N" draw:text-areas="?f226 ?f228 ?f227 ?f229" draw:glue-points="?f117 ?f118 ?f119 ?f120 ?f121 ?f122 ?f123 ?f124 ?f125 ?f126 ?f125 ?f127 ?f128 ?f129 ?f130 ?f131 ?f132 ?f133 ?f134 ?f135 ?f136 ?f137 ?f138 ?f139 ?f140 ?f141 ?f142 ?f143 ?f144 ?f145 ?f146 ?f147 ?f148 ?f149 ?f150 ?f151 ?f152 ?f153 ?f154 ?f155 ?f156 ?f157 ?f150 ?f158 ?f159 ?f160 ?f161 ?f162 ?f163 ?f164 ?f165 ?f166 ?f167 ?f168 ?f169 ?f170 ?f171 ?f172 ?f173 ?f174 ?f175 ?f176 ?f177 ?f178 ?f179 ?f180 ?f181 ?f182 ?f183 ?f184 ?f185 ?f186 ?f187 ?f188 ?f189 ?f190 ?f191 ?f192 ?f193 ?f194 ?f150 ?f195 ?f196 ?f197 ?f198 ?f199 ?f200 ?f201 ?f202 ?f203 ?f204 ?f205 ?f206 ?f207 ?f208 ?f209 ?f204 ?f210 ?f211 ?f212 ?f213 ?f214 ?f215 ?f216 ?f217 ?f218 ?f219 ?f124 ?f220 ?f221 ?f222 ?f223 ?f140 ?f224 ?f167 ?f225" draw:glue-point-leaving-directions="-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0"/><draw:equation draw:name="f7" draw:formula="?f4 / 662"/><draw:equation draw:name="f8" draw:formula="480 * ?f5 / 640"/><draw:equation draw:name="f9" draw:formula="3 * ?f4 / 662"/><draw:equation draw:name="f10" draw:formula="536 * ?f5 / 640"/><draw:equation draw:name="f11" draw:formula="22 * ?f4 / 662"/><draw:equation draw:name="f12" draw:formula="586 * ?f5 / 640"/><draw:equation draw:name="f13" draw:formula="58 * ?f4 / 662"/><draw:equation draw:name="f14" draw:formula="621 * ?f5 / 640"/><draw:equation draw:name="f15" draw:formula="104 * ?f4 / 662"/><draw:equation draw:name="f16" draw:formula="638 * ?f5 / 640"/><draw:equation draw:name="f17" draw:formula="156 * ?f4 / 662"/><draw:equation draw:name="f18" draw:formula="211 * ?f4 / 662"/><draw:equation draw:name="f19" draw:formula="622 * ?f5 / 640"/><draw:equation draw:name="f20" draw:formula="266 * ?f4 / 662"/><draw:equation draw:name="f21" draw:formula="588 * ?f5 / 640"/><draw:equation draw:name="f22" draw:formula="316 * ?f4 / 662"/><draw:equation draw:name="f23" draw:formula="561 * ?f5 / 640"/><draw:equation draw:name="f24" draw:formula="344 * ?f4 / 662"/><draw:equation draw:name="f25" draw:formula="526 * ?f5 / 640"/><draw:equation draw:name="f26" draw:formula="380 * ?f4 / 662"/><draw:equation draw:name="f27" draw:formula="485 * ?f5 / 640"/><draw:equation draw:name="f28" draw:formula="422 * ?f4 / 662"/><draw:equation draw:name="f29" draw:formula="441 * ?f5 / 640"/><draw:equation draw:name="f30" draw:formula="466 * ?f4 / 662"/><draw:equation draw:name="f31" draw:formula="395 * ?f5 / 640"/><draw:equation draw:name="f32" draw:formula="510 * ?f4 / 662"/><draw:equation draw:name="f33" draw:formula="351 * ?f5 / 640"/><draw:equation draw:name="f34" draw:formula="553 * ?f4 / 662"/><draw:equation draw:name="f35" draw:formula="311 * ?f5 / 640"/><draw:equation draw:name="f36" draw:formula="591 * ?f4 / 662"/><draw:equation draw:name="f37" draw:formula="277 * ?f5 / 640"/><draw:equation draw:name="f38" draw:formula="624 * ?f4 / 662"/><draw:equation draw:name="f39" draw:formula="252 * ?f5 / 640"/><draw:equation draw:name="f40" draw:formula="647 * ?f4 / 662"/><draw:equation draw:name="f41" draw:formula="239 * ?f5 / 640"/><draw:equation draw:name="f42" draw:formula="660 * ?f4 / 662"/><draw:equation draw:name="f43" draw:formula="182 * ?f5 / 640"/><draw:equation draw:name="f44" draw:formula="610 * ?f4 / 662"/><draw:equation draw:name="f45" draw:formula="189 * ?f5 / 640"/><draw:equation draw:name="f46" draw:formula="604 * ?f4 / 662"/><draw:equation draw:name="f47" draw:formula="208 * ?f5 / 640"/><draw:equation draw:name="f48" draw:formula="585 * ?f4 / 662"/><draw:equation draw:name="f49" draw:formula="557 * ?f4 / 662"/><draw:equation draw:name="f50" draw:formula="276 * ?f5 / 640"/><draw:equation draw:name="f51" draw:formula="521 * ?f4 / 662"/><draw:equation draw:name="f52" draw:formula="318 * ?f5 / 640"/><draw:equation draw:name="f53" draw:formula="481 * ?f4 / 662"/><draw:equation draw:name="f54" draw:formula="363 * ?f5 / 640"/><draw:equation draw:name="f55" draw:formula="437 * ?f4 / 662"/><draw:equation draw:name="f56" draw:formula="408 * ?f5 / 640"/><draw:equation draw:name="f57" draw:formula="392 * ?f4 / 662"/><draw:equation draw:name="f58" draw:formula="451 * ?f5 / 640"/><draw:equation draw:name="f59" draw:formula="349 * ?f4 / 662"/><draw:equation draw:name="f60" draw:formula="489 * ?f5 / 640"/><draw:equation draw:name="f61" draw:formula="311 * ?f4 / 662"/><draw:equation draw:name="f62" draw:formula="520 * ?f5 / 640"/><draw:equation draw:name="f63" draw:formula="279 * ?f4 / 662"/><draw:equation draw:name="f64" draw:formula="549 * ?f5 / 640"/><draw:equation draw:name="f65" draw:formula="244 * ?f4 / 662"/><draw:equation draw:name="f66" draw:formula="565 * ?f5 / 640"/><draw:equation draw:name="f67" draw:formula="198 * ?f4 / 662"/><draw:equation draw:name="f68" draw:formula="560 * ?f5 / 640"/><draw:equation draw:name="f69" draw:formula="152 * ?f4 / 662"/><draw:equation draw:name="f70" draw:formula="534 * ?f5 / 640"/><draw:equation draw:name="f71" draw:formula="112 * ?f4 / 662"/><draw:equation draw:name="f72" draw:formula="503 * ?f5 / 640"/><draw:equation draw:name="f73" draw:formula="89 * ?f4 / 662"/><draw:equation draw:name="f74" draw:formula="466 * ?f5 / 640"/><draw:equation draw:name="f75" draw:formula="76 * ?f4 / 662"/><draw:equation draw:name="f76" draw:formula="428 * ?f5 / 640"/><draw:equation draw:name="f77" draw:formula="75 * ?f4 / 662"/><draw:equation draw:name="f78" draw:formula="391 * ?f5 / 640"/><draw:equation draw:name="f79" draw:formula="90 * ?f4 / 662"/><draw:equation draw:name="f80" draw:formula="360 * ?f5 / 640"/><draw:equation draw:name="f81" draw:formula="119 * ?f4 / 662"/><draw:equation draw:name="f82" draw:formula="325 * ?f5 / 640"/><draw:equation draw:name="f83" draw:formula="158 * ?f4 / 662"/><draw:equation draw:name="f84" draw:formula="284 * ?f5 / 640"/><draw:equation draw:name="f85" draw:formula="206 * ?f4 / 662"/><draw:equation draw:name="f86" draw:formula="260 * ?f4 / 662"/><draw:equation draw:name="f87" draw:formula="193 * ?f5 / 640"/><draw:equation draw:name="f88" draw:formula="315 * ?f4 / 662"/><draw:equation draw:name="f89" draw:formula="150 * ?f5 / 640"/><draw:equation draw:name="f90" draw:formula="369 * ?f4 / 662"/><draw:equation draw:name="f91" draw:formula="112 * ?f5 / 640"/><draw:equation draw:name="f92" draw:formula="417 * ?f4 / 662"/><draw:equation draw:name="f93" draw:formula="82 * ?f5 / 640"/><draw:equation draw:name="f94" draw:formula="454 * ?f4 / 662"/><draw:equation draw:name="f95" draw:formula="61 * ?f5 / 640"/><draw:equation draw:name="f96" draw:formula="478 * ?f4 / 662"/><draw:equation draw:name="f97" draw:formula="7 * ?f5 / 640"/><draw:equation draw:name="f98" draw:formula="416 * ?f4 / 662"/><draw:equation draw:name="f99" draw:formula="30 * ?f5 / 640"/><draw:equation draw:name="f100" draw:formula="388 * ?f4 / 662"/><draw:equation draw:name="f101" draw:formula="350 * ?f4 / 662"/><draw:equation draw:name="f102" draw:formula="100 * ?f5 / 640"/><draw:equation draw:name="f103" draw:formula="305 * ?f4 / 662"/><draw:equation draw:name="f104" draw:formula="142 * ?f5 / 640"/><draw:equation draw:name="f105" draw:formula="254 * ?f4 / 662"/><draw:equation draw:name="f106" draw:formula="186 * ?f5 / 640"/><draw:equation draw:name="f107" draw:formula="201 * ?f4 / 662"/><draw:equation draw:name="f108" draw:formula="230 * ?f5 / 640"/><draw:equation draw:name="f109" draw:formula="151 * ?f4 / 662"/><draw:equation draw:name="f110" draw:formula="271 * ?f5 / 640"/><draw:equation draw:name="f111" draw:formula="307 * ?f5 / 640"/><draw:equation draw:name="f112" draw:formula="66 * ?f4 / 662"/><draw:equation draw:name="f113" draw:formula="344 * ?f5 / 640"/><draw:equation draw:name="f114" draw:formula="32 * ?f4 / 662"/><draw:equation draw:name="f115" draw:formula="7 * ?f4 / 662"/><draw:equation draw:name="f116" draw:formula="0 * ?f4 / 662"/><draw:equation draw:name="f117" draw:formula="?f8 / ?f6"/><draw:equation draw:name="f118" draw:formula="?f9 / ?f7"/><draw:equation draw:name="f119" draw:formula="?f10 / ?f6"/><draw:equation draw:name="f120" draw:formula="?f11 / ?f7"/><draw:equation draw:name="f121" draw:formula="?f12 / ?f6"/><draw:equation draw:name="f122" draw:formula="?f13 / ?f7"/><draw:equation draw:name="f123" draw:formula="?f14 / ?f6"/><draw:equation draw:name="f124" draw:formula="?f15 / ?f7"/><draw:equation draw:name="f125" draw:formula="?f16 / ?f6"/><draw:equation draw:name="f126" draw:formula="?f17 / ?f7"/><draw:equation draw:name="f127" draw:formula="?f18 / ?f7"/><draw:equation draw:name="f128" draw:formula="?f19 / ?f6"/><draw:equation draw:name="f129" draw:formula="?f20 / ?f7"/><draw:equation draw:name="f130" draw:formula="?f21 / ?f6"/><draw:equation draw:name="f131" draw:formula="?f22 / ?f7"/><draw:equation draw:name="f132" draw:formula="?f23 / ?f6"/><draw:equation draw:name="f133" draw:formula="?f24 / ?f7"/><draw:equation draw:name="f134" draw:formula="?f25 / ?f6"/><draw:equation draw:name="f135" draw:formula="?f26 / ?f7"/><draw:equation draw:name="f136" draw:formula="?f27 / ?f6"/><draw:equation draw:name="f137" draw:formula="?f28 / ?f7"/><draw:equation draw:name="f138" draw:formula="?f29 / ?f6"/><draw:equation draw:name="f139" draw:formula="?f30 / ?f7"/><draw:equation draw:name="f140" draw:formula="?f31 / ?f6"/><draw:equation draw:name="f141" draw:formula="?f32 / ?f7"/><draw:equation draw:name="f142" draw:formula="?f33 / ?f6"/><draw:equation draw:name="f143" draw:formula="?f34 / ?f7"/><draw:equation draw:name="f144" draw:formula="?f35 / ?f6"/><draw:equation draw:name="f145" draw:formula="?f36 / ?f7"/><draw:equation draw:name="f146" draw:formula="?f37 / ?f6"/><draw:equation draw:name="f147" draw:formula="?f38 / ?f7"/><draw:equation draw:name="f148" draw:formula="?f39 / ?f6"/><draw:equation draw:name="f149" draw:formula="?f40 / ?f7"/><draw:equation draw:name="f150" draw:formula="?f41 / ?f6"/><draw:equation draw:name="f151" draw:formula="?f42 / ?f7"/><draw:equation draw:name="f152" draw:formula="?f43 / ?f6"/><draw:equation draw:name="f153" draw:formula="?f44 / ?f7"/><draw:equation draw:name="f154" draw:formula="?f45 / ?f6"/><draw:equation draw:name="f155" draw:formula="?f46 / ?f7"/><draw:equation draw:name="f156" draw:formula="?f47 / ?f6"/><draw:equation draw:name="f157" draw:formula="?f48 / ?f7"/><draw:equation draw:name="f158" draw:formula="?f49 / ?f7"/><draw:equation draw:name="f159" draw:formula="?f50 / ?f6"/><draw:equation draw:name="f160" draw:formula="?f51 / ?f7"/><draw:equation draw:name="f161" draw:formula="?f52 / ?f6"/><draw:equation draw:name="f162" draw:formula="?f53 / ?f7"/><draw:equation draw:name="f163" draw:formula="?f54 / ?f6"/><draw:equation draw:name="f164" draw:formula="?f55 / ?f7"/><draw:equation draw:name="f165" draw:formula="?f56 / ?f6"/><draw:equation draw:name="f166" draw:formula="?f57 / ?f7"/><draw:equation draw:name="f167" draw:formula="?f58 / ?f6"/><draw:equation draw:name="f168" draw:formula="?f59 / ?f7"/><draw:equation draw:name="f169" draw:formula="?f60 / ?f6"/><draw:equation draw:name="f170" draw:formula="?f61 / ?f7"/><draw:equation draw:name="f171" draw:formula="?f62 / ?f6"/><draw:equation draw:name="f172" draw:formula="?f63 / ?f7"/><draw:equation draw:name="f173" draw:formula="?f64 / ?f6"/><draw:equation draw:name="f174" draw:formula="?f65 / ?f7"/><draw:equation draw:name="f175" draw:formula="?f66 / ?f6"/><draw:equation draw:name="f176" draw:formula="?f67 / ?f7"/><draw:equation draw:name="f177" draw:formula="?f68 / ?f6"/><draw:equation draw:name="f178" draw:formula="?f69 / ?f7"/><draw:equation draw:name="f179" draw:formula="?f70 / ?f6"/><draw:equation draw:name="f180" draw:formula="?f71 / ?f7"/><draw:equation draw:name="f181" draw:formula="?f72 / ?f6"/><draw:equation draw:name="f182" draw:formula="?f73 / ?f7"/><draw:equation draw:name="f183" draw:formula="?f74 / ?f6"/><draw:equation draw:name="f184" draw:formula="?f75 / ?f7"/><draw:equation draw:name="f185" draw:formula="?f76 / ?f6"/><draw:equation draw:name="f186" draw:formula="?f77 / ?f7"/><draw:equation draw:name="f187" draw:formula="?f78 / ?f6"/><draw:equation draw:name="f188" draw:formula="?f79 / ?f7"/><draw:equation draw:name="f189" draw:formula="?f80 / ?f6"/><draw:equation draw:name="f190" draw:formula="?f81 / ?f7"/><draw:equation draw:name="f191" draw:formula="?f82 / ?f6"/><draw:equation draw:name="f192" draw:formula="?f83 / ?f7"/><draw:equation draw:name="f193" draw:formula="?f84 / ?f6"/><draw:equation draw:name="f194" draw:formula="?f85 / ?f7"/><draw:equation draw:name="f195" draw:formula="?f86 / ?f7"/><draw:equation draw:name="f196" draw:formula="?f87 / ?f6"/><draw:equation draw:name="f197" draw:formula="?f88 / ?f7"/><draw:equation draw:name="f198" draw:formula="?f89 / ?f6"/><draw:equation draw:name="f199" draw:formula="?f90 / ?f7"/><draw:equation draw:name="f200" draw:formula="?f91 / ?f6"/><draw:equation draw:name="f201" draw:formula="?f92 / ?f7"/><draw:equation draw:name="f202" draw:formula="?f93 / ?f6"/><draw:equation draw:name="f203" draw:formula="?f94 / ?f7"/><draw:equation draw:name="f204" draw:formula="?f95 / ?f6"/><draw:equation draw:name="f205" draw:formula="?f96 / ?f7"/><draw:equation draw:name="f206" draw:formula="?f97 / ?f6"/><draw:equation draw:name="f207" draw:formula="?f98 / ?f7"/><draw:equation draw:name="f208" draw:formula="?f99 / ?f6"/><draw:equation draw:name="f209" draw:formula="?f100 / ?f7"/><draw:equation draw:name="f210" draw:formula="?f101 / ?f7"/><draw:equation draw:name="f211" draw:formula="?f102 / ?f6"/><draw:equation draw:name="f212" draw:formula="?f103 / ?f7"/><draw:equation draw:name="f213" draw:formula="?f104 / ?f6"/><draw:equation draw:name="f214" draw:formula="?f105 / ?f7"/><draw:equation draw:name="f215" draw:formula="?f106 / ?f6"/><draw:equation draw:name="f216" draw:formula="?f107 / ?f7"/><draw:equation draw:name="f217" draw:formula="?f108 / ?f6"/><draw:equation draw:name="f218" draw:formula="?f109 / ?f7"/><draw:equation draw:name="f219" draw:formula="?f110 / ?f6"/><draw:equation draw:name="f220" draw:formula="?f111 / ?f6"/><draw:equation draw:name="f221" draw:formula="?f112 / ?f7"/><draw:equation draw:name="f222" draw:formula="?f113 / ?f6"/><draw:equation draw:name="f223" draw:formula="?f114 / ?f7"/><draw:equation draw:name="f224" draw:formula="?f115 / ?f7"/><draw:equation draw:name="f225" draw:formula="?f116 / ?f7"/><draw:equation draw:name="f226" draw:formula="0 / ?f6"/><draw:equation draw:name="f227" draw:formula="?f1 / ?f6"/><draw:equation draw:name="f228" draw:formula="0 / ?f7"/><draw:equation draw:name="f229" draw:formula="?f3 / ?f7"/></draw:enhanced-geometry></draw:custom-shape><draw:custom-shape svg:x="0.09123in" svg:y="0.16316in" svg:width="0.05263in" svg:height="0.05614in" draw:id="id20" draw:style-name="a20" draw:name="Symbole de l’icône Compétences (4ème partie)"><svg:title/><svg:desc>Symbole de l’icône Compétences (4ème partie)</svg:desc><draw:enhanced-geometry draw:type="non-primitive" svg:viewBox="0 0 578 601" draw:enhanced-path="M 366 0 L 424 58 232 281 222 284 201 293 182 307 164 325 147 346 132 369 119 394 106 420 96 446 87 471 79 494 73 515 69 533 77 533 103 523 132 511 161 497 191 481 219 463 245 445 268 425 286 405 298 384 304 363 306 349 519 146 578 206 376 387 367 415 353 440 335 464 314 485 290 505 266 523 241 538 216 552 193 563 172 573 153 580 139 586 129 589 118 592 104 595 88 598 72 600 55 601 40 601 27 599 16 595 10 590 5 580 2 566 1 551 0 535 1 520 2 505 4 494 5 486 5 483 6 481 8 473 12 460 17 444 24 425 33 403 43 380 55 356 69 331 84 307 102 284 121 262 142 243 165 228 189 216 366 0 Z N" draw:text-areas="?f152 ?f154 ?f153 ?f155" draw:glue-points="?f80 ?f81 ?f82 ?f83 ?f84 ?f85 ?f86 ?f87 ?f88 ?f89 ?f90 ?f91 ?f92 ?f93 ?f94 ?f95 ?f96 ?f97 ?f98 ?f99 ?f100 ?f101 ?f102 ?f103 ?f104 ?f105 ?f106 ?f107 ?f108 ?f109 ?f110 ?f111 ?f112 ?f113 ?f114 ?f115 ?f116 ?f117 ?f118 ?f119 ?f120 ?f121 ?f122 ?f123 ?f124 ?f125 ?f126 ?f127 ?f128 ?f129 ?f130 ?f125 ?f131 ?f121 ?f132 ?f133 ?f132 ?f134 ?f135 ?f93 ?f131 ?f136 ?f137 ?f138 ?f139 ?f140 ?f141 ?f142 ?f143 ?f144 ?f145 ?f85 ?f146 ?f147 ?f148 ?f149 ?f150 ?f151"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8"/><draw:equation draw:name="f7" draw:formula="?f4 / 601"/><draw:equation draw:name="f8" draw:formula="424 * ?f5 / 578"/><draw:equation draw:name="f9" draw:formula="58 * ?f4 / 601"/><draw:equation draw:name="f10" draw:formula="222 * ?f5 / 578"/><draw:equation draw:name="f11" draw:formula="284 * ?f4 / 601"/><draw:equation draw:name="f12" draw:formula="182 * ?f5 / 578"/><draw:equation draw:name="f13" draw:formula="307 * ?f4 / 601"/><draw:equation draw:name="f14" draw:formula="147 * ?f5 / 578"/><draw:equation draw:name="f15" draw:formula="346 * ?f4 / 601"/><draw:equation draw:name="f16" draw:formula="119 * ?f5 / 578"/><draw:equation draw:name="f17" draw:formula="394 * ?f4 / 601"/><draw:equation draw:name="f18" draw:formula="96 * ?f5 / 578"/><draw:equation draw:name="f19" draw:formula="446 * ?f4 / 601"/><draw:equation draw:name="f20" draw:formula="79 * ?f5 / 578"/><draw:equation draw:name="f21" draw:formula="494 * ?f4 / 601"/><draw:equation draw:name="f22" draw:formula="69 * ?f5 / 578"/><draw:equation draw:name="f23" draw:formula="533 * ?f4 / 601"/><draw:equation draw:name="f24" draw:formula="103 * ?f5 / 578"/><draw:equation draw:name="f25" draw:formula="523 * ?f4 / 601"/><draw:equation draw:name="f26" draw:formula="161 * ?f5 / 578"/><draw:equation draw:name="f27" draw:formula="497 * ?f4 / 601"/><draw:equation draw:name="f28" draw:formula="219 * ?f5 / 578"/><draw:equation draw:name="f29" draw:formula="463 * ?f4 / 601"/><draw:equation draw:name="f30" draw:formula="268 * ?f5 / 578"/><draw:equation draw:name="f31" draw:formula="425 * ?f4 / 601"/><draw:equation draw:name="f32" draw:formula="298 * ?f5 / 578"/><draw:equation draw:name="f33" draw:formula="384 * ?f4 / 601"/><draw:equation draw:name="f34" draw:formula="306 * ?f5 / 578"/><draw:equation draw:name="f35" draw:formula="349 * ?f4 / 601"/><draw:equation draw:name="f36" draw:formula="578 * ?f5 / 578"/><draw:equation draw:name="f37" draw:formula="206 * ?f4 / 601"/><draw:equation draw:name="f38" draw:formula="367 * ?f5 / 578"/><draw:equation draw:name="f39" draw:formula="415 * ?f4 / 601"/><draw:equation draw:name="f40" draw:formula="335 * ?f5 / 578"/><draw:equation draw:name="f41" draw:formula="464 * ?f4 / 601"/><draw:equation draw:name="f42" draw:formula="290 * ?f5 / 578"/><draw:equation draw:name="f43" draw:formula="505 * ?f4 / 601"/><draw:equation draw:name="f44" draw:formula="241 * ?f5 / 578"/><draw:equation draw:name="f45" draw:formula="538 * ?f4 / 601"/><draw:equation draw:name="f46" draw:formula="193 * ?f5 / 578"/><draw:equation draw:name="f47" draw:formula="563 * ?f4 / 601"/><draw:equation draw:name="f48" draw:formula="153 * ?f5 / 578"/><draw:equation draw:name="f49" draw:formula="580 * ?f4 / 601"/><draw:equation draw:name="f50" draw:formula="129 * ?f5 / 578"/><draw:equation draw:name="f51" draw:formula="589 * ?f4 / 601"/><draw:equation draw:name="f52" draw:formula="104 * ?f5 / 578"/><draw:equation draw:name="f53" draw:formula="595 * ?f4 / 601"/><draw:equation draw:name="f54" draw:formula="72 * ?f5 / 578"/><draw:equation draw:name="f55" draw:formula="600 * ?f4 / 601"/><draw:equation draw:name="f56" draw:formula="40 * ?f5 / 578"/><draw:equation draw:name="f57" draw:formula="601 * ?f4 / 601"/><draw:equation draw:name="f58" draw:formula="16 * ?f5 / 578"/><draw:equation draw:name="f59" draw:formula="5 * ?f5 / 578"/><draw:equation draw:name="f60" draw:formula="1 * ?f5 / 578"/><draw:equation draw:name="f61" draw:formula="551 * ?f4 / 601"/><draw:equation draw:name="f62" draw:formula="520 * ?f4 / 601"/><draw:equation draw:name="f63" draw:formula="4 * ?f5 / 578"/><draw:equation draw:name="f64" draw:formula="483 * ?f4 / 601"/><draw:equation draw:name="f65" draw:formula="8 * ?f5 / 578"/><draw:equation draw:name="f66" draw:formula="473 * ?f4 / 601"/><draw:equation draw:name="f67" draw:formula="17 * ?f5 / 578"/><draw:equation draw:name="f68" draw:formula="444 * ?f4 / 601"/><draw:equation draw:name="f69" draw:formula="33 * ?f5 / 578"/><draw:equation draw:name="f70" draw:formula="403 * ?f4 / 601"/><draw:equation draw:name="f71" draw:formula="55 * ?f5 / 578"/><draw:equation draw:name="f72" draw:formula="356 * ?f4 / 601"/><draw:equation draw:name="f73" draw:formula="84 * ?f5 / 578"/><draw:equation draw:name="f74" draw:formula="121 * ?f5 / 578"/><draw:equation draw:name="f75" draw:formula="262 * ?f4 / 601"/><draw:equation draw:name="f76" draw:formula="165 * ?f5 / 578"/><draw:equation draw:name="f77" draw:formula="228 * ?f4 / 601"/><draw:equation draw:name="f78" draw:formula="366 * ?f5 / 578"/><draw:equation draw:name="f79" draw:formula="0 * ?f4 / 601"/><draw:equation draw:name="f80" draw:formula="?f8 / ?f6"/><draw:equation draw:name="f81" draw:formula="?f9 / ?f7"/><draw:equation draw:name="f82" draw:formula="?f10 / ?f6"/><draw:equation draw:name="f83" draw:formula="?f11 / ?f7"/><draw:equation draw:name="f84" draw:formula="?f12 / ?f6"/><draw:equation draw:name="f85" draw:formula="?f13 / ?f7"/><draw:equation draw:name="f86" draw:formula="?f14 / ?f6"/><draw:equation draw:name="f87" draw:formula="?f15 / ?f7"/><draw:equation draw:name="f88" draw:formula="?f16 / ?f6"/><draw:equation draw:name="f89" draw:formula="?f17 / ?f7"/><draw:equation draw:name="f90" draw:formula="?f18 / ?f6"/><draw:equation draw:name="f91" draw:formula="?f19 / ?f7"/><draw:equation draw:name="f92" draw:formula="?f20 / ?f6"/><draw:equation draw:name="f93" draw:formula="?f21 / ?f7"/><draw:equation draw:name="f94" draw:formula="?f22 / ?f6"/><draw:equation draw:name="f95" draw:formula="?f23 / ?f7"/><draw:equation draw:name="f96" draw:formula="?f24 / ?f6"/><draw:equation draw:name="f97" draw:formula="?f25 / ?f7"/><draw:equation draw:name="f98" draw:formula="?f26 / ?f6"/><draw:equation draw:name="f99" draw:formula="?f27 / ?f7"/><draw:equation draw:name="f100" draw:formula="?f28 / ?f6"/><draw:equation draw:name="f101" draw:formula="?f29 / ?f7"/><draw:equation draw:name="f102" draw:formula="?f30 / ?f6"/><draw:equation draw:name="f103" draw:formula="?f31 / ?f7"/><draw:equation draw:name="f104" draw:formula="?f32 / ?f6"/><draw:equation draw:name="f105" draw:formula="?f33 / ?f7"/><draw:equation draw:name="f106" draw:formula="?f34 / ?f6"/><draw:equation draw:name="f107" draw:formula="?f35 / ?f7"/><draw:equation draw:name="f108" draw:formula="?f36 / ?f6"/><draw:equation draw:name="f109" draw:formula="?f37 / ?f7"/><draw:equation draw:name="f110" draw:formula="?f38 / ?f6"/><draw:equation draw:name="f111" draw:formula="?f39 / ?f7"/><draw:equation draw:name="f112" draw:formula="?f40 / ?f6"/><draw:equation draw:name="f113" draw:formula="?f41 / ?f7"/><draw:equation draw:name="f114" draw:formula="?f42 / ?f6"/><draw:equation draw:name="f115" draw:formula="?f43 / ?f7"/><draw:equation draw:name="f116" draw:formula="?f44 / ?f6"/><draw:equation draw:name="f117" draw:formula="?f45 / ?f7"/><draw:equation draw:name="f118" draw:formula="?f46 / ?f6"/><draw:equation draw:name="f119" draw:formula="?f47 / ?f7"/><draw:equation draw:name="f120" draw:formula="?f48 / ?f6"/><draw:equation draw:name="f121" draw:formula="?f49 / ?f7"/><draw:equation draw:name="f122" draw:formula="?f50 / ?f6"/><draw:equation draw:name="f123" draw:formula="?f51 / ?f7"/><draw:equation draw:name="f124" draw:formula="?f52 / ?f6"/><draw:equation draw:name="f125" draw:formula="?f53 / ?f7"/><draw:equation draw:name="f126" draw:formula="?f54 / ?f6"/><draw:equation draw:name="f127" draw:formula="?f55 / ?f7"/><draw:equation draw:name="f128" draw:formula="?f56 / ?f6"/><draw:equation draw:name="f129" draw:formula="?f57 / ?f7"/><draw:equation draw:name="f130" draw:formula="?f58 / ?f6"/><draw:equation draw:name="f131" draw:formula="?f59 / ?f6"/><draw:equation draw:name="f132" draw:formula="?f60 / ?f6"/><draw:equation draw:name="f133" draw:formula="?f61 / ?f7"/><draw:equation draw:name="f134" draw:formula="?f62 / ?f7"/><draw:equation draw:name="f135" draw:formula="?f63 / ?f6"/><draw:equation draw:name="f136" draw:formula="?f64 / ?f7"/><draw:equation draw:name="f137" draw:formula="?f65 / ?f6"/><draw:equation draw:name="f138" draw:formula="?f66 / ?f7"/><draw:equation draw:name="f139" draw:formula="?f67 / ?f6"/><draw:equation draw:name="f140" draw:formula="?f68 / ?f7"/><draw:equation draw:name="f141" draw:formula="?f69 / ?f6"/><draw:equation draw:name="f142" draw:formula="?f70 / ?f7"/><draw:equation draw:name="f143" draw:formula="?f71 / ?f6"/><draw:equation draw:name="f144" draw:formula="?f72 / ?f7"/><draw:equation draw:name="f145" draw:formula="?f73 / ?f6"/><draw:equation draw:name="f146" draw:formula="?f74 / ?f6"/><draw:equation draw:name="f147" draw:formula="?f75 / ?f7"/><draw:equation draw:name="f148" draw:formula="?f76 / ?f6"/><draw:equation draw:name="f149" draw:formula="?f77 / ?f7"/><draw:equation draw:name="f150" draw:formula="?f78 / ?f6"/><draw:equation draw:name="f151" draw:formula="?f79 / ?f7"/><draw:equation draw:name="f152" draw:formula="0 / ?f6"/><draw:equation draw:name="f153" draw:formula="?f1 / ?f6"/><draw:equation draw:name="f154" draw:formula="0 / ?f7"/><draw:equation draw:name="f155" draw:formula="?f3 / ?f7"/></draw:enhanced-geometry></draw:custom-shape></draw:g></text:span></text:p>
          </table:table-cell>
          <table:table-cell table:style-name="TableCell61">
            <text:h text:style-name="Titre1" text:outline-level="1">qualité</text:h>
          </table:table-cell>
        </table:table-row>
      </table:table>
      <text:p text:style-name="P62"/>
      <table:table table:style-name="Table63">
        <table:table-columns>
          <table:table-column table:style-name="TableColumn64"/>
          <table:table-column table:style-name="TableColumn65"/>
        </table:table-columns>
        <table:table-row table:style-name="TableRow66">
          <table:table-cell table:style-name="TableCell67">
            <text:list text:style-name="LFO14" text:continue-numbering="true">
              <text:list-item>
                <text:p text:style-name="Listeàpuces">A l’écoute</text:p>
              </text:list-item>
              <text:list-item>
                <text:p text:style-name="Listeàpuces">Patient</text:p>
              </text:list-item>
            </text:list>
          </table:table-cell>
          <table:table-cell table:style-name="TableCell68">
            <text:list text:style-name="LFO14" text:continue-numbering="true">
              <text:list-item>
                <text:p text:style-name="Listeàpuces">Impliqué</text:p>
              </text:list-item>
              <text:list-item>
                <text:p text:style-name="Listeàpuces">Calme</text:p>
              </text:list-item>
              <text:list-item>
                <text:p text:style-name="Listeàpuces">Autonome</text:p>
              </text:list-item>
            </text:list>
          </table:table-cell>
        </table:table-row>
      </table:table>
      <text:p text:style-name="P69"/>
      <table:table table:style-name="Table70">
        <table:table-columns>
          <table:table-column table:style-name="TableColumn71"/>
          <table:table-column table:style-name="TableColumn72"/>
        </table:table-columns>
        <table:table-row table:style-name="TableRow73">
          <table:table-cell table:style-name="TableCell74">
            <text:p text:style-name="Icônes"><text:span text:style-name="T75"><draw:g draw:name="Activités dans une icône circulaire" draw:id="id26" draw:style-name="a26" text:anchor-type="as-char"><svg:title/><svg:desc>Icône Activités</svg:desc><draw:custom-shape svg:x="0in" svg:y="0in" svg:width="0.3in" svg:height="0.3in" draw:id="id22" draw:style-name="a22" draw:name="Cercle de l’icône Activités"><svg:title/><svg:desc>Cercle de l’icône Activités</svg:desc><draw:enhanced-geometry draw:type="non-primitive" svg:viewBox="0 0 3246 3246"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 draw:text-areas="?f112 ?f114 ?f113 ?f115" draw:glue-points="?f60 ?f61 ?f62 ?f63 ?f64 ?f65 ?f66 ?f67 ?f68 ?f69 ?f70 ?f71 ?f72 ?f73 ?f74 ?f75 ?f76 ?f77 ?f78 ?f79 ?f80 ?f81 ?f82 ?f83 ?f84 ?f85 ?f84 ?f86 ?f82 ?f87 ?f80 ?f88 ?f78 ?f89 ?f76 ?f90 ?f74 ?f91 ?f72 ?f92 ?f70 ?f93 ?f68 ?f94 ?f66 ?f95 ?f64 ?f96 ?f62 ?f97 ?f60 ?f98 ?f99 ?f98 ?f100 ?f97 ?f101 ?f96 ?f102 ?f95 ?f103 ?f94 ?f104 ?f93 ?f105 ?f92 ?f106 ?f91 ?f107 ?f90 ?f108 ?f89 ?f109 ?f88 ?f110 ?f87 ?f111 ?f86 ?f111 ?f85 ?f110 ?f83 ?f109 ?f81 ?f108 ?f79 ?f107 ?f77 ?f106 ?f75 ?f105 ?f73 ?f104 ?f71 ?f103 ?f69 ?f102 ?f67 ?f101 ?f65 ?f100 ?f63 ?f99 ?f61"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46"/><draw:equation draw:name="f7" draw:formula="?f4 / 3246"/><draw:equation draw:name="f8" draw:formula="1725 * ?f5 / 3246"/><draw:equation draw:name="f9" draw:formula="3 * ?f4 / 3246"/><draw:equation draw:name="f10" draw:formula="1925 * ?f5 / 3246"/><draw:equation draw:name="f11" draw:formula="28 * ?f4 / 3246"/><draw:equation draw:name="f12" draw:formula="2117 * ?f5 / 3246"/><draw:equation draw:name="f13" draw:formula="77 * ?f4 / 3246"/><draw:equation draw:name="f14" draw:formula="2299 * ?f5 / 3246"/><draw:equation draw:name="f15" draw:formula="147 * ?f4 / 3246"/><draw:equation draw:name="f16" draw:formula="2469 * ?f5 / 3246"/><draw:equation draw:name="f17" draw:formula="239 * ?f4 / 3246"/><draw:equation draw:name="f18" draw:formula="2628 * ?f5 / 3246"/><draw:equation draw:name="f19" draw:formula="348 * ?f4 / 3246"/><draw:equation draw:name="f20" draw:formula="2771 * ?f5 / 3246"/><draw:equation draw:name="f21" draw:formula="475 * ?f4 / 3246"/><draw:equation draw:name="f22" draw:formula="2898 * ?f5 / 3246"/><draw:equation draw:name="f23" draw:formula="618 * ?f4 / 3246"/><draw:equation draw:name="f24" draw:formula="3007 * ?f5 / 3246"/><draw:equation draw:name="f25" draw:formula="777 * ?f4 / 3246"/><draw:equation draw:name="f26" draw:formula="3099 * ?f5 / 3246"/><draw:equation draw:name="f27" draw:formula="947 * ?f4 / 3246"/><draw:equation draw:name="f28" draw:formula="3169 * ?f5 / 3246"/><draw:equation draw:name="f29" draw:formula="1129 * ?f4 / 3246"/><draw:equation draw:name="f30" draw:formula="3218 * ?f5 / 3246"/><draw:equation draw:name="f31" draw:formula="1321 * ?f4 / 3246"/><draw:equation draw:name="f32" draw:formula="3243 * ?f5 / 3246"/><draw:equation draw:name="f33" draw:formula="1521 * ?f4 / 3246"/><draw:equation draw:name="f34" draw:formula="1725 * ?f4 / 3246"/><draw:equation draw:name="f35" draw:formula="1926 * ?f4 / 3246"/><draw:equation draw:name="f36" draw:formula="2117 * ?f4 / 3246"/><draw:equation draw:name="f37" draw:formula="2299 * ?f4 / 3246"/><draw:equation draw:name="f38" draw:formula="2470 * ?f4 / 3246"/><draw:equation draw:name="f39" draw:formula="2628 * ?f4 / 3246"/><draw:equation draw:name="f40" draw:formula="2771 * ?f4 / 3246"/><draw:equation draw:name="f41" draw:formula="2898 * ?f4 / 3246"/><draw:equation draw:name="f42" draw:formula="3008 * ?f4 / 3246"/><draw:equation draw:name="f43" draw:formula="3099 * ?f4 / 3246"/><draw:equation draw:name="f44" draw:formula="3169 * ?f4 / 3246"/><draw:equation draw:name="f45" draw:formula="3218 * ?f4 / 3246"/><draw:equation draw:name="f46" draw:formula="3243 * ?f4 / 3246"/><draw:equation draw:name="f47" draw:formula="1521 * ?f5 / 3246"/><draw:equation draw:name="f48" draw:formula="1320 * ?f5 / 3246"/><draw:equation draw:name="f49" draw:formula="1129 * ?f5 / 3246"/><draw:equation draw:name="f50" draw:formula="947 * ?f5 / 3246"/><draw:equation draw:name="f51" draw:formula="776 * ?f5 / 3246"/><draw:equation draw:name="f52" draw:formula="618 * ?f5 / 3246"/><draw:equation draw:name="f53" draw:formula="475 * ?f5 / 3246"/><draw:equation draw:name="f54" draw:formula="348 * ?f5 / 3246"/><draw:equation draw:name="f55" draw:formula="238 * ?f5 / 3246"/><draw:equation draw:name="f56" draw:formula="147 * ?f5 / 3246"/><draw:equation draw:name="f57" draw:formula="77 * ?f5 / 3246"/><draw:equation draw:name="f58" draw:formula="28 * ?f5 / 3246"/><draw:equation draw:name="f59" draw:formula="3 * ?f5 / 3246"/><draw:equation draw:name="f60" draw:formula="?f8 / ?f6"/><draw:equation draw:name="f61" draw:formula="?f9 / ?f7"/><draw:equation draw:name="f62" draw:formula="?f10 / ?f6"/><draw:equation draw:name="f63" draw:formula="?f11 / ?f7"/><draw:equation draw:name="f64" draw:formula="?f12 / ?f6"/><draw:equation draw:name="f65" draw:formula="?f13 / ?f7"/><draw:equation draw:name="f66" draw:formula="?f14 / ?f6"/><draw:equation draw:name="f67" draw:formula="?f15 / ?f7"/><draw:equation draw:name="f68" draw:formula="?f16 / ?f6"/><draw:equation draw:name="f69" draw:formula="?f17 / ?f7"/><draw:equation draw:name="f70" draw:formula="?f18 / ?f6"/><draw:equation draw:name="f71" draw:formula="?f19 / ?f7"/><draw:equation draw:name="f72" draw:formula="?f20 / ?f6"/><draw:equation draw:name="f73" draw:formula="?f21 / ?f7"/><draw:equation draw:name="f74" draw:formula="?f22 / ?f6"/><draw:equation draw:name="f75" draw:formula="?f23 / ?f7"/><draw:equation draw:name="f76" draw:formula="?f24 / ?f6"/><draw:equation draw:name="f77" draw:formula="?f25 / ?f7"/><draw:equation draw:name="f78" draw:formula="?f26 / ?f6"/><draw:equation draw:name="f79" draw:formula="?f27 / ?f7"/><draw:equation draw:name="f80" draw:formula="?f28 / ?f6"/><draw:equation draw:name="f81" draw:formula="?f29 / ?f7"/><draw:equation draw:name="f82" draw:formula="?f30 / ?f6"/><draw:equation draw:name="f83" draw:formula="?f31 / ?f7"/><draw:equation draw:name="f84" draw:formula="?f32 / ?f6"/><draw:equation draw:name="f85" draw:formula="?f33 / ?f7"/><draw:equation draw:name="f86" draw:formula="?f34 / ?f7"/><draw:equation draw:name="f87" draw:formula="?f35 / ?f7"/><draw:equation draw:name="f88" draw:formula="?f36 / ?f7"/><draw:equation draw:name="f89" draw:formula="?f37 / ?f7"/><draw:equation draw:name="f90" draw:formula="?f38 / ?f7"/><draw:equation draw:name="f91" draw:formula="?f39 / ?f7"/><draw:equation draw:name="f92" draw:formula="?f40 / ?f7"/><draw:equation draw:name="f93" draw:formula="?f41 / ?f7"/><draw:equation draw:name="f94" draw:formula="?f42 / ?f7"/><draw:equation draw:name="f95" draw:formula="?f43 / ?f7"/><draw:equation draw:name="f96" draw:formula="?f44 / ?f7"/><draw:equation draw:name="f97" draw:formula="?f45 / ?f7"/><draw:equation draw:name="f98" draw:formula="?f46 / ?f7"/><draw:equation draw:name="f99" draw:formula="?f47 / ?f6"/><draw:equation draw:name="f100" draw:formula="?f48 / ?f6"/><draw:equation draw:name="f101" draw:formula="?f49 / ?f6"/><draw:equation draw:name="f102" draw:formula="?f50 / ?f6"/><draw:equation draw:name="f103" draw:formula="?f51 / ?f6"/><draw:equation draw:name="f104" draw:formula="?f52 / ?f6"/><draw:equation draw:name="f105" draw:formula="?f53 / ?f6"/><draw:equation draw:name="f106" draw:formula="?f54 / ?f6"/><draw:equation draw:name="f107" draw:formula="?f55 / ?f6"/><draw:equation draw:name="f108" draw:formula="?f56 / ?f6"/><draw:equation draw:name="f109" draw:formula="?f57 / ?f6"/><draw:equation draw:name="f110" draw:formula="?f58 / ?f6"/><draw:equation draw:name="f111" draw:formula="?f59 / ?f6"/><draw:equation draw:name="f112" draw:formula="0 / ?f6"/><draw:equation draw:name="f113" draw:formula="?f1 / ?f6"/><draw:equation draw:name="f114" draw:formula="0 / ?f7"/><draw:equation draw:name="f115" draw:formula="?f3 / ?f7"/></draw:enhanced-geometry></draw:custom-shape><draw:custom-shape svg:x="0.09825in" svg:y="0.14035in" svg:width="0.02456in" svg:height="0.02281in" draw:id="id23" draw:style-name="a23" draw:name="Symbole de l’icône Activités (1ère partie)"><svg:title/><svg:desc>Symbole de l’icône Activités (1ère partie)</svg:desc><draw:enhanced-geometry draw:type="non-primitive" svg:viewBox="0 0 261 261" draw:enhanced-path="M 130 0 L 157 3 181 10 203 22 223 38 239 58 251 80 258 104 261 131 258 157 251 181 239 204 223 223 203 239 181 251 157 259 130 261 104 259 80 251 57 239 38 223 22 204 10 181 2 157 0 131 2 104 10 80 22 58 38 38 57 22 80 10 104 3 130 0 Z N" draw:text-areas="?f76 ?f78 ?f77 ?f79" draw:glue-points="?f42 ?f43 ?f44 ?f45 ?f46 ?f47 ?f48 ?f49 ?f50 ?f51 ?f52 ?f53 ?f54 ?f55 ?f56 ?f57 ?f58 ?f59 ?f56 ?f60 ?f54 ?f61 ?f52 ?f62 ?f50 ?f63 ?f48 ?f64 ?f46 ?f65 ?f44 ?f66 ?f42 ?f67 ?f68 ?f66 ?f69 ?f65 ?f70 ?f64 ?f71 ?f63 ?f72 ?f62 ?f73 ?f61 ?f74 ?f60 ?f75 ?f59 ?f74 ?f57 ?f73 ?f55 ?f72 ?f53 ?f71 ?f51 ?f70 ?f49 ?f69 ?f47 ?f68 ?f45 ?f42 ?f43" draw:glue-point-leaving-directions="-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1"/><draw:equation draw:name="f7" draw:formula="?f4 / 261"/><draw:equation draw:name="f8" draw:formula="130 * ?f5 / 261"/><draw:equation draw:name="f9" draw:formula="0 * ?f4 / 261"/><draw:equation draw:name="f10" draw:formula="157 * ?f5 / 261"/><draw:equation draw:name="f11" draw:formula="3 * ?f4 / 261"/><draw:equation draw:name="f12" draw:formula="181 * ?f5 / 261"/><draw:equation draw:name="f13" draw:formula="10 * ?f4 / 261"/><draw:equation draw:name="f14" draw:formula="203 * ?f5 / 261"/><draw:equation draw:name="f15" draw:formula="22 * ?f4 / 261"/><draw:equation draw:name="f16" draw:formula="223 * ?f5 / 261"/><draw:equation draw:name="f17" draw:formula="38 * ?f4 / 261"/><draw:equation draw:name="f18" draw:formula="239 * ?f5 / 261"/><draw:equation draw:name="f19" draw:formula="58 * ?f4 / 261"/><draw:equation draw:name="f20" draw:formula="251 * ?f5 / 261"/><draw:equation draw:name="f21" draw:formula="80 * ?f4 / 261"/><draw:equation draw:name="f22" draw:formula="258 * ?f5 / 261"/><draw:equation draw:name="f23" draw:formula="104 * ?f4 / 261"/><draw:equation draw:name="f24" draw:formula="261 * ?f5 / 261"/><draw:equation draw:name="f25" draw:formula="131 * ?f4 / 261"/><draw:equation draw:name="f26" draw:formula="157 * ?f4 / 261"/><draw:equation draw:name="f27" draw:formula="181 * ?f4 / 261"/><draw:equation draw:name="f28" draw:formula="204 * ?f4 / 261"/><draw:equation draw:name="f29" draw:formula="223 * ?f4 / 261"/><draw:equation draw:name="f30" draw:formula="239 * ?f4 / 261"/><draw:equation draw:name="f31" draw:formula="251 * ?f4 / 261"/><draw:equation draw:name="f32" draw:formula="259 * ?f4 / 261"/><draw:equation draw:name="f33" draw:formula="261 * ?f4 / 261"/><draw:equation draw:name="f34" draw:formula="104 * ?f5 / 261"/><draw:equation draw:name="f35" draw:formula="80 * ?f5 / 261"/><draw:equation draw:name="f36" draw:formula="57 * ?f5 / 261"/><draw:equation draw:name="f37" draw:formula="38 * ?f5 / 261"/><draw:equation draw:name="f38" draw:formula="22 * ?f5 / 261"/><draw:equation draw:name="f39" draw:formula="10 * ?f5 / 261"/><draw:equation draw:name="f40" draw:formula="2 * ?f5 / 261"/><draw:equation draw:name="f41" draw:formula="0 * ?f5 / 261"/><draw:equation draw:name="f42" draw:formula="?f8 / ?f6"/><draw:equation draw:name="f43" draw:formula="?f9 / ?f7"/><draw:equation draw:name="f44" draw:formula="?f10 / ?f6"/><draw:equation draw:name="f45" draw:formula="?f11 / ?f7"/><draw:equation draw:name="f46" draw:formula="?f12 / ?f6"/><draw:equation draw:name="f47" draw:formula="?f13 / ?f7"/><draw:equation draw:name="f48" draw:formula="?f14 / ?f6"/><draw:equation draw:name="f49" draw:formula="?f15 / ?f7"/><draw:equation draw:name="f50" draw:formula="?f16 / ?f6"/><draw:equation draw:name="f51" draw:formula="?f17 / ?f7"/><draw:equation draw:name="f52" draw:formula="?f18 / ?f6"/><draw:equation draw:name="f53" draw:formula="?f19 / ?f7"/><draw:equation draw:name="f54" draw:formula="?f20 / ?f6"/><draw:equation draw:name="f55" draw:formula="?f21 / ?f7"/><draw:equation draw:name="f56" draw:formula="?f22 / ?f6"/><draw:equation draw:name="f57" draw:formula="?f23 / ?f7"/><draw:equation draw:name="f58" draw:formula="?f24 / ?f6"/><draw:equation draw:name="f59" draw:formula="?f25 / ?f7"/><draw:equation draw:name="f60" draw:formula="?f26 / ?f7"/><draw:equation draw:name="f61" draw:formula="?f27 / ?f7"/><draw:equation draw:name="f62" draw:formula="?f28 / ?f7"/><draw:equation draw:name="f63" draw:formula="?f29 / ?f7"/><draw:equation draw:name="f64" draw:formula="?f30 / ?f7"/><draw:equation draw:name="f65" draw:formula="?f31 / ?f7"/><draw:equation draw:name="f66" draw:formula="?f32 / ?f7"/><draw:equation draw:name="f67" draw:formula="?f33 / ?f7"/><draw:equation draw:name="f68" draw:formula="?f34 / ?f6"/><draw:equation draw:name="f69" draw:formula="?f35 / ?f6"/><draw:equation draw:name="f70" draw:formula="?f36 / ?f6"/><draw:equation draw:name="f71" draw:formula="?f37 / ?f6"/><draw:equation draw:name="f72" draw:formula="?f38 / ?f6"/><draw:equation draw:name="f73" draw:formula="?f39 / ?f6"/><draw:equation draw:name="f74" draw:formula="?f40 / ?f6"/><draw:equation draw:name="f75" draw:formula="?f41 / ?f6"/><draw:equation draw:name="f76" draw:formula="0 / ?f6"/><draw:equation draw:name="f77" draw:formula="?f1 / ?f6"/><draw:equation draw:name="f78" draw:formula="0 / ?f7"/><draw:equation draw:name="f79" draw:formula="?f3 / ?f7"/></draw:enhanced-geometry></draw:custom-shape><draw:custom-shape svg:x="0.14035in" svg:y="0.14035in" svg:width="0.02456in" svg:height="0.02281in" draw:id="id24" draw:style-name="a24" draw:name="Symbole de l’icône Activités (2ème partie)"><svg:title/><svg:desc>Symbole de l’icône Activités (2ème partie)</svg:desc><draw:enhanced-geometry draw:type="non-primitive" svg:viewBox="0 0 262 261" draw:enhanced-path="M 131 0 L 157 3 182 10 204 22 223 38 239 58 251 80 259 104 262 131 259 157 251 181 239 204 223 223 204 239 182 251 157 259 131 261 105 259 80 251 58 239 39 223 23 204 11 181 3 157 0 131 3 104 11 80 23 58 39 38 58 22 80 10 105 3 131 0 Z N" draw:text-areas="?f76 ?f78 ?f77 ?f79" draw:glue-points="?f42 ?f43 ?f44 ?f45 ?f46 ?f47 ?f48 ?f49 ?f50 ?f51 ?f52 ?f53 ?f54 ?f55 ?f56 ?f57 ?f58 ?f59 ?f56 ?f60 ?f54 ?f61 ?f52 ?f62 ?f50 ?f63 ?f48 ?f64 ?f46 ?f65 ?f44 ?f66 ?f42 ?f67 ?f68 ?f66 ?f69 ?f65 ?f70 ?f64 ?f71 ?f63 ?f72 ?f62 ?f73 ?f61 ?f74 ?f60 ?f75 ?f59 ?f74 ?f57 ?f73 ?f55 ?f72 ?f53 ?f71 ?f51 ?f70 ?f49 ?f69 ?f47 ?f68 ?f45 ?f42 ?f43" draw:glue-point-leaving-directions="-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2"/><draw:equation draw:name="f7" draw:formula="?f4 / 261"/><draw:equation draw:name="f8" draw:formula="131 * ?f5 / 262"/><draw:equation draw:name="f9" draw:formula="0 * ?f4 / 261"/><draw:equation draw:name="f10" draw:formula="157 * ?f5 / 262"/><draw:equation draw:name="f11" draw:formula="3 * ?f4 / 261"/><draw:equation draw:name="f12" draw:formula="182 * ?f5 / 262"/><draw:equation draw:name="f13" draw:formula="10 * ?f4 / 261"/><draw:equation draw:name="f14" draw:formula="204 * ?f5 / 262"/><draw:equation draw:name="f15" draw:formula="22 * ?f4 / 261"/><draw:equation draw:name="f16" draw:formula="223 * ?f5 / 262"/><draw:equation draw:name="f17" draw:formula="38 * ?f4 / 261"/><draw:equation draw:name="f18" draw:formula="239 * ?f5 / 262"/><draw:equation draw:name="f19" draw:formula="58 * ?f4 / 261"/><draw:equation draw:name="f20" draw:formula="251 * ?f5 / 262"/><draw:equation draw:name="f21" draw:formula="80 * ?f4 / 261"/><draw:equation draw:name="f22" draw:formula="259 * ?f5 / 262"/><draw:equation draw:name="f23" draw:formula="104 * ?f4 / 261"/><draw:equation draw:name="f24" draw:formula="262 * ?f5 / 262"/><draw:equation draw:name="f25" draw:formula="131 * ?f4 / 261"/><draw:equation draw:name="f26" draw:formula="157 * ?f4 / 261"/><draw:equation draw:name="f27" draw:formula="181 * ?f4 / 261"/><draw:equation draw:name="f28" draw:formula="204 * ?f4 / 261"/><draw:equation draw:name="f29" draw:formula="223 * ?f4 / 261"/><draw:equation draw:name="f30" draw:formula="239 * ?f4 / 261"/><draw:equation draw:name="f31" draw:formula="251 * ?f4 / 261"/><draw:equation draw:name="f32" draw:formula="259 * ?f4 / 261"/><draw:equation draw:name="f33" draw:formula="261 * ?f4 / 261"/><draw:equation draw:name="f34" draw:formula="105 * ?f5 / 262"/><draw:equation draw:name="f35" draw:formula="80 * ?f5 / 262"/><draw:equation draw:name="f36" draw:formula="58 * ?f5 / 262"/><draw:equation draw:name="f37" draw:formula="39 * ?f5 / 262"/><draw:equation draw:name="f38" draw:formula="23 * ?f5 / 262"/><draw:equation draw:name="f39" draw:formula="11 * ?f5 / 262"/><draw:equation draw:name="f40" draw:formula="3 * ?f5 / 262"/><draw:equation draw:name="f41" draw:formula="0 * ?f5 / 262"/><draw:equation draw:name="f42" draw:formula="?f8 / ?f6"/><draw:equation draw:name="f43" draw:formula="?f9 / ?f7"/><draw:equation draw:name="f44" draw:formula="?f10 / ?f6"/><draw:equation draw:name="f45" draw:formula="?f11 / ?f7"/><draw:equation draw:name="f46" draw:formula="?f12 / ?f6"/><draw:equation draw:name="f47" draw:formula="?f13 / ?f7"/><draw:equation draw:name="f48" draw:formula="?f14 / ?f6"/><draw:equation draw:name="f49" draw:formula="?f15 / ?f7"/><draw:equation draw:name="f50" draw:formula="?f16 / ?f6"/><draw:equation draw:name="f51" draw:formula="?f17 / ?f7"/><draw:equation draw:name="f52" draw:formula="?f18 / ?f6"/><draw:equation draw:name="f53" draw:formula="?f19 / ?f7"/><draw:equation draw:name="f54" draw:formula="?f20 / ?f6"/><draw:equation draw:name="f55" draw:formula="?f21 / ?f7"/><draw:equation draw:name="f56" draw:formula="?f22 / ?f6"/><draw:equation draw:name="f57" draw:formula="?f23 / ?f7"/><draw:equation draw:name="f58" draw:formula="?f24 / ?f6"/><draw:equation draw:name="f59" draw:formula="?f25 / ?f7"/><draw:equation draw:name="f60" draw:formula="?f26 / ?f7"/><draw:equation draw:name="f61" draw:formula="?f27 / ?f7"/><draw:equation draw:name="f62" draw:formula="?f28 / ?f7"/><draw:equation draw:name="f63" draw:formula="?f29 / ?f7"/><draw:equation draw:name="f64" draw:formula="?f30 / ?f7"/><draw:equation draw:name="f65" draw:formula="?f31 / ?f7"/><draw:equation draw:name="f66" draw:formula="?f32 / ?f7"/><draw:equation draw:name="f67" draw:formula="?f33 / ?f7"/><draw:equation draw:name="f68" draw:formula="?f34 / ?f6"/><draw:equation draw:name="f69" draw:formula="?f35 / ?f6"/><draw:equation draw:name="f70" draw:formula="?f36 / ?f6"/><draw:equation draw:name="f71" draw:formula="?f37 / ?f6"/><draw:equation draw:name="f72" draw:formula="?f38 / ?f6"/><draw:equation draw:name="f73" draw:formula="?f39 / ?f6"/><draw:equation draw:name="f74" draw:formula="?f40 / ?f6"/><draw:equation draw:name="f75" draw:formula="?f41 / ?f6"/><draw:equation draw:name="f76" draw:formula="0 / ?f6"/><draw:equation draw:name="f77" draw:formula="?f1 / ?f6"/><draw:equation draw:name="f78" draw:formula="0 / ?f7"/><draw:equation draw:name="f79" draw:formula="?f3 / ?f7"/></draw:enhanced-geometry></draw:custom-shape><draw:custom-shape svg:x="0.18421in" svg:y="0.14035in" svg:width="0.02456in" svg:height="0.02281in" draw:id="id25" draw:style-name="a25" draw:name="Symbole de l’icône Activités (3ème partie)"><svg:title/><svg:desc>Symbole de l’icône Activités (3ème partie)</svg:desc><draw:enhanced-geometry draw:type="non-primitive" svg:viewBox="0 0 261 261" draw:enhanced-path="M 130 0 L 157 3 181 10 204 22 223 38 239 58 251 80 258 104 261 131 258 157 251 181 239 204 223 223 204 239 181 251 157 259 130 261 104 259 80 251 58 239 38 223 22 204 10 181 3 157 0 131 3 104 10 80 22 58 38 38 58 22 80 10 104 3 130 0 Z N" draw:text-areas="?f76 ?f78 ?f77 ?f79" draw:glue-points="?f42 ?f43 ?f44 ?f45 ?f46 ?f47 ?f48 ?f49 ?f50 ?f51 ?f52 ?f53 ?f54 ?f55 ?f56 ?f57 ?f58 ?f59 ?f56 ?f60 ?f54 ?f61 ?f52 ?f62 ?f50 ?f63 ?f48 ?f64 ?f46 ?f65 ?f44 ?f66 ?f42 ?f67 ?f68 ?f66 ?f69 ?f65 ?f70 ?f64 ?f71 ?f63 ?f72 ?f62 ?f73 ?f61 ?f74 ?f60 ?f75 ?f59 ?f74 ?f57 ?f73 ?f55 ?f72 ?f53 ?f71 ?f51 ?f70 ?f49 ?f69 ?f47 ?f68 ?f45 ?f42 ?f43" draw:glue-point-leaving-directions="-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1"/><draw:equation draw:name="f7" draw:formula="?f4 / 261"/><draw:equation draw:name="f8" draw:formula="130 * ?f5 / 261"/><draw:equation draw:name="f9" draw:formula="0 * ?f4 / 261"/><draw:equation draw:name="f10" draw:formula="157 * ?f5 / 261"/><draw:equation draw:name="f11" draw:formula="3 * ?f4 / 261"/><draw:equation draw:name="f12" draw:formula="181 * ?f5 / 261"/><draw:equation draw:name="f13" draw:formula="10 * ?f4 / 261"/><draw:equation draw:name="f14" draw:formula="204 * ?f5 / 261"/><draw:equation draw:name="f15" draw:formula="22 * ?f4 / 261"/><draw:equation draw:name="f16" draw:formula="223 * ?f5 / 261"/><draw:equation draw:name="f17" draw:formula="38 * ?f4 / 261"/><draw:equation draw:name="f18" draw:formula="239 * ?f5 / 261"/><draw:equation draw:name="f19" draw:formula="58 * ?f4 / 261"/><draw:equation draw:name="f20" draw:formula="251 * ?f5 / 261"/><draw:equation draw:name="f21" draw:formula="80 * ?f4 / 261"/><draw:equation draw:name="f22" draw:formula="258 * ?f5 / 261"/><draw:equation draw:name="f23" draw:formula="104 * ?f4 / 261"/><draw:equation draw:name="f24" draw:formula="261 * ?f5 / 261"/><draw:equation draw:name="f25" draw:formula="131 * ?f4 / 261"/><draw:equation draw:name="f26" draw:formula="157 * ?f4 / 261"/><draw:equation draw:name="f27" draw:formula="181 * ?f4 / 261"/><draw:equation draw:name="f28" draw:formula="204 * ?f4 / 261"/><draw:equation draw:name="f29" draw:formula="223 * ?f4 / 261"/><draw:equation draw:name="f30" draw:formula="239 * ?f4 / 261"/><draw:equation draw:name="f31" draw:formula="251 * ?f4 / 261"/><draw:equation draw:name="f32" draw:formula="259 * ?f4 / 261"/><draw:equation draw:name="f33" draw:formula="261 * ?f4 / 261"/><draw:equation draw:name="f34" draw:formula="104 * ?f5 / 261"/><draw:equation draw:name="f35" draw:formula="80 * ?f5 / 261"/><draw:equation draw:name="f36" draw:formula="58 * ?f5 / 261"/><draw:equation draw:name="f37" draw:formula="38 * ?f5 / 261"/><draw:equation draw:name="f38" draw:formula="22 * ?f5 / 261"/><draw:equation draw:name="f39" draw:formula="10 * ?f5 / 261"/><draw:equation draw:name="f40" draw:formula="3 * ?f5 / 261"/><draw:equation draw:name="f41" draw:formula="0 * ?f5 / 261"/><draw:equation draw:name="f42" draw:formula="?f8 / ?f6"/><draw:equation draw:name="f43" draw:formula="?f9 / ?f7"/><draw:equation draw:name="f44" draw:formula="?f10 / ?f6"/><draw:equation draw:name="f45" draw:formula="?f11 / ?f7"/><draw:equation draw:name="f46" draw:formula="?f12 / ?f6"/><draw:equation draw:name="f47" draw:formula="?f13 / ?f7"/><draw:equation draw:name="f48" draw:formula="?f14 / ?f6"/><draw:equation draw:name="f49" draw:formula="?f15 / ?f7"/><draw:equation draw:name="f50" draw:formula="?f16 / ?f6"/><draw:equation draw:name="f51" draw:formula="?f17 / ?f7"/><draw:equation draw:name="f52" draw:formula="?f18 / ?f6"/><draw:equation draw:name="f53" draw:formula="?f19 / ?f7"/><draw:equation draw:name="f54" draw:formula="?f20 / ?f6"/><draw:equation draw:name="f55" draw:formula="?f21 / ?f7"/><draw:equation draw:name="f56" draw:formula="?f22 / ?f6"/><draw:equation draw:name="f57" draw:formula="?f23 / ?f7"/><draw:equation draw:name="f58" draw:formula="?f24 / ?f6"/><draw:equation draw:name="f59" draw:formula="?f25 / ?f7"/><draw:equation draw:name="f60" draw:formula="?f26 / ?f7"/><draw:equation draw:name="f61" draw:formula="?f27 / ?f7"/><draw:equation draw:name="f62" draw:formula="?f28 / ?f7"/><draw:equation draw:name="f63" draw:formula="?f29 / ?f7"/><draw:equation draw:name="f64" draw:formula="?f30 / ?f7"/><draw:equation draw:name="f65" draw:formula="?f31 / ?f7"/><draw:equation draw:name="f66" draw:formula="?f32 / ?f7"/><draw:equation draw:name="f67" draw:formula="?f33 / ?f7"/><draw:equation draw:name="f68" draw:formula="?f34 / ?f6"/><draw:equation draw:name="f69" draw:formula="?f35 / ?f6"/><draw:equation draw:name="f70" draw:formula="?f36 / ?f6"/><draw:equation draw:name="f71" draw:formula="?f37 / ?f6"/><draw:equation draw:name="f72" draw:formula="?f38 / ?f6"/><draw:equation draw:name="f73" draw:formula="?f39 / ?f6"/><draw:equation draw:name="f74" draw:formula="?f40 / ?f6"/><draw:equation draw:name="f75" draw:formula="?f41 / ?f6"/><draw:equation draw:name="f76" draw:formula="0 / ?f6"/><draw:equation draw:name="f77" draw:formula="?f1 / ?f6"/><draw:equation draw:name="f78" draw:formula="0 / ?f7"/><draw:equation draw:name="f79" draw:formula="?f3 / ?f7"/></draw:enhanced-geometry></draw:custom-shape></draw:g></text:span></text:p>
          </table:table-cell>
          <table:table-cell table:style-name="TableCell76">
            <text:h text:style-name="Titre1" text:outline-level="1">centre d’intéret</text:h>
          </table:table-cell>
        </table:table-row>
      </table:table>
      <text:p text:style-name="Normal">Cinéma-sport-informatique-électroniq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ckwell" svg:font-family="Rockwell" style:font-family-generic="roman" style:font-pitch="variable" svg:panose-1="2 6 6 3 2 2 5 2 4 3"/>
    <style:font-face style:name="Corbel" svg:font-family="Corbel" style:font-family-generic="swiss" style:font-pitch="variable" svg:panose-1="2 11 5 3 2 2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555in" fo:line-height="100%" fo:background-color="transparent" style:tab-stop-distance="0.5in">
        <style:background-fill draw:fill="solid"/>
      </style:paragraph-properties>
      <style:text-properties style:font-name="Calibri Light" style:font-name-asian="Calibri Ligh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C4C4C"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keep-together="always" style:contextual-spacing="true" fo:margin-top="0.1666in" fo:margin-bottom="0.0277in"/>
      <style:text-properties style:font-name="Calibri" style:font-name-asian="Times New Roman" style:font-name-complex="Times New Roman" fo:font-weight="bold" style:font-weight-asian="bold" fo:text-transform="uppercase" fo:color="#111111" fo:font-size="16pt" style:font-size-asian="16pt" style:font-size-complex="16pt" fo:hyphenate="false"/>
    </style:style>
    <style:style style:name="Titre2" style:display-name="Titre 2" style:family="paragraph" style:parent-style-name="Normal" style:default-outline-level="2">
      <style:paragraph-properties fo:keep-with-next="always" fo:keep-together="always" fo:margin-bottom="0in"/>
      <style:text-properties style:font-name="Calibri" style:font-name-asian="Times New Roman" style:font-name-complex="Times New Roman" fo:font-weight="bold" style:font-weight-asian="bold" fo:color="#77448B" fo:font-size="13pt" style:font-size-asian="13pt" style:font-size-complex="13pt" fo:hyphenate="false"/>
    </style:style>
    <style:style style:name="Titre3" style:display-name="Titre 3" style:family="paragraph" style:parent-style-name="Normal" style:default-outline-level="3">
      <style:paragraph-properties fo:keep-with-next="always" fo:keep-together="always" fo:margin-bottom="0in"/>
      <style:text-properties style:font-name="Calibri" style:font-name-asian="Times New Roman" style:font-name-complex="Times New Roman" fo:text-transform="uppercase"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style:font-name-asian="Times New Roman" style:font-name-complex="Times New Roman" fo:font-style="italic" style:font-style-asian="italic" style:font-style-complex="italic" fo:color="#593368"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style:font-name-asian="Times New Roman" style:font-name-complex="Times New Roman" fo:color="#593368"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style:font-name-asian="Times New Roman" style:font-name-complex="Times New Roman"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style:font-name-asian="Times New Roman"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extedemacro" style:display-name="Texte de macro" style:family="paragraph">
      <style:paragraph-properties fo:margin-top="0.0555in"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weight="bold" style:font-weight-asian="bold" fo:color="#3B2245" style:font-size-complex="10pt" fo:hyphenate="false"/>
    </style:style>
    <style:style style:name="TextedemacroCar" style:display-name="Texte de macro Car" style:family="text" style:parent-style-name="Policepardéfaut">
      <style:text-properties style:font-name="Consolas" fo:font-weight="bold" style:font-weight-asian="bold" fo:color="#3B2245" style:font-size-complex="10pt"/>
    </style:style>
    <style:style style:name="Textedelespaceréservé" style:display-name="Texte de l'espace réservé" style:family="text" style:parent-style-name="Policepardéfaut">
      <style:text-properties fo:color="#808080"/>
    </style:style>
    <style:style style:name="Titre" style:display-name="Titre" style:family="paragraph" style:parent-style-name="Normal">
      <style:paragraph-properties style:contextual-spacing="true" fo:margin-bottom="0in"/>
      <style:text-properties style:font-name-asian="Times New Roman" style:font-name-complex="Times New Roman" fo:text-transform="uppercase" fo:color="#111111" style:letter-kerning="true" fo:font-size="33pt" style:font-size-asian="33pt" style:font-size-complex="28pt" fo:hyphenate="false"/>
    </style:style>
    <style:style style:name="TitreCar" style:display-name="Titre Car" style:family="text" style:parent-style-name="Policepardéfaut">
      <style:text-properties style:font-name-asian="Times New Roman" style:font-name-complex="Times New Roman" fo:text-transform="uppercase" fo:color="#111111" style:letter-kerning="true" fo:font-size="33pt" style:font-size-asian="33pt" style:font-size-complex="28pt"/>
    </style:style>
    <style:style style:name="Textedebulles" style:display-name="Texte de bulles" style:family="paragraph" style:parent-style-name="Normal">
      <style:paragraph-properties fo:margin-bottom="0in"/>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En-tête" style:display-name="En-tête" style:family="paragraph" style:parent-style-name="Normal">
      <style:paragraph-properties fo:margin-bottom="0in"/>
      <style:text-properties fo:hyphenate="false"/>
    </style:style>
    <style:style style:name="Coordonnées" style:display-name="Coordonnées" style:family="paragraph" style:parent-style-name="Normal">
      <style:paragraph-properties fo:text-align="end" fo:margin-top="0.0277in" fo:margin-bottom="0in"/>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ext-properties fo:hyphenate="false"/>
    </style:style>
    <style:style style:name="PieddepageCar" style:display-name="Pied de page Car" style:family="text" style:parent-style-name="Policepardéfaut"/>
    <style:style style:name="Titre2Car" style:display-name="Titre 2 Car" style:family="text" style:parent-style-name="Policepardéfaut">
      <style:text-properties style:font-name="Calibri" style:font-name-asian="Times New Roman" style:font-name-complex="Times New Roman" fo:font-weight="bold" style:font-weight-asian="bold" fo:color="#77448B" fo:font-size="13pt" style:font-size-asian="13pt" style:font-size-complex="13pt"/>
    </style:style>
    <style:style style:name="Titre1Car" style:display-name="Titre 1 Car" style:family="text" style:parent-style-name="Policepardéfaut">
      <style:text-properties style:font-name="Calibri" style:font-name-asian="Times New Roman" style:font-name-complex="Times New Roman" fo:font-weight="bold" style:font-weight-asian="bold" fo:text-transform="uppercase" fo:color="#111111" fo:font-size="16pt" style:font-size-asian="16pt" style:font-size-complex="16pt"/>
    </style:style>
    <style:style style:name="Titre3Car" style:display-name="Titre 3 Car" style:family="text" style:parent-style-name="Policepardéfaut">
      <style:text-properties style:font-name="Calibri" style:font-name-asian="Times New Roman" style:font-name-complex="Times New Roman" fo:text-transform="uppercase" fo:font-size="12pt" style:font-size-asian="12pt" style:font-size-complex="12pt"/>
    </style:style>
    <style:style style:name="Listeànuméros" style:display-name="Liste à numéros" style:family="paragraph" style:parent-style-name="Normal" style:list-style-name="LFO15">
      <style:paragraph-properties style:contextual-spacing="true" fo:line-height="107%"/>
      <style:text-properties fo:hyphenate="false"/>
    </style:style>
    <style:style style:name="Listeàpuces" style:display-name="Liste à puces" style:family="paragraph" style:parent-style-name="Normal" style:list-style-name="LFO14">
      <style:paragraph-properties style:contextual-spacing="true" fo:line-height="107%"/>
      <style:text-properties fo:hyphenate="false"/>
    </style:style>
    <style:style style:name="Accentuation" style:display-name="Accentuation" style:family="text" style:parent-style-name="Policepardéfaut">
      <style:text-properties fo:font-weight="normal" style:font-weight-asian="normal" style:font-style-complex="italic" fo:color="#4C4C4C" fo:font-size="13pt" style:font-size-asian="13pt"/>
    </style:style>
    <style:style style:name="Sous-titre" style:display-name="Sous-titre" style:family="paragraph" style:parent-style-name="Normal">
      <style:paragraph-properties style:contextual-spacing="true" fo:margin-bottom="0in"/>
      <style:text-properties style:font-name="Calibri" style:font-name-asian="Times New Roman" fo:font-weight="bold" style:font-weight-asian="bold" fo:text-transform="uppercase" fo:color="#111111" fo:font-size="33pt" style:font-size-asian="33pt" fo:hyphenate="false"/>
    </style:style>
    <style:style style:name="Sous-titreCar" style:display-name="Sous-titre Car" style:family="text" style:parent-style-name="Policepardéfaut">
      <style:text-properties style:font-name="Calibri" style:font-name-asian="Times New Roman" fo:font-weight="bold" style:font-weight-asian="bold" fo:text-transform="uppercase" fo:color="#111111" fo:font-size="33pt" style:font-size-asian="33pt"/>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normal"/>
    </style:style>
    <style:style style:name="Référenceintense" style:display-name="Référence intense" style:family="text" style:parent-style-name="Policepardéfaut">
      <style:text-properties fo:font-weight="bold" style:font-weight-asian="bold" style:font-weight-complex="bold" fo:text-transform="none" fo:font-variant="small-caps" fo:color="#77448B" fo:letter-spacing="normal"/>
    </style:style>
    <style:style style:name="Citationintense" style:display-name="Citation intense" style:family="paragraph" style:parent-style-name="Normal" style:next-style-name="Normal">
      <style:paragraph-properties fo:border-top="0.0069in solid #77448B" fo:border-left="none" fo:border-bottom="0.0069in solid #77448B" fo:border-right="none" fo:padding-top="0.1388in" fo:padding-left="0in" fo:padding-bottom="0.1388in" fo:padding-right="0in" style:shadow="none" fo:text-align="center" fo:margin-top="0.25in" fo:margin-bottom="0.25in"/>
      <style:text-properties fo:font-style="italic" style:font-style-asian="italic" style:font-style-complex="italic" fo:color="#77448B" fo:hyphenate="false"/>
    </style:style>
    <style:style style:name="CitationintenseCar" style:display-name="Citation intense Car" style:family="text" style:parent-style-name="Policepardéfaut">
      <style:text-properties fo:font-style="italic" style:font-style-asian="italic" style:font-style-complex="italic" fo:color="#77448B"/>
    </style:style>
    <style:style style:name="Citation" style:display-name="Citation" style:family="paragraph" style:parent-style-name="Normal" style:next-style-name="Normal">
      <style:paragraph-properties fo:text-align="center" fo:margin-top="0.1388in" fo:margin-bottom="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En-têtedetabledesmatières" style:display-name="En-tête de table des matières" style:family="paragraph" style:parent-style-name="Titre1" style:next-style-name="Normal">
      <style:paragraph-properties style:contextual-spacing="false"/>
      <style:text-properties fo:hyphenate="false"/>
    </style:style>
    <style:style style:name="Titre8Car" style:display-name="Titre 8 Car" style:family="text" style:parent-style-name="Policepardéfaut">
      <style:text-properties style:font-name="Calibri" style:font-name-asian="Times New Roman" style:font-name-complex="Times New Roman" fo:color="#272727" style:font-size-complex="10.5pt"/>
    </style:style>
    <style:style style:name="Titre9Car" style:display-name="Titre 9 Car" style:family="text" style:parent-style-name="Policepardéfaut">
      <style:text-properties style:font-name="Calibri" style:font-name-asian="Times New Roman" style:font-name-complex="Times New Roman" fo:font-style="italic" style:font-style-asian="italic" style:font-style-complex="italic" fo:color="#272727" style:font-size-complex="10.5pt"/>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111111" style:font-size-complex="9pt"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 style:display-name="Commentaire" style:family="paragraph" style:parent-style-name="Normal">
      <style:text-properties style:font-size-complex="10pt" fo:hyphenate="false"/>
    </style:style>
    <style:style style:name="CommentaireCar" style:display-name="Commentaire Car" style:family="text" style:parent-style-name="Policepardéfaut">
      <style:text-properties style:font-size-complex="10pt"/>
    </style:style>
    <style:style style:name="Explorateurdedocuments" style:display-name="Explorateur de documents" style:family="paragraph" style:parent-style-name="Normal">
      <style:paragraph-properties fo:margin-bottom="0in"/>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paragraph-properties fo:margin-bottom="0in"/>
      <style:text-properties style:font-size-complex="10pt" fo:hyphenate="false"/>
    </style:style>
    <style:style style:name="NotedefinCar" style:display-name="Note de fin Car" style:family="text" style:parent-style-name="Policepardéfaut">
      <style:text-properties style:font-size-complex="10pt"/>
    </style:style>
    <style:style style:name="Adresseexpéditeur" style:display-name="Adresse expéditeur" style:family="paragraph" style:parent-style-name="Normal">
      <style:paragraph-properties fo:margin-bottom="0in"/>
      <style:text-properties style:font-name="Calibri" style:font-name-asian="Times New Roman" style:font-name-complex="Times New Roman" style:font-size-complex="10pt" fo:hyphenate="false"/>
    </style:style>
    <style:style style:name="Notedebasdepage" style:display-name="Note de bas de page" style:family="paragraph" style:parent-style-name="Normal">
      <style:paragraph-properties fo:margin-bottom="0in"/>
      <style:text-properties style:font-size-complex="10pt" fo:hyphenate="false"/>
    </style:style>
    <style:style style:name="NotedebasdepageCar" style:display-name="Note de bas de page Car" style:family="text" style:parent-style-name="Policepardéfaut">
      <style:text-properties style:font-size-complex="10pt"/>
    </style:style>
    <style:style style:name="ClavierHTML" style:display-name="Clavier HTML" style:family="text" style:parent-style-name="Policepardéfaut">
      <style:text-properties style:font-name="Consolas" fo:font-size="11pt" style:font-size-asian="11pt" style:font-size-complex="10pt"/>
    </style:style>
    <style:style style:name="CodeHTML" style:display-name="Code HTML" style:family="text" style:parent-style-name="Policepardéfaut">
      <style:text-properties style:font-name="Consolas" fo:font-size="11pt" style:font-size-asian="11pt" style:font-size-complex="10pt"/>
    </style:style>
    <style:style style:name="PréformatéHTML" style:display-name="Préformaté HTML" style:family="paragraph" style:parent-style-name="Normal">
      <style:paragraph-properties fo:margin-bottom="0in"/>
      <style:text-properties style:font-name="Consolas" style:font-size-complex="10pt" fo:hyphenate="false"/>
    </style:style>
    <style:style style:name="PréformatéHTMLCar" style:display-name="Préformaté HTML Car" style:family="text" style:parent-style-name="Policepardéfaut">
      <style:text-properties style:font-name="Consolas" style:font-size-complex="10pt"/>
    </style:style>
    <style:style style:name="MachineàécrireHTML" style:display-name="Machine à écrire HTML" style:family="text" style:parent-style-name="Policepardéfaut">
      <style:text-properties style:font-name="Consolas" fo:font-size="11pt" style:font-size-asian="11pt" style:font-size-complex="10pt"/>
    </style:style>
    <style:style style:name="Textebrut" style:display-name="Texte brut" style:family="paragraph" style:parent-style-name="Normal">
      <style:paragraph-properties fo:margin-bottom="0in"/>
      <style:text-properties style:font-name="Consolas" style:font-size-complex="10.5pt" fo:hyphenate="false"/>
    </style:style>
    <style:style style:name="TextebrutCar" style:display-name="Texte brut Car" style:family="text" style:parent-style-name="Policepardéfaut">
      <style:text-properties style:font-name="Consolas" style:font-size-complex="10.5pt"/>
    </style:style>
    <style:style style:name="Icônes" style:display-name="Icônes" style:family="paragraph" style:parent-style-name="Normal">
      <style:paragraph-properties fo:text-align="center" fo:margin-bottom="0.0138in"/>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Titre4Car" style:display-name="Titre 4 Car" style:family="text" style:parent-style-name="Policepardéfaut">
      <style:text-properties style:font-name="Calibri" style:font-name-asian="Times New Roman" style:font-name-complex="Times New Roman" fo:font-style="italic" style:font-style-asian="italic" style:font-style-complex="italic" fo:color="#593368"/>
    </style:style>
    <style:style style:name="Titre5Car" style:display-name="Titre 5 Car" style:family="text" style:parent-style-name="Policepardéfaut">
      <style:text-properties style:font-name="Calibri" style:font-name-asian="Times New Roman" style:font-name-complex="Times New Roman" fo:color="#593368"/>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8" style:num-format=""/>
      <text:outline-level-style text:level="9" style:num-format=""/>
    </text:outline-style>
    <style:style style:name="WW_CharLFO1LVL1" style:family="text">
      <style:text-properties style:font-name="Symbol" fo:color="#77448B"/>
    </style:style>
    <style:style style:name="WW_CharLFO3LVL1" style:family="text">
      <style:text-properties style:font-name="Symbol" fo:color="#77448B"/>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color="#77448B"/>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fo:color="#77448B"/>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4LVL1" style:family="text">
      <style:text-properties style:font-name="Symbol" fo:color="#77448B"/>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4LVL8"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style>
    <style:style style:name="WW_CharLFO15LVL1" style:family="text">
      <style:text-properties fo:color="#77448B"/>
    </style:style>
    <text:list-style style:name="LFO15">
      <text:list-level-style-number text:level="1" text:style-name="WW_CharLFO15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default-page-layout>
      <style:page-layout-properties style:layout-grid-standard-mode="true"/>
    </style:default-page-layout>
    <style:default-style style:family="graphic">
      <style:graphic-properties draw:fill="solid" draw:fill-color="#77448b" draw:opacity="100%" draw:stroke="none"/>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2">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3">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number:num-list-format style:name="NLF0">
      <number:num-list-label text:level="1"/>
      <number:text>%1%.</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in" fo:margin-left="1.5in" fo:margin-bottom="0.45in" fo:margin-right="1in" style:num-format="1" style:writing-mode="lr-tb">
        <style:footnote-sep style:width="0.007in" style:rel-width="33%" style:color="#4C4C4C" style:line-style="solid" style:adjustment="left"/>
      </style:page-layout-properties>
      <style:header-style>
        <style:header-footer-properties style:dynamic-spacing="true" fo:min-height="0.2in"/>
      </style:header-style>
      <style:footer-style>
        <style:header-footer-properties style:dynamic-spacing="true" fo:min-height="0.3in"/>
      </style:footer-style>
    </style:page-layout>
    <style:style style:name="T7" style:parent-style-name="Policepardéfaut" style:family="text">
      <style:text-properties style:language-complex="fr" style:country-complex="FR"/>
    </style:style>
    <style:style style:name="T8" style:parent-style-name="Policepardéfaut" style:family="text">
      <style:text-properties style:language-complex="fr" style:country-complex="FR"/>
    </style:style>
    <style:style style:family="graphic" style:name="a0">
      <style:graphic-properties style:wrap="run-through" style:run-through="background" draw:fill="solid" draw:fill-color="#f7f7f7" draw:opacity="100%" draw:stroke="none" style:horizontal-rel="page" style:vertical-rel="page" style:horizontal-pos="right" style:vertical-pos="top" draw:decorative="true"/>
    </style:style>
  </office:automatic-styles>
  <office:master-styles>
    <style:master-page style:name="MPF0" style:page-layout-name="PL0">
      <style:footer>
        <text:p text:style-name="Pieddepage"><text:span text:style-name="T7"><text:page-number text:fixed="false">2</text:page-number></text:span></text:p>
      </style:footer>
      <style:header>
        <text:p/>
      </style:header>
      <style:header-first>
        <text:p text:style-name="En-tête"><text:span text:style-name="T8"><draw:custom-shape svg:x="0in" svg:y="0in" svg:width="8.5in" svg:height="2.1875in" draw:z-index="251661312" draw:id="id0" draw:style-name="a0" draw:name="Rectangle 1" text:anchor-type="paragraph"><svg:title/><svg:desc/><draw:enhanced-geometry draw:type="non-primitive" svg:viewBox="0 0 21600 21600" draw:enhanced-path="M 0 0 L 21600 0 21600 21600 0 21600 Z N"/></draw:custom-shape></text:span></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keyword>www.linkedin.com/in/mathis-breugnot-29999a327</meta:keyword>
    <meta:initial-creator>mathis</meta:initial-creator>
    <dc:creator>Mathis Breugnot</dc:creator>
    <meta:creation-date>2024-09-12T19:55:00Z</meta:creation-date>
    <dc:date>2024-09-12T20:51:00Z</dc:date>
    <meta:template xlink:href="C.V.%20étudiant%20(conception%20moderne)" xlink:type="simple"/>
    <meta:editing-cycles>1</meta:editing-cycles>
    <meta:editing-duration>PT3120S</meta:editing-duration>
    <meta:user-defined meta:name="ContentTypeId">0x01010079F111ED35F8CC479449609E8A0923A6</meta:user-defined>
    <meta:document-statistic meta:page-count="1" meta:paragraph-count="2" meta:word-count="164" meta:character-count="1064" meta:row-count="7" meta:non-whitespace-character-count="902"/>
  </office:meta>
</office:document-meta>
</file>